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3.798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3.6563in"/>
    </style:style>
    <style:style style:name="co6" style:family="table-column">
      <style:table-column-properties fo:break-before="auto" style:column-width="0.5138in"/>
    </style:style>
    <style:style style:name="co7" style:family="table-column">
      <style:table-column-properties fo:break-before="auto" style:column-width="4.6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100"/>
    <style:style style:name="ce5" style:family="table-cell" style:parent-style-name="Default"/>
    <style:style style:name="ce10" style:family="table-cell" style:parent-style-name="Default" style:data-style-name="N100"/>
    <style:style style:name="ce11" style:family="table-cell" style:parent-style-name="Default" style:data-style-name="N0"/>
    <style:style style:name="ce12" style:family="table-cell" style:parent-style-name="Default" style:data-style-name="N100"/>
    <style:style style:name="ce13" style:family="table-cell" style:parent-style-name="Default"/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wned_game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GameName</text:p>
          </table:table-cell>
          <table:table-cell office:value-type="string" calcext:value-type="string">
            <text:p>Game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ameName</text:p>
          </table:table-cell>
          <table:table-cell office:value-type="string" calcext:value-type="string">
            <text:p>Game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ameName</text:p>
          </table:table-cell>
          <table:table-cell office:value-type="string" calcext:value-type="string">
            <text:p>Game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ameName</text:p>
          </table:table-cell>
          <table:table-cell office:value-type="string" calcext:value-type="string">
            <text:p>GameID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bsolver</text:p>
          </table:table-cell>
          <table:table-cell table:style-name="ce11" table:formula="of:=VLOOKUP([.B2];[$games_index.$A$2:.$B$610];2;0)" office:value-type="string" office:string-value="6" calcext:value-type="string">
            <text:p>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bsolver</text:p>
          </table:table-cell>
          <table:table-cell table:formula="of:=VLOOKUP([.E2];[$games_index.$A$2:.$B$610]; 2; 0)" office:value-type="string" office:string-value="6" calcext:value-type="string">
            <text:p>6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arotrauma</text:p>
          </table:table-cell>
          <table:table-cell table:formula="of:=VLOOKUP([.H2];[$games_index.$A$2:.$B$610]; 2; 0)" office:value-type="string" office:string-value="42" calcext:value-type="string">
            <text:p>4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911 Operator</text:p>
          </table:table-cell>
          <table:table-cell table:formula="of:=VLOOKUP([.K2];[$games_index.$A$2:.$B$610]; 2; 0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egis Defenders</text:p>
          </table:table-cell>
          <table:table-cell table:style-name="ce11" table:formula="of:=VLOOKUP([.B3];[$games_index.$A$2:.$B$610];2;0)" office:value-type="string" office:string-value="8" calcext:value-type="string">
            <text:p>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mazing Cultivation Simulator</text:p>
          </table:table-cell>
          <table:table-cell table:formula="of:=VLOOKUP([.E3];[$games_index.$A$2:.$B$610]; 2; 0)" office:value-type="string" office:string-value="15" calcext:value-type="string">
            <text:p>1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orderlands 2</text:p>
          </table:table-cell>
          <table:table-cell table:formula="of:=VLOOKUP([.H3];[$games_index.$A$2:.$B$610]; 2; 0)" office:value-type="string" office:string-value="65" calcext:value-type="string">
            <text:p>6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 Fisherman's Tale</text:p>
          </table:table-cell>
          <table:table-cell table:formula="of:=VLOOKUP([.K3];[$games_index.$A$2:.$B$610]; 2; 0)" office:value-type="string" office:string-value="2" calcext:value-type="string">
            <text:p>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ge of Wonders III</text:p>
          </table:table-cell>
          <table:table-cell table:style-name="ce11" table:formula="of:=VLOOKUP([.B4];[$games_index.$A$2:.$B$610];2;0)" office:value-type="string" office:string-value="9" calcext:value-type="string">
            <text:p>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mong Us</text:p>
          </table:table-cell>
          <table:table-cell table:formula="of:=VLOOKUP([.E4];[$games_index.$A$2:.$B$610]; 2; 0)" office:value-type="string" office:string-value="17" calcext:value-type="string">
            <text:p>1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orderlands 3</text:p>
          </table:table-cell>
          <table:table-cell table:formula="of:=VLOOKUP([.H4];[$games_index.$A$2:.$B$610]; 2; 0)" office:value-type="string" office:string-value="66" calcext:value-type="string">
            <text:p>6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 Plague Tale: Innocence</text:p>
          </table:table-cell>
          <table:table-cell table:formula="of:=VLOOKUP([.K4];[$games_index.$A$2:.$B$610]; 2; 0)" office:value-type="string" office:string-value="3" calcext:value-type="string">
            <text:p>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mazing Cultivation Simulator</text:p>
          </table:table-cell>
          <table:table-cell table:style-name="ce11" table:formula="of:=VLOOKUP([.B5];[$games_index.$A$2:.$B$610];2;0)" office:value-type="string" office:string-value="15" calcext:value-type="string">
            <text:p>1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PE OUT</text:p>
          </table:table-cell>
          <table:table-cell table:formula="of:=VLOOKUP([.E5];[$games_index.$A$2:.$B$610]; 2; 0)" office:value-type="string" office:string-value="25" calcext:value-type="string">
            <text:p>2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orderlands: The Pre-Sequel</text:p>
          </table:table-cell>
          <table:table-cell table:formula="of:=VLOOKUP([.H5];[$games_index.$A$2:.$B$610]; 2; 0)" office:value-type="string" office:string-value="67" calcext:value-type="string">
            <text:p>6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 Story About My Uncle</text:p>
          </table:table-cell>
          <table:table-cell table:formula="of:=VLOOKUP([.K5];[$games_index.$A$2:.$B$610]; 2; 0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pex Legends™</text:p>
          </table:table-cell>
          <table:table-cell table:style-name="ce11" table:formula="of:=VLOOKUP([.B6];[$games_index.$A$2:.$B$610];2;0)" office:value-type="string" office:string-value="26" calcext:value-type="string">
            <text:p>2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RK: Survival Evolved</text:p>
          </table:table-cell>
          <table:table-cell table:formula="of:=VLOOKUP([.E6];[$games_index.$A$2:.$B$610]; 2; 0)" office:value-type="string" office:string-value="30" calcext:value-type="string">
            <text:p>3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all of Duty®</text:p>
          </table:table-cell>
          <table:table-cell table:formula="of:=VLOOKUP([.H6];[$games_index.$A$2:.$B$610]; 2; 0)" office:value-type="string" office:string-value="72" calcext:value-type="string">
            <text:p>7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aero</text:p>
          </table:table-cell>
          <table:table-cell table:formula="of:=VLOOKUP([.K6];[$games_index.$A$2:.$B$610]; 2; 0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RK: Survival Evolved</text:p>
          </table:table-cell>
          <table:table-cell table:style-name="ce11" table:formula="of:=VLOOKUP([.B7];[$games_index.$A$2:.$B$610];2;0)" office:value-type="string" office:string-value="30" calcext:value-type="string">
            <text:p>3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RK: The Survival Of The Fittest</text:p>
          </table:table-cell>
          <table:table-cell table:formula="of:=VLOOKUP([.E7];[$games_index.$A$2:.$B$610]; 2; 0)" office:value-type="string" office:string-value="31" calcext:value-type="string">
            <text:p>3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ounter-Strike 2</text:p>
          </table:table-cell>
          <table:table-cell table:formula="of:=VLOOKUP([.H7];[$games_index.$A$2:.$B$610]; 2; 0)" office:value-type="string" office:string-value="86" calcext:value-type="string">
            <text:p>8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bsolver</text:p>
          </table:table-cell>
          <table:table-cell table:formula="of:=VLOOKUP([.K7];[$games_index.$A$2:.$B$610]; 2; 0)" office:value-type="string" office:string-value="6" calcext:value-type="string">
            <text:p>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RK: The Survival Of The Fittest</text:p>
          </table:table-cell>
          <table:table-cell table:style-name="ce11" table:formula="of:=VLOOKUP([.B8];[$games_index.$A$2:.$B$610];2;0)" office:value-type="string" office:string-value="31" calcext:value-type="string">
            <text:p>3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rma 2</text:p>
          </table:table-cell>
          <table:table-cell table:formula="of:=VLOOKUP([.E8];[$games_index.$A$2:.$B$610]; 2; 0)" office:value-type="string" office:string-value="32" calcext:value-type="string">
            <text:p>3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ruelty Squad</text:p>
          </table:table-cell>
          <table:table-cell table:formula="of:=VLOOKUP([.H8];[$games_index.$A$2:.$B$610]; 2; 0)" office:value-type="string" office:string-value="91" calcext:value-type="string">
            <text:p>9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CE COMBAT™ 7: SKIES UNKNOWN</text:p>
          </table:table-cell>
          <table:table-cell table:formula="of:=VLOOKUP([.K8];[$games_index.$A$2:.$B$610]; 2; 0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rma 3</text:p>
          </table:table-cell>
          <table:table-cell table:style-name="ce11" table:formula="of:=VLOOKUP([.B9];[$games_index.$A$2:.$B$610];2;0)" office:value-type="string" office:string-value="33" calcext:value-type="string">
            <text:p>3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rma 3</text:p>
          </table:table-cell>
          <table:table-cell table:formula="of:=VLOOKUP([.E9];[$games_index.$A$2:.$B$610]; 2; 0)" office:value-type="string" office:string-value="33" calcext:value-type="string">
            <text:p>33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eep Rock Galactic</text:p>
          </table:table-cell>
          <table:table-cell table:formula="of:=VLOOKUP([.H9];[$games_index.$A$2:.$B$610]; 2; 0)" office:value-type="string" office:string-value="110" calcext:value-type="string">
            <text:p>11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ien Breed: Impact</text:p>
          </table:table-cell>
          <table:table-cell table:formula="of:=VLOOKUP([.K9];[$games_index.$A$2:.$B$610]; 2; 0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Assetto Corsa</text:p>
          </table:table-cell>
          <table:table-cell table:style-name="ce11" table:formula="of:=VLOOKUP([.B10];[$games_index.$A$2:.$B$610];2;0)" office:value-type="string" office:string-value="36" calcext:value-type="string">
            <text:p>3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rotrauma</text:p>
          </table:table-cell>
          <table:table-cell table:formula="of:=VLOOKUP([.E10];[$games_index.$A$2:.$B$610]; 2; 0)" office:value-type="string" office:string-value="42" calcext:value-type="string">
            <text:p>4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evil Daggers</text:p>
          </table:table-cell>
          <table:table-cell table:formula="of:=VLOOKUP([.H10];[$games_index.$A$2:.$B$610]; 2; 0)" office:value-type="string" office:string-value="120" calcext:value-type="string">
            <text:p>12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ien: Isolation</text:p>
          </table:table-cell>
          <table:table-cell table:formula="of:=VLOOKUP([.K10];[$games_index.$A$2:.$B$610]; 2; 0)" office:value-type="string" office:string-value="11" calcext:value-type="string">
            <text:p>1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arotrauma</text:p>
          </table:table-cell>
          <table:table-cell table:style-name="ce11" table:formula="of:=VLOOKUP([.B11];[$games_index.$A$2:.$B$610];2;0)" office:value-type="string" office:string-value="42" calcext:value-type="string">
            <text:p>4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ttleBit Remastered</text:p>
          </table:table-cell>
          <table:table-cell table:formula="of:=VLOOKUP([.E11];[$games_index.$A$2:.$B$610]; 2; 0)" office:value-type="string" office:string-value="44" calcext:value-type="string">
            <text:p>4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evil May Cry 5</text:p>
          </table:table-cell>
          <table:table-cell table:formula="of:=VLOOKUP([.H11];[$games_index.$A$2:.$B$610]; 2; 0)" office:value-type="string" office:string-value="121" calcext:value-type="string">
            <text:p>12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iens: Fireteam Elite</text:p>
          </table:table-cell>
          <table:table-cell table:formula="of:=VLOOKUP([.K11];[$games_index.$A$2:.$B$610]; 2; 0)" office:value-type="string" office:string-value="12" calcext:value-type="string">
            <text:p>1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lack Desert</text:p>
          </table:table-cell>
          <table:table-cell table:style-name="ce11" table:formula="of:=VLOOKUP([.B12];[$games_index.$A$2:.$B$610];2;0)" office:value-type="string" office:string-value="57" calcext:value-type="string">
            <text:p>5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ttlefield 4™</text:p>
          </table:table-cell>
          <table:table-cell table:formula="of:=VLOOKUP([.E12];[$games_index.$A$2:.$B$610]; 2; 0)" office:value-type="string" office:string-value="45" calcext:value-type="string">
            <text:p>4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ishonored</text:p>
          </table:table-cell>
          <table:table-cell table:formula="of:=VLOOKUP([.H12];[$games_index.$A$2:.$B$610]; 2; 0)" office:value-type="string" office:string-value="126" calcext:value-type="string">
            <text:p>12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most There: The Platformer</text:p>
          </table:table-cell>
          <table:table-cell table:formula="of:=VLOOKUP([.K12];[$games_index.$A$2:.$B$610]; 2; 0)" office:value-type="string" office:string-value="13" calcext:value-type="string">
            <text:p>1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lackwake</text:p>
          </table:table-cell>
          <table:table-cell table:style-name="ce11" table:formula="of:=VLOOKUP([.B13];[$games_index.$A$2:.$B$610];2;0)" office:value-type="string" office:string-value="58" calcext:value-type="string">
            <text:p>5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ttlefield™ 1</text:p>
          </table:table-cell>
          <table:table-cell table:formula="of:=VLOOKUP([.E13];[$games_index.$A$2:.$B$610]; 2; 0)" office:value-type="string" office:string-value="46" calcext:value-type="string">
            <text:p>46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ominion</text:p>
          </table:table-cell>
          <table:table-cell table:formula="of:=VLOOKUP([.H13];[$games_index.$A$2:.$B$610]; 2; 0)" office:value-type="string" office:string-value="133" calcext:value-type="string">
            <text:p>13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wa's Awakening</text:p>
          </table:table-cell>
          <table:table-cell table:formula="of:=VLOOKUP([.K13];[$games_index.$A$2:.$B$610]; 2; 0)" office:value-type="string" office:string-value="14" calcext:value-type="string">
            <text:p>1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lade and Sorcery</text:p>
          </table:table-cell>
          <table:table-cell table:style-name="ce11" table:formula="of:=VLOOKUP([.B14];[$games_index.$A$2:.$B$610];2;0)" office:value-type="string" office:string-value="59" calcext:value-type="string">
            <text:p>5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ttlefield™ 2042</text:p>
          </table:table-cell>
          <table:table-cell table:formula="of:=VLOOKUP([.E14];[$games_index.$A$2:.$B$610]; 2; 0)" office:value-type="string" office:string-value="47" calcext:value-type="string">
            <text:p>4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on't Starve Together</text:p>
          </table:table-cell>
          <table:table-cell table:formula="of:=VLOOKUP([.H14];[$games_index.$A$2:.$B$610]; 2; 0)" office:value-type="string" office:string-value="135" calcext:value-type="string">
            <text:p>13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merican Fugitive</text:p>
          </table:table-cell>
          <table:table-cell table:formula="of:=VLOOKUP([.K14];[$games_index.$A$2:.$B$610]; 2; 0)" office:value-type="string" office:string-value="16" calcext:value-type="string">
            <text:p>1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loons TD 6</text:p>
          </table:table-cell>
          <table:table-cell table:style-name="ce11" table:formula="of:=VLOOKUP([.B15];[$games_index.$A$2:.$B$610];2;0)" office:value-type="string" office:string-value="62" calcext:value-type="string">
            <text:p>6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ttlefield™ V</text:p>
          </table:table-cell>
          <table:table-cell table:formula="of:=VLOOKUP([.E15];[$games_index.$A$2:.$B$610]; 2; 0)" office:value-type="string" office:string-value="48" calcext:value-type="string">
            <text:p>4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OOM (1993)</text:p>
          </table:table-cell>
          <table:table-cell table:formula="of:=VLOOKUP([.H15];[$games_index.$A$2:.$B$610]; 2; 0)" office:value-type="string" office:string-value="137" calcext:value-type="string">
            <text:p>13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cestors: The Humankind Odyssey</text:p>
          </table:table-cell>
          <table:table-cell table:formula="of:=VLOOKUP([.K15];[$games_index.$A$2:.$B$610]; 2; 0)" office:value-type="string" office:string-value="18" calcext:value-type="string">
            <text:p>1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omber Crew</text:p>
          </table:table-cell>
          <table:table-cell table:style-name="ce11" table:formula="of:=VLOOKUP([.B16];[$games_index.$A$2:.$B$610];2;0)" office:value-type="string" office:string-value="63" calcext:value-type="string">
            <text:p>6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IGFOOT</text:p>
          </table:table-cell>
          <table:table-cell table:formula="of:=VLOOKUP([.E16];[$games_index.$A$2:.$B$610]; 2; 0)" office:value-type="string" office:string-value="54" calcext:value-type="string">
            <text:p>5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uke Nukem 3D: 20th Anniversary World Tour</text:p>
          </table:table-cell>
          <table:table-cell table:formula="of:=VLOOKUP([.H16];[$games_index.$A$2:.$B$610]; 2; 0)" office:value-type="string" office:string-value="145" calcext:value-type="string">
            <text:p>14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na's Quest</text:p>
          </table:table-cell>
          <table:table-cell table:formula="of:=VLOOKUP([.K16];[$games_index.$A$2:.$B$610]; 2; 0)" office:value-type="string" office:string-value="19" calcext:value-type="string">
            <text:p>1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orderlands 2</text:p>
          </table:table-cell>
          <table:table-cell table:style-name="ce11" table:formula="of:=VLOOKUP([.B17];[$games_index.$A$2:.$B$610];2;0)" office:value-type="string" office:string-value="65" calcext:value-type="string">
            <text:p>6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IOMUTANT</text:p>
          </table:table-cell>
          <table:table-cell table:formula="of:=VLOOKUP([.E17];[$games_index.$A$2:.$B$610]; 2; 0)" office:value-type="string" office:string-value="56" calcext:value-type="string">
            <text:p>56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ENDLESS™ Space 2</text:p>
          </table:table-cell>
          <table:table-cell table:formula="of:=VLOOKUP([.H17];[$games_index.$A$2:.$B$610]; 2; 0)" office:value-type="string" office:string-value="161" calcext:value-type="string">
            <text:p>16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omaly 2</text:p>
          </table:table-cell>
          <table:table-cell table:formula="of:=VLOOKUP([.K17];[$games_index.$A$2:.$B$610]; 2; 0)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all of Cthulhu®</text:p>
          </table:table-cell>
          <table:table-cell table:style-name="ce11" table:formula="of:=VLOOKUP([.B18];[$games_index.$A$2:.$B$610];2;0)" office:value-type="string" office:string-value="71" calcext:value-type="string">
            <text:p>7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lack Desert</text:p>
          </table:table-cell>
          <table:table-cell table:formula="of:=VLOOKUP([.E18];[$games_index.$A$2:.$B$610]; 2; 0)" office:value-type="string" office:string-value="57" calcext:value-type="string">
            <text:p>5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Fallout 3: Game of the Year Edition</text:p>
          </table:table-cell>
          <table:table-cell table:formula="of:=VLOOKUP([.H18];[$games_index.$A$2:.$B$610]; 2; 0)" office:value-type="string" office:string-value="167" calcext:value-type="string">
            <text:p>16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omaly Defenders</text:p>
          </table:table-cell>
          <table:table-cell table:formula="of:=VLOOKUP([.K18];[$games_index.$A$2:.$B$610]; 2; 0)" office:value-type="string" office:string-value="21" calcext:value-type="string">
            <text:p>2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all of Juarez: Gunslinger</text:p>
          </table:table-cell>
          <table:table-cell table:style-name="ce11" table:formula="of:=VLOOKUP([.B19];[$games_index.$A$2:.$B$610];2;0)" office:value-type="string" office:string-value="73" calcext:value-type="string">
            <text:p>7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lackwake</text:p>
          </table:table-cell>
          <table:table-cell table:formula="of:=VLOOKUP([.E19];[$games_index.$A$2:.$B$610]; 2; 0)" office:value-type="string" office:string-value="58" calcext:value-type="string">
            <text:p>5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Fallout: A Post Nuclear Role Playing Game</text:p>
          </table:table-cell>
          <table:table-cell table:formula="of:=VLOOKUP([.H19];[$games_index.$A$2:.$B$610]; 2; 0)" office:value-type="string" office:string-value="171" calcext:value-type="string">
            <text:p>17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omaly Korea</text:p>
          </table:table-cell>
          <table:table-cell table:formula="of:=VLOOKUP([.K19];[$games_index.$A$2:.$B$610]; 2; 0)" office:value-type="string" office:string-value="22" calcext:value-type="string">
            <text:p>2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astle Crashers®</text:p>
          </table:table-cell>
          <table:table-cell table:style-name="ce11" table:formula="of:=VLOOKUP([.B20];[$games_index.$A$2:.$B$610];2;0)" office:value-type="string" office:string-value="76" calcext:value-type="string">
            <text:p>7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lender</text:p>
          </table:table-cell>
          <table:table-cell table:formula="of:=VLOOKUP([.E20];[$games_index.$A$2:.$B$610]; 2; 0)" office:value-type="string" office:string-value="61" calcext:value-type="string">
            <text:p>6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FIGHT KNIGHT</text:p>
          </table:table-cell>
          <table:table-cell table:formula="of:=VLOOKUP([.H20];[$games_index.$A$2:.$B$610]; 2; 0)" office:value-type="string" office:string-value="178" calcext:value-type="string">
            <text:p>17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omaly Warzone Earth Mobile Campaign</text:p>
          </table:table-cell>
          <table:table-cell table:formula="of:=VLOOKUP([.K20];[$games_index.$A$2:.$B$610]; 2; 0)" office:value-type="string" office:string-value="23" calcext:value-type="string">
            <text:p>2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aves of Qud</text:p>
          </table:table-cell>
          <table:table-cell table:style-name="ce11" table:formula="of:=VLOOKUP([.B21];[$games_index.$A$2:.$B$610];2;0)" office:value-type="string" office:string-value="77" calcext:value-type="string">
            <text:p>7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loons TD 6</text:p>
          </table:table-cell>
          <table:table-cell table:formula="of:=VLOOKUP([.E21];[$games_index.$A$2:.$B$610]; 2; 0)" office:value-type="string" office:string-value="62" calcext:value-type="string">
            <text:p>6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Gang Beasts</text:p>
          </table:table-cell>
          <table:table-cell table:formula="of:=VLOOKUP([.H21];[$games_index.$A$2:.$B$610]; 2; 0)" office:value-type="string" office:string-value="192" calcext:value-type="string">
            <text:p>19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nomaly: Warzone Earth</text:p>
          </table:table-cell>
          <table:table-cell table:formula="of:=VLOOKUP([.K21];[$games_index.$A$2:.$B$610]; 2; 0)" office:value-type="string" office:string-value="24" calcext:value-type="string">
            <text:p>2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ities: Skylines</text:p>
          </table:table-cell>
          <table:table-cell table:style-name="ce11" table:formula="of:=VLOOKUP([.B22];[$games_index.$A$2:.$B$610];2;0)" office:value-type="string" office:string-value="79" calcext:value-type="string">
            <text:p>7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orderlands 2</text:p>
          </table:table-cell>
          <table:table-cell table:formula="of:=VLOOKUP([.E22];[$games_index.$A$2:.$B$610]; 2; 0)" office:value-type="string" office:string-value="65" calcext:value-type="string">
            <text:p>6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Golden Light</text:p>
          </table:table-cell>
          <table:table-cell table:formula="of:=VLOOKUP([.H22];[$games_index.$A$2:.$B$610]; 2; 0)" office:value-type="string" office:string-value="204" calcext:value-type="string">
            <text:p>20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agami</text:p>
          </table:table-cell>
          <table:table-cell table:formula="of:=VLOOKUP([.K22];[$games_index.$A$2:.$B$610]; 2; 0)" office:value-type="string" office:string-value="27" calcext:value-type="string">
            <text:p>2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oloring Game 4</text:p>
          </table:table-cell>
          <table:table-cell table:style-name="ce11" table:formula="of:=VLOOKUP([.B23];[$games_index.$A$2:.$B$610];2;0)" office:value-type="string" office:string-value="82" calcext:value-type="string">
            <text:p>8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orderlands: The Pre-Sequel</text:p>
          </table:table-cell>
          <table:table-cell table:formula="of:=VLOOKUP([.E23];[$games_index.$A$2:.$B$610]; 2; 0)" office:value-type="string" office:string-value="67" calcext:value-type="string">
            <text:p>6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GUILTY GEAR -STRIVE-</text:p>
          </table:table-cell>
          <table:table-cell table:formula="of:=VLOOKUP([.H23];[$games_index.$A$2:.$B$610]; 2; 0)" office:value-type="string" office:string-value="219" calcext:value-type="string">
            <text:p>21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ietta of Spirits</text:p>
          </table:table-cell>
          <table:table-cell table:formula="of:=VLOOKUP([.K23];[$games_index.$A$2:.$B$610]; 2; 0)" office:value-type="string" office:string-value="28" calcext:value-type="string">
            <text:p>2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ounter-Strike</text:p>
          </table:table-cell>
          <table:table-cell table:style-name="ce11" table:formula="of:=VLOOKUP([.B24];[$games_index.$A$2:.$B$610];2;0)" office:value-type="string" office:string-value="85" calcext:value-type="string">
            <text:p>8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Caves of Qud</text:p>
          </table:table-cell>
          <table:table-cell table:formula="of:=VLOOKUP([.E24];[$games_index.$A$2:.$B$610]; 2; 0)" office:value-type="string" office:string-value="77" calcext:value-type="string">
            <text:p>7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Halo: The Master Chief Collection</text:p>
          </table:table-cell>
          <table:table-cell table:formula="of:=VLOOKUP([.H24];[$games_index.$A$2:.$B$610]; 2; 0)" office:value-type="string" office:string-value="224" calcext:value-type="string">
            <text:p>22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izona Sunshine®</text:p>
          </table:table-cell>
          <table:table-cell table:formula="of:=VLOOKUP([.K24];[$games_index.$A$2:.$B$610]; 2; 0)" office:value-type="string" office:string-value="29" calcext:value-type="string">
            <text:p>2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ounter-Strike 2</text:p>
          </table:table-cell>
          <table:table-cell table:style-name="ce11" table:formula="of:=VLOOKUP([.B25];[$games_index.$A$2:.$B$610];2;0)" office:value-type="string" office:string-value="86" calcext:value-type="string">
            <text:p>8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Crab Game</text:p>
          </table:table-cell>
          <table:table-cell table:formula="of:=VLOOKUP([.E25];[$games_index.$A$2:.$B$610]; 2; 0)" office:value-type="string" office:string-value="88" calcext:value-type="string">
            <text:p>8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Hide and Shriek</text:p>
          </table:table-cell>
          <table:table-cell table:formula="of:=VLOOKUP([.H25];[$games_index.$A$2:.$B$610]; 2; 0)" office:value-type="string" office:string-value="233" calcext:value-type="string">
            <text:p>23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K: Survival Evolved</text:p>
          </table:table-cell>
          <table:table-cell table:formula="of:=VLOOKUP([.K25];[$games_index.$A$2:.$B$610]; 2; 0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ounter-Strike: Condition Zero</text:p>
          </table:table-cell>
          <table:table-cell table:style-name="ce11" table:formula="of:=VLOOKUP([.B26];[$games_index.$A$2:.$B$610];2;0)" office:value-type="string" office:string-value="87" calcext:value-type="string">
            <text:p>8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Cyberpunk 2077</text:p>
          </table:table-cell>
          <table:table-cell table:formula="of:=VLOOKUP([.E26];[$games_index.$A$2:.$B$610]; 2; 0)" office:value-type="string" office:string-value="99" calcext:value-type="string">
            <text:p>9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Hotline Miami</text:p>
          </table:table-cell>
          <table:table-cell table:formula="of:=VLOOKUP([.H26];[$games_index.$A$2:.$B$610]; 2; 0)" office:value-type="string" office:string-value="243" calcext:value-type="string">
            <text:p>24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K: The Survival Of The Fittest</text:p>
          </table:table-cell>
          <table:table-cell table:formula="of:=VLOOKUP([.K26];[$games_index.$A$2:.$B$610]; 2; 0)" office:value-type="string" office:string-value="31" calcext:value-type="string">
            <text:p>3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rab Game</text:p>
          </table:table-cell>
          <table:table-cell table:style-name="ce11" table:formula="of:=VLOOKUP([.B27];[$games_index.$A$2:.$B$610];2;0)" office:value-type="string" office:string-value="88" calcext:value-type="string">
            <text:p>8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Dead by Daylight</text:p>
          </table:table-cell>
          <table:table-cell table:formula="of:=VLOOKUP([.E27];[$games_index.$A$2:.$B$610]; 2; 0)" office:value-type="string" office:string-value="103" calcext:value-type="string">
            <text:p>103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Hotline Miami 2: Wrong Number</text:p>
          </table:table-cell>
          <table:table-cell table:formula="of:=VLOOKUP([.H27];[$games_index.$A$2:.$B$610]; 2; 0)" office:value-type="string" office:string-value="244" calcext:value-type="string">
            <text:p>24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mada 2526 Gold Edition</text:p>
          </table:table-cell>
          <table:table-cell table:formula="of:=VLOOKUP([.K27];[$games_index.$A$2:.$B$610]; 2; 0)" office:value-type="string" office:string-value="34" calcext:value-type="string">
            <text:p>3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RSED: F.O.A.D.</text:p>
          </table:table-cell>
          <table:table-cell table:style-name="ce11" table:formula="of:=VLOOKUP([.B28];[$games_index.$A$2:.$B$610];2;0)" office:value-type="string" office:string-value="90" calcext:value-type="string">
            <text:p>9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Deep Rock Galactic</text:p>
          </table:table-cell>
          <table:table-cell table:formula="of:=VLOOKUP([.E28];[$games_index.$A$2:.$B$610]; 2; 0)" office:value-type="string" office:string-value="110" calcext:value-type="string">
            <text:p>11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Kenshi</text:p>
          </table:table-cell>
          <table:table-cell table:formula="of:=VLOOKUP([.H28];[$games_index.$A$2:.$B$610]; 2; 0)" office:value-type="string" office:string-value="264" calcext:value-type="string">
            <text:p>26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RMORED CORE™ VI FIRES OF RUBICON™</text:p>
          </table:table-cell>
          <table:table-cell table:formula="of:=VLOOKUP([.K28];[$games_index.$A$2:.$B$610]; 2; 0)" office:value-type="string" office:string-value="35" calcext:value-type="string">
            <text:p>3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ry of Fear</text:p>
          </table:table-cell>
          <table:table-cell table:style-name="ce11" table:formula="of:=VLOOKUP([.B29];[$games_index.$A$2:.$B$610];2;0)" office:value-type="string" office:string-value="94" calcext:value-type="string">
            <text:p>9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Dishonored</text:p>
          </table:table-cell>
          <table:table-cell table:formula="of:=VLOOKUP([.E29];[$games_index.$A$2:.$B$610]; 2; 0)" office:value-type="string" office:string-value="126" calcext:value-type="string">
            <text:p>126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Left 4 Dead</text:p>
          </table:table-cell>
          <table:table-cell table:formula="of:=VLOOKUP([.H29];[$games_index.$A$2:.$B$610]; 2; 0)" office:value-type="string" office:string-value="276" calcext:value-type="string">
            <text:p>27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ssetto Corsa</text:p>
          </table:table-cell>
          <table:table-cell table:formula="of:=VLOOKUP([.K29];[$games_index.$A$2:.$B$610]; 2; 0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Cyberpunk 2077</text:p>
          </table:table-cell>
          <table:table-cell table:style-name="ce11" table:formula="of:=VLOOKUP([.B30];[$games_index.$A$2:.$B$610];2;0)" office:value-type="string" office:string-value="99" calcext:value-type="string">
            <text:p>9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Don't Starve</text:p>
          </table:table-cell>
          <table:table-cell table:formula="of:=VLOOKUP([.E30];[$games_index.$A$2:.$B$610]; 2; 0)" office:value-type="string" office:string-value="134" calcext:value-type="string">
            <text:p>13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Left 4 Dead 2</text:p>
          </table:table-cell>
          <table:table-cell table:formula="of:=VLOOKUP([.H30];[$games_index.$A$2:.$B$610]; 2; 0)" office:value-type="string" office:string-value="277" calcext:value-type="string">
            <text:p>27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ssetto Corsa Competizione</text:p>
          </table:table-cell>
          <table:table-cell table:formula="of:=VLOOKUP([.K30];[$games_index.$A$2:.$B$610]; 2; 0)" office:value-type="string" office:string-value="37" calcext:value-type="string">
            <text:p>3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ark Deception</text:p>
          </table:table-cell>
          <table:table-cell table:style-name="ce11" table:formula="of:=VLOOKUP([.B31];[$games_index.$A$2:.$B$610];2;0)" office:value-type="string" office:string-value="101" calcext:value-type="string">
            <text:p>10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Don't Starve Together</text:p>
          </table:table-cell>
          <table:table-cell table:formula="of:=VLOOKUP([.E31];[$games_index.$A$2:.$B$610]; 2; 0)" office:value-type="string" office:string-value="135" calcext:value-type="string">
            <text:p>13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Lethal Company</text:p>
          </table:table-cell>
          <table:table-cell table:formula="of:=VLOOKUP([.H31];[$games_index.$A$2:.$B$610]; 2; 0)" office:value-type="string" office:string-value="278" calcext:value-type="string">
            <text:p>27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utomobilista 2</text:p>
          </table:table-cell>
          <table:table-cell table:formula="of:=VLOOKUP([.K31];[$games_index.$A$2:.$B$610]; 2; 0)" office:value-type="string" office:string-value="38" calcext:value-type="string">
            <text:p>3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ad Frontier 2</text:p>
          </table:table-cell>
          <table:table-cell table:style-name="ce11" table:formula="of:=VLOOKUP([.B32];[$games_index.$A$2:.$B$610];2;0)" office:value-type="string" office:string-value="105" calcext:value-type="string">
            <text:p>10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Dwarf Fortress</text:p>
          </table:table-cell>
          <table:table-cell table:formula="of:=VLOOKUP([.E32];[$games_index.$A$2:.$B$610]; 2; 0)" office:value-type="string" office:string-value="148" calcext:value-type="string">
            <text:p>14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Lobotomy Corporation | Monster Management Simulation</text:p>
          </table:table-cell>
          <table:table-cell table:formula="of:=VLOOKUP([.H32];[$games_index.$A$2:.$B$610]; 2; 0)" office:value-type="string" office:string-value="281" calcext:value-type="string">
            <text:p>28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utonauts vs Piratebots</text:p>
          </table:table-cell>
          <table:table-cell table:formula="of:=VLOOKUP([.K32];[$games_index.$A$2:.$B$610]; 2; 0)" office:value-type="string" office:string-value="39" calcext:value-type="string">
            <text:p>3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ceit</text:p>
          </table:table-cell>
          <table:table-cell table:style-name="ce11" table:formula="of:=VLOOKUP([.B33];[$games_index.$A$2:.$B$610];2;0)" office:value-type="string" office:string-value="109" calcext:value-type="string">
            <text:p>10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Enclave</text:p>
          </table:table-cell>
          <table:table-cell table:formula="of:=VLOOKUP([.E33];[$games_index.$A$2:.$B$610]; 2; 0)" office:value-type="string" office:string-value="159" calcext:value-type="string">
            <text:p>15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Loop Hero</text:p>
          </table:table-cell>
          <table:table-cell table:formula="of:=VLOOKUP([.H33];[$games_index.$A$2:.$B$610]; 2; 0)" office:value-type="string" office:string-value="282" calcext:value-type="string">
            <text:p>28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vernum 3: Ruined World</text:p>
          </table:table-cell>
          <table:table-cell table:formula="of:=VLOOKUP([.K33];[$games_index.$A$2:.$B$610]; 2; 0)" office:value-type="string" office:string-value="40" calcext:value-type="string">
            <text:p>4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ep Rock Galactic</text:p>
          </table:table-cell>
          <table:table-cell table:style-name="ce11" table:formula="of:=VLOOKUP([.B34];[$games_index.$A$2:.$B$610];2;0)" office:value-type="string" office:string-value="110" calcext:value-type="string">
            <text:p>11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ENDLESS™ Space 2</text:p>
          </table:table-cell>
          <table:table-cell table:formula="of:=VLOOKUP([.E34];[$games_index.$A$2:.$B$610]; 2; 0)" office:value-type="string" office:string-value="161" calcext:value-type="string">
            <text:p>16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Mortal Kombat 11</text:p>
          </table:table-cell>
          <table:table-cell table:formula="of:=VLOOKUP([.H34];[$games_index.$A$2:.$B$610]; 2; 0)" office:value-type="string" office:string-value="310" calcext:value-type="string">
            <text:p>31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aldur's Gate 3</text:p>
          </table:table-cell>
          <table:table-cell table:formula="of:=VLOOKUP([.K34];[$games_index.$A$2:.$B$610]; 2; 0)" office:value-type="string" office:string-value="41" calcext:value-type="string">
            <text:p>4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pth</text:p>
          </table:table-cell>
          <table:table-cell table:style-name="ce11" table:formula="of:=VLOOKUP([.B35];[$games_index.$A$2:.$B$610];2;0)" office:value-type="string" office:string-value="111" calcext:value-type="string">
            <text:p>11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 2: A Post Nuclear Role Playing Game</text:p>
          </table:table-cell>
          <table:table-cell table:formula="of:=VLOOKUP([.E35];[$games_index.$A$2:.$B$610]; 2; 0)" office:value-type="string" office:string-value="166" calcext:value-type="string">
            <text:p>166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Mount &amp; Blade: Warband</text:p>
          </table:table-cell>
          <table:table-cell table:formula="of:=VLOOKUP([.H35];[$games_index.$A$2:.$B$610]; 2; 0)" office:value-type="string" office:string-value="314" calcext:value-type="string">
            <text:p>31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ARRIER X</text:p>
          </table:table-cell>
          <table:table-cell table:formula="of:=VLOOKUP([.K35];[$games_index.$A$2:.$B$610]; 2; 0)" office:value-type="string" office:string-value="43" calcext:value-type="string">
            <text:p>4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stiny 2</text:p>
          </table:table-cell>
          <table:table-cell table:style-name="ce11" table:formula="of:=VLOOKUP([.B36];[$games_index.$A$2:.$B$610];2;0)" office:value-type="string" office:string-value="116" calcext:value-type="string">
            <text:p>11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 3: Game of the Year Edition</text:p>
          </table:table-cell>
          <table:table-cell table:formula="of:=VLOOKUP([.E36];[$games_index.$A$2:.$B$610]; 2; 0)" office:value-type="string" office:string-value="167" calcext:value-type="string">
            <text:p>16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NEO Scavenger</text:p>
          </table:table-cell>
          <table:table-cell table:formula="of:=VLOOKUP([.H36];[$games_index.$A$2:.$B$610]; 2; 0)" office:value-type="string" office:string-value="323" calcext:value-type="string">
            <text:p>32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ATTLETECH</text:p>
          </table:table-cell>
          <table:table-cell table:formula="of:=VLOOKUP([.K36];[$games_index.$A$2:.$B$610]; 2; 0)" office:value-type="string" office:string-value="49" calcext:value-type="string">
            <text:p>4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vil May Cry 5</text:p>
          </table:table-cell>
          <table:table-cell table:style-name="ce11" table:formula="of:=VLOOKUP([.B37];[$games_index.$A$2:.$B$610];2;0)" office:value-type="string" office:string-value="121" calcext:value-type="string">
            <text:p>12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 4</text:p>
          </table:table-cell>
          <table:table-cell table:formula="of:=VLOOKUP([.E37];[$games_index.$A$2:.$B$610]; 2; 0)" office:value-type="string" office:string-value="168" calcext:value-type="string">
            <text:p>16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Noita</text:p>
          </table:table-cell>
          <table:table-cell table:formula="of:=VLOOKUP([.H37];[$games_index.$A$2:.$B$610]; 2; 0)" office:value-type="string" office:string-value="330" calcext:value-type="string">
            <text:p>33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attlewake</text:p>
          </table:table-cell>
          <table:table-cell table:formula="of:=VLOOKUP([.K37];[$games_index.$A$2:.$B$610]; 2; 0)" office:value-type="string" office:string-value="50" calcext:value-type="string">
            <text:p>5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vil's Kiss</text:p>
          </table:table-cell>
          <table:table-cell table:style-name="ce11" table:formula="of:=VLOOKUP([.B38];[$games_index.$A$2:.$B$610];2;0)" office:value-type="string" office:string-value="122" calcext:value-type="string">
            <text:p>12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 76</text:p>
          </table:table-cell>
          <table:table-cell table:formula="of:=VLOOKUP([.E38];[$games_index.$A$2:.$B$610]; 2; 0)" office:value-type="string" office:string-value="169" calcext:value-type="string">
            <text:p>16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One-armed cook</text:p>
          </table:table-cell>
          <table:table-cell table:formula="of:=VLOOKUP([.H38];[$games_index.$A$2:.$B$610]; 2; 0)" office:value-type="string" office:string-value="335" calcext:value-type="string">
            <text:p>33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ehold the Kickmen</text:p>
          </table:table-cell>
          <table:table-cell table:formula="of:=VLOOKUP([.K38];[$games_index.$A$2:.$B$610]; 2; 0)" office:value-type="string" office:string-value="51" calcext:value-type="string">
            <text:p>5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ishonored</text:p>
          </table:table-cell>
          <table:table-cell table:style-name="ce11" table:formula="of:=VLOOKUP([.B39];[$games_index.$A$2:.$B$610];2;0)" office:value-type="string" office:string-value="126" calcext:value-type="string">
            <text:p>12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 Tactics: Brotherhood of Steel</text:p>
          </table:table-cell>
          <table:table-cell table:formula="of:=VLOOKUP([.E39];[$games_index.$A$2:.$B$610]; 2; 0)" office:value-type="string" office:string-value="170" calcext:value-type="string">
            <text:p>17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Post Void</text:p>
          </table:table-cell>
          <table:table-cell table:formula="of:=VLOOKUP([.H39];[$games_index.$A$2:.$B$610]; 2; 0)" office:value-type="string" office:string-value="361" calcext:value-type="string">
            <text:p>36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eholder</text:p>
          </table:table-cell>
          <table:table-cell table:formula="of:=VLOOKUP([.K39];[$games_index.$A$2:.$B$610]; 2; 0)" office:value-type="string" office:string-value="52" calcext:value-type="string">
            <text:p>5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ominion</text:p>
          </table:table-cell>
          <table:table-cell table:style-name="ce11" table:formula="of:=VLOOKUP([.B40];[$games_index.$A$2:.$B$610];2;0)" office:value-type="string" office:string-value="133" calcext:value-type="string">
            <text:p>13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: A Post Nuclear Role Playing Game</text:p>
          </table:table-cell>
          <table:table-cell table:formula="of:=VLOOKUP([.E40];[$games_index.$A$2:.$B$610]; 2; 0)" office:value-type="string" office:string-value="171" calcext:value-type="string">
            <text:p>17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Project Zomboid</text:p>
          </table:table-cell>
          <table:table-cell table:formula="of:=VLOOKUP([.H40];[$games_index.$A$2:.$B$610]; 2; 0)" office:value-type="string" office:string-value="364" calcext:value-type="string">
            <text:p>36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eyond Divinity</text:p>
          </table:table-cell>
          <table:table-cell table:formula="of:=VLOOKUP([.K40];[$games_index.$A$2:.$B$610]; 2; 0)" office:value-type="string" office:string-value="53" calcext:value-type="string">
            <text:p>5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on't Starve Together</text:p>
          </table:table-cell>
          <table:table-cell table:style-name="ce11" table:formula="of:=VLOOKUP([.B41];[$games_index.$A$2:.$B$610];2;0)" office:value-type="string" office:string-value="135" calcext:value-type="string">
            <text:p>13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llout: New Vegas</text:p>
          </table:table-cell>
          <table:table-cell table:formula="of:=VLOOKUP([.E41];[$games_index.$A$2:.$B$610]; 2; 0)" office:value-type="string" office:string-value="172" calcext:value-type="string">
            <text:p>17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Quasimorph</text:p>
          </table:table-cell>
          <table:table-cell table:formula="of:=VLOOKUP([.H41];[$games_index.$A$2:.$B$610]; 2; 0)" office:value-type="string" office:string-value="367" calcext:value-type="string">
            <text:p>36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igscreen Beta</text:p>
          </table:table-cell>
          <table:table-cell table:formula="of:=VLOOKUP([.K41];[$games_index.$A$2:.$B$610]; 2; 0)" office:value-type="string" office:string-value="55" calcext:value-type="string">
            <text:p>5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RAGON BALL Z: KAKAROT</text:p>
          </table:table-cell>
          <table:table-cell table:style-name="ce11" table:formula="of:=VLOOKUP([.B42];[$games_index.$A$2:.$B$610];2;0)" office:value-type="string" office:string-value="140" calcext:value-type="string">
            <text:p>14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r Cry 3</text:p>
          </table:table-cell>
          <table:table-cell table:formula="of:=VLOOKUP([.E42];[$games_index.$A$2:.$B$610]; 2; 0)" office:value-type="string" office:string-value="173" calcext:value-type="string">
            <text:p>173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Resident Evil 7 Biohazard</text:p>
          </table:table-cell>
          <table:table-cell table:formula="of:=VLOOKUP([.H42];[$games_index.$A$2:.$B$610]; 2; 0)" office:value-type="string" office:string-value="383" calcext:value-type="string">
            <text:p>38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IOMUTANT</text:p>
          </table:table-cell>
          <table:table-cell table:formula="of:=VLOOKUP([.K42];[$games_index.$A$2:.$B$610]; 2; 0)" office:value-type="string" office:string-value="56" calcext:value-type="string">
            <text:p>5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Earth 2150 Trilogy</text:p>
          </table:table-cell>
          <table:table-cell table:style-name="ce11" table:formula="of:=VLOOKUP([.B43];[$games_index.$A$2:.$B$610];2;0)" office:value-type="string" office:string-value="150" calcext:value-type="string">
            <text:p>15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r Cry® 4</text:p>
          </table:table-cell>
          <table:table-cell table:formula="of:=VLOOKUP([.E43];[$games_index.$A$2:.$B$610]; 2; 0)" office:value-type="string" office:string-value="174" calcext:value-type="string">
            <text:p>17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Risk of Rain 2</text:p>
          </table:table-cell>
          <table:table-cell table:formula="of:=VLOOKUP([.H43];[$games_index.$A$2:.$B$610]; 2; 0)" office:value-type="string" office:string-value="391" calcext:value-type="string">
            <text:p>39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lack Desert</text:p>
          </table:table-cell>
          <table:table-cell table:formula="of:=VLOOKUP([.K43];[$games_index.$A$2:.$B$610]; 2; 0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Earth 2160</text:p>
          </table:table-cell>
          <table:table-cell table:style-name="ce11" table:formula="of:=VLOOKUP([.B44];[$games_index.$A$2:.$B$610];2;0)" office:value-type="string" office:string-value="151" calcext:value-type="string">
            <text:p>15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r Cry® 5</text:p>
          </table:table-cell>
          <table:table-cell table:formula="of:=VLOOKUP([.E44];[$games_index.$A$2:.$B$610]; 2; 0)" office:value-type="string" office:string-value="175" calcext:value-type="string">
            <text:p>17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CP: Secret Laboratory</text:p>
          </table:table-cell>
          <table:table-cell table:formula="of:=VLOOKUP([.H44];[$games_index.$A$2:.$B$610]; 2; 0)" office:value-type="string" office:string-value="410" calcext:value-type="string">
            <text:p>41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leed 2</text:p>
          </table:table-cell>
          <table:table-cell table:formula="of:=VLOOKUP([.K44];[$games_index.$A$2:.$B$610]; 2; 0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Effie</text:p>
          </table:table-cell>
          <table:table-cell table:style-name="ce11" table:formula="of:=VLOOKUP([.B45];[$games_index.$A$2:.$B$610];2;0)" office:value-type="string" office:string-value="153" calcext:value-type="string">
            <text:p>15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r Cry® New Dawn</text:p>
          </table:table-cell>
          <table:table-cell table:formula="of:=VLOOKUP([.E45];[$games_index.$A$2:.$B$610]; 2; 0)" office:value-type="string" office:string-value="176" calcext:value-type="string">
            <text:p>176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id Meier’s Civilization® VI</text:p>
          </table:table-cell>
          <table:table-cell table:formula="of:=VLOOKUP([.H45];[$games_index.$A$2:.$B$610]; 2; 0)" office:value-type="string" office:string-value="429" calcext:value-type="string">
            <text:p>42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ombshell</text:p>
          </table:table-cell>
          <table:table-cell table:formula="of:=VLOOKUP([.K45];[$games_index.$A$2:.$B$610]; 2; 0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ELDEN RING</text:p>
          </table:table-cell>
          <table:table-cell table:style-name="ce11" table:formula="of:=VLOOKUP([.B46];[$games_index.$A$2:.$B$610];2;0)" office:value-type="string" office:string-value="154" calcext:value-type="string">
            <text:p>15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AR: Lone Sails</text:p>
          </table:table-cell>
          <table:table-cell table:formula="of:=VLOOKUP([.E46];[$games_index.$A$2:.$B$610]; 2; 0)" office:value-type="string" office:string-value="177" calcext:value-type="string">
            <text:p>17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kullgirls 2nd Encore</text:p>
          </table:table-cell>
          <table:table-cell table:formula="of:=VLOOKUP([.H46];[$games_index.$A$2:.$B$610]; 2; 0)" office:value-type="string" office:string-value="434" calcext:value-type="string">
            <text:p>43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reathedge</text:p>
          </table:table-cell>
          <table:table-cell table:formula="of:=VLOOKUP([.K46];[$games_index.$A$2:.$B$610]; 2; 0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Enclave</text:p>
          </table:table-cell>
          <table:table-cell table:style-name="ce11" table:formula="of:=VLOOKUP([.B47];[$games_index.$A$2:.$B$610];2;0)" office:value-type="string" office:string-value="159" calcext:value-type="string">
            <text:p>15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olklore Hunter</text:p>
          </table:table-cell>
          <table:table-cell table:formula="of:=VLOOKUP([.E47];[$games_index.$A$2:.$B$610]; 2; 0)" office:value-type="string" office:string-value="183" calcext:value-type="string">
            <text:p>183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lay the Spire</text:p>
          </table:table-cell>
          <table:table-cell table:formula="of:=VLOOKUP([.H47];[$games_index.$A$2:.$B$610]; 2; 0)" office:value-type="string" office:string-value="439" calcext:value-type="string">
            <text:p>43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ridge Constructor</text:p>
          </table:table-cell>
          <table:table-cell table:formula="of:=VLOOKUP([.K47];[$games_index.$A$2:.$B$610]; 2; 0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ENDLESS™ Space 2</text:p>
          </table:table-cell>
          <table:table-cell table:style-name="ce11" table:formula="of:=VLOOKUP([.B48];[$games_index.$A$2:.$B$610];2;0)" office:value-type="string" office:string-value="161" calcext:value-type="string">
            <text:p>16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OR HONOR™</text:p>
          </table:table-cell>
          <table:table-cell table:formula="of:=VLOOKUP([.E48];[$games_index.$A$2:.$B$610]; 2; 0)" office:value-type="string" office:string-value="184" calcext:value-type="string">
            <text:p>18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ongs of Conquest</text:p>
          </table:table-cell>
          <table:table-cell table:formula="of:=VLOOKUP([.H48];[$games_index.$A$2:.$B$610]; 2; 0)" office:value-type="string" office:string-value="450" calcext:value-type="string">
            <text:p>45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Bridge Constructor: The Walking Dead</text:p>
          </table:table-cell>
          <table:table-cell table:formula="of:=VLOOKUP([.K48];[$games_index.$A$2:.$B$610]; 2; 0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allout 3: Game of the Year Edition</text:p>
          </table:table-cell>
          <table:table-cell table:style-name="ce11" table:formula="of:=VLOOKUP([.B49];[$games_index.$A$2:.$B$610];2;0)" office:value-type="string" office:string-value="167" calcext:value-type="string">
            <text:p>16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reeman: Guerrilla Warfare</text:p>
          </table:table-cell>
          <table:table-cell table:formula="of:=VLOOKUP([.E49];[$games_index.$A$2:.$B$610]; 2; 0)" office:value-type="string" office:string-value="188" calcext:value-type="string">
            <text:p>18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PORE™</text:p>
          </table:table-cell>
          <table:table-cell table:formula="of:=VLOOKUP([.H49];[$games_index.$A$2:.$B$610]; 2; 0)" office:value-type="string" office:string-value="463" calcext:value-type="string">
            <text:p>46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all of Duty®</text:p>
          </table:table-cell>
          <table:table-cell table:formula="of:=VLOOKUP([.K49];[$games_index.$A$2:.$B$610]; 2; 0)" office:value-type="string" office:string-value="72" calcext:value-type="string">
            <text:p>7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allout 4</text:p>
          </table:table-cell>
          <table:table-cell table:style-name="ce11" table:formula="of:=VLOOKUP([.B50];[$games_index.$A$2:.$B$610];2;0)" office:value-type="string" office:string-value="168" calcext:value-type="string">
            <text:p>16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Frostpunk</text:p>
          </table:table-cell>
          <table:table-cell table:formula="of:=VLOOKUP([.E50];[$games_index.$A$2:.$B$610]; 2; 0)" office:value-type="string" office:string-value="189" calcext:value-type="string">
            <text:p>18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treet Fighter™ 6</text:p>
          </table:table-cell>
          <table:table-cell table:formula="of:=VLOOKUP([.H50];[$games_index.$A$2:.$B$610]; 2; 0)" office:value-type="string" office:string-value="481" calcext:value-type="string">
            <text:p>48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ally's Caves 4</text:p>
          </table:table-cell>
          <table:table-cell table:formula="of:=VLOOKUP([.K50];[$games_index.$A$2:.$B$610]; 2; 0)" office:value-type="string" office:string-value="74" calcext:value-type="string">
            <text:p>7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allout: New Vegas</text:p>
          </table:table-cell>
          <table:table-cell table:style-name="ce11" table:formula="of:=VLOOKUP([.B51];[$games_index.$A$2:.$B$610];2;0)" office:value-type="string" office:string-value="172" calcext:value-type="string">
            <text:p>17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ang Beasts</text:p>
          </table:table-cell>
          <table:table-cell table:formula="of:=VLOOKUP([.E51];[$games_index.$A$2:.$B$610]; 2; 0)" office:value-type="string" office:string-value="192" calcext:value-type="string">
            <text:p>19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SYNTHETIK: Legion Rising</text:p>
          </table:table-cell>
          <table:table-cell table:formula="of:=VLOOKUP([.H51];[$games_index.$A$2:.$B$610]; 2; 0)" office:value-type="string" office:string-value="493" calcext:value-type="string">
            <text:p>49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armageddon: Max Damage</text:p>
          </table:table-cell>
          <table:table-cell table:formula="of:=VLOOKUP([.K51];[$games_index.$A$2:.$B$610]; 2; 0)" office:value-type="string" office:string-value="75" calcext:value-type="string">
            <text:p>7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ar Cry 3</text:p>
          </table:table-cell>
          <table:table-cell table:style-name="ce11" table:formula="of:=VLOOKUP([.B52];[$games_index.$A$2:.$B$610];2;0)" office:value-type="string" office:string-value="173" calcext:value-type="string">
            <text:p>17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arfield Kart</text:p>
          </table:table-cell>
          <table:table-cell table:formula="of:=VLOOKUP([.E52];[$games_index.$A$2:.$B$610]; 2; 0)" office:value-type="string" office:string-value="193" calcext:value-type="string">
            <text:p>193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abletop Simulator</text:p>
          </table:table-cell>
          <table:table-cell table:formula="of:=VLOOKUP([.H52];[$games_index.$A$2:.$B$610]; 2; 0)" office:value-type="string" office:string-value="494" calcext:value-type="string">
            <text:p>49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hildren of Morta</text:p>
          </table:table-cell>
          <table:table-cell table:formula="of:=VLOOKUP([.K52];[$games_index.$A$2:.$B$610]; 2; 0)" office:value-type="string" office:string-value="78" calcext:value-type="string">
            <text:p>7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ar Cry® 5</text:p>
          </table:table-cell>
          <table:table-cell table:style-name="ce11" table:formula="of:=VLOOKUP([.B53];[$games_index.$A$2:.$B$610];2;0)" office:value-type="string" office:string-value="175" calcext:value-type="string">
            <text:p>17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arry's Mod</text:p>
          </table:table-cell>
          <table:table-cell table:formula="of:=VLOOKUP([.E53];[$games_index.$A$2:.$B$610]; 2; 0)" office:value-type="string" office:string-value="194" calcext:value-type="string">
            <text:p>19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EKKEN 7</text:p>
          </table:table-cell>
          <table:table-cell table:formula="of:=VLOOKUP([.H53];[$games_index.$A$2:.$B$610]; 2; 0)" office:value-type="string" office:string-value="498" calcext:value-type="string">
            <text:p>49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linically Dead</text:p>
          </table:table-cell>
          <table:table-cell table:formula="of:=VLOOKUP([.K53];[$games_index.$A$2:.$B$610]; 2; 0)" office:value-type="string" office:string-value="80" calcext:value-type="string">
            <text:p>8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olklore Hunter</text:p>
          </table:table-cell>
          <table:table-cell table:style-name="ce11" table:formula="of:=VLOOKUP([.B54];[$games_index.$A$2:.$B$610];2;0)" office:value-type="string" office:string-value="183" calcext:value-type="string">
            <text:p>18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etting Over It with Bennett Foddy</text:p>
          </table:table-cell>
          <table:table-cell table:formula="of:=VLOOKUP([.E54];[$games_index.$A$2:.$B$610]; 2; 0)" office:value-type="string" office:string-value="197" calcext:value-type="string">
            <text:p>19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erraria</text:p>
          </table:table-cell>
          <table:table-cell table:formula="of:=VLOOKUP([.H54];[$games_index.$A$2:.$B$610]; 2; 0)" office:value-type="string" office:string-value="499" calcext:value-type="string">
            <text:p>499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obra Kai: The Karate Kid Saga Continues</text:p>
          </table:table-cell>
          <table:table-cell table:formula="of:=VLOOKUP([.K54];[$games_index.$A$2:.$B$610]; 2; 0)" office:value-type="string" office:string-value="81" calcext:value-type="string">
            <text:p>8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FOR HONOR™</text:p>
          </table:table-cell>
          <table:table-cell table:style-name="ce11" table:formula="of:=VLOOKUP([.B55];[$games_index.$A$2:.$B$610];2;0)" office:value-type="string" office:string-value="184" calcext:value-type="string">
            <text:p>18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orky 17</text:p>
          </table:table-cell>
          <table:table-cell table:formula="of:=VLOOKUP([.E55];[$games_index.$A$2:.$B$610]; 2; 0)" office:value-type="string" office:string-value="208" calcext:value-type="string">
            <text:p>20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he Ascent</text:p>
          </table:table-cell>
          <table:table-cell table:formula="of:=VLOOKUP([.H55];[$games_index.$A$2:.$B$610]; 2; 0)" office:value-type="string" office:string-value="502" calcext:value-type="string">
            <text:p>50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onan Chop Chop</text:p>
          </table:table-cell>
          <table:table-cell table:formula="of:=VLOOKUP([.K55];[$games_index.$A$2:.$B$610]; 2; 0)" office:value-type="string" office:string-value="83" calcext:value-type="string">
            <text:p>8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Gang Beasts</text:p>
          </table:table-cell>
          <table:table-cell table:style-name="ce11" table:formula="of:=VLOOKUP([.B56];[$games_index.$A$2:.$B$610];2;0)" office:value-type="string" office:string-value="192" calcext:value-type="string">
            <text:p>19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rand Theft Auto IV: The Complete Edition</text:p>
          </table:table-cell>
          <table:table-cell table:formula="of:=VLOOKUP([.E56];[$games_index.$A$2:.$B$610]; 2; 0)" office:value-type="string" office:string-value="210" calcext:value-type="string">
            <text:p>21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he Elder Scrolls V: Skyrim Special Edition</text:p>
          </table:table-cell>
          <table:table-cell table:formula="of:=VLOOKUP([.H56];[$games_index.$A$2:.$B$610]; 2; 0)" office:value-type="string" office:string-value="508" calcext:value-type="string">
            <text:p>50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ook, Serve, Delicious!</text:p>
          </table:table-cell>
          <table:table-cell table:formula="of:=VLOOKUP([.K56];[$games_index.$A$2:.$B$610]; 2; 0)" office:value-type="string" office:string-value="84" calcext:value-type="string">
            <text:p>8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God of War</text:p>
          </table:table-cell>
          <table:table-cell table:style-name="ce11" table:formula="of:=VLOOKUP([.B57];[$games_index.$A$2:.$B$610];2;0)" office:value-type="string" office:string-value="201" calcext:value-type="string">
            <text:p>20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rand Theft Auto V</text:p>
          </table:table-cell>
          <table:table-cell table:formula="of:=VLOOKUP([.E57];[$games_index.$A$2:.$B$610]; 2; 0)" office:value-type="string" office:string-value="211" calcext:value-type="string">
            <text:p>211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heHunter: Call of the Wild™</text:p>
          </table:table-cell>
          <table:table-cell table:formula="of:=VLOOKUP([.H57];[$games_index.$A$2:.$B$610]; 2; 0)" office:value-type="string" office:string-value="537" calcext:value-type="string">
            <text:p>537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rown Trick</text:p>
          </table:table-cell>
          <table:table-cell table:formula="of:=VLOOKUP([.K57];[$games_index.$A$2:.$B$610]; 2; 0)" office:value-type="string" office:string-value="89" calcext:value-type="string">
            <text:p>8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Golden Light</text:p>
          </table:table-cell>
          <table:table-cell table:style-name="ce11" table:formula="of:=VLOOKUP([.B58];[$games_index.$A$2:.$B$610];2;0)" office:value-type="string" office:string-value="204" calcext:value-type="string">
            <text:p>20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GRAV</text:p>
          </table:table-cell>
          <table:table-cell table:formula="of:=VLOOKUP([.E58];[$games_index.$A$2:.$B$610]; 2; 0)" office:value-type="string" office:string-value="212" calcext:value-type="string">
            <text:p>21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otal War: WARHAMMER II</text:p>
          </table:table-cell>
          <table:table-cell table:formula="of:=VLOOKUP([.H58];[$games_index.$A$2:.$B$610]; 2; 0)" office:value-type="string" office:string-value="558" calcext:value-type="string">
            <text:p>558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rumble</text:p>
          </table:table-cell>
          <table:table-cell table:formula="of:=VLOOKUP([.K58];[$games_index.$A$2:.$B$610]; 2; 0)" office:value-type="string" office:string-value="92" calcext:value-type="string">
            <text:p>9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Gorky 17</text:p>
          </table:table-cell>
          <table:table-cell table:style-name="ce11" table:formula="of:=VLOOKUP([.B59];[$games_index.$A$2:.$B$610];2;0)" office:value-type="string" office:string-value="208" calcext:value-type="string">
            <text:p>20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alf-Life</text:p>
          </table:table-cell>
          <table:table-cell table:formula="of:=VLOOKUP([.E59];[$games_index.$A$2:.$B$610]; 2; 0)" office:value-type="string" office:string-value="220" calcext:value-type="string">
            <text:p>22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V Rising</text:p>
          </table:table-cell>
          <table:table-cell table:formula="of:=VLOOKUP([.H59];[$games_index.$A$2:.$B$610]; 2; 0)" office:value-type="string" office:string-value="571" calcext:value-type="string">
            <text:p>57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rusader Kings III</text:p>
          </table:table-cell>
          <table:table-cell table:formula="of:=VLOOKUP([.K59];[$games_index.$A$2:.$B$610]; 2; 0)" office:value-type="string" office:string-value="93" calcext:value-type="string">
            <text:p>9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Grand Theft Auto V</text:p>
          </table:table-cell>
          <table:table-cell table:style-name="ce11" table:formula="of:=VLOOKUP([.B60];[$games_index.$A$2:.$B$610];2;0)" office:value-type="string" office:string-value="211" calcext:value-type="string">
            <text:p>21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alo Infinite</text:p>
          </table:table-cell>
          <table:table-cell table:formula="of:=VLOOKUP([.E60];[$games_index.$A$2:.$B$610]; 2; 0)" office:value-type="string" office:string-value="223" calcext:value-type="string">
            <text:p>223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Valheim</text:p>
          </table:table-cell>
          <table:table-cell table:formula="of:=VLOOKUP([.H60];[$games_index.$A$2:.$B$610]; 2; 0)" office:value-type="string" office:string-value="573" calcext:value-type="string">
            <text:p>57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RYPTARK</text:p>
          </table:table-cell>
          <table:table-cell table:formula="of:=VLOOKUP([.K60];[$games_index.$A$2:.$B$610]; 2; 0)" office:value-type="string" office:string-value="95" calcext:value-type="string">
            <text:p>9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GUILTY GEAR -STRIVE-</text:p>
          </table:table-cell>
          <table:table-cell table:style-name="ce11" table:formula="of:=VLOOKUP([.B61];[$games_index.$A$2:.$B$610];2;0)" office:value-type="string" office:string-value="219" calcext:value-type="string">
            <text:p>2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earts of Iron IV</text:p>
          </table:table-cell>
          <table:table-cell table:formula="of:=VLOOKUP([.E61];[$games_index.$A$2:.$B$610]; 2; 0)" office:value-type="string" office:string-value="227" calcext:value-type="string">
            <text:p>22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Vampire Survivors</text:p>
          </table:table-cell>
          <table:table-cell table:formula="of:=VLOOKUP([.H61];[$games_index.$A$2:.$B$610]; 2; 0)" office:value-type="string" office:string-value="575" calcext:value-type="string">
            <text:p>575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ult of the Lamb</text:p>
          </table:table-cell>
          <table:table-cell table:formula="of:=VLOOKUP([.K61];[$games_index.$A$2:.$B$610]; 2; 0)" office:value-type="string" office:string-value="96" calcext:value-type="string">
            <text:p>9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alo Infinite</text:p>
          </table:table-cell>
          <table:table-cell table:style-name="ce11" table:formula="of:=VLOOKUP([.B62];[$games_index.$A$2:.$B$610];2;0)" office:value-type="string" office:string-value="223" calcext:value-type="string">
            <text:p>22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eli Heroes</text:p>
          </table:table-cell>
          <table:table-cell table:formula="of:=VLOOKUP([.E62];[$games_index.$A$2:.$B$610]; 2; 0)" office:value-type="string" office:string-value="228" calcext:value-type="string">
            <text:p>228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arframe</text:p>
          </table:table-cell>
          <table:table-cell table:formula="of:=VLOOKUP([.H62];[$games_index.$A$2:.$B$610]; 2; 0)" office:value-type="string" office:string-value="586" calcext:value-type="string">
            <text:p>58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ultist Simulator</text:p>
          </table:table-cell>
          <table:table-cell table:formula="of:=VLOOKUP([.K62];[$games_index.$A$2:.$B$610]; 2; 0)" office:value-type="string" office:string-value="97" calcext:value-type="string">
            <text:p>9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eadlander</text:p>
          </table:table-cell>
          <table:table-cell table:style-name="ce11" table:formula="of:=VLOOKUP([.B63];[$games_index.$A$2:.$B$610];2;0)" office:value-type="string" office:string-value="226" calcext:value-type="string">
            <text:p>22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eroes &amp; Generals</text:p>
          </table:table-cell>
          <table:table-cell table:formula="of:=VLOOKUP([.E63];[$games_index.$A$2:.$B$610]; 2; 0)" office:value-type="string" office:string-value="232" calcext:value-type="string">
            <text:p>232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arhammer: Vermintide 2</text:p>
          </table:table-cell>
          <table:table-cell table:formula="of:=VLOOKUP([.H63];[$games_index.$A$2:.$B$610]; 2; 0)" office:value-type="string" office:string-value="592" calcext:value-type="string">
            <text:p>592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urse: The Eye of Isis</text:p>
          </table:table-cell>
          <table:table-cell table:formula="of:=VLOOKUP([.K63];[$games_index.$A$2:.$B$610]; 2; 0)" office:value-type="string" office:string-value="98" calcext:value-type="string">
            <text:p>9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eli Heroes</text:p>
          </table:table-cell>
          <table:table-cell table:style-name="ce11" table:formula="of:=VLOOKUP([.B64];[$games_index.$A$2:.$B$610];2;0)" office:value-type="string" office:string-value="228" calcext:value-type="string">
            <text:p>22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itman: Absolution™</text:p>
          </table:table-cell>
          <table:table-cell table:formula="of:=VLOOKUP([.E64];[$games_index.$A$2:.$B$610]; 2; 0)" office:value-type="string" office:string-value="235" calcext:value-type="string">
            <text:p>235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ho's Your Daddy?!</text:p>
          </table:table-cell>
          <table:table-cell table:formula="of:=VLOOKUP([.H64];[$games_index.$A$2:.$B$610]; 2; 0)" office:value-type="string" office:string-value="596" calcext:value-type="string">
            <text:p>596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yberpunk 2077</text:p>
          </table:table-cell>
          <table:table-cell table:formula="of:=VLOOKUP([.K64];[$games_index.$A$2:.$B$610]; 2; 0)" office:value-type="string" office:string-value="99" calcext:value-type="string">
            <text:p>9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ero of the Kingdom III</text:p>
          </table:table-cell>
          <table:table-cell table:style-name="ce11" table:formula="of:=VLOOKUP([.B65];[$games_index.$A$2:.$B$610];2;0)" office:value-type="string" office:string-value="230" calcext:value-type="string">
            <text:p>23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HITMAN™ 2</text:p>
          </table:table-cell>
          <table:table-cell table:formula="of:=VLOOKUP([.E65];[$games_index.$A$2:.$B$610]; 2; 0)" office:value-type="string" office:string-value="237" calcext:value-type="string">
            <text:p>23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orld of Tanks</text:p>
          </table:table-cell>
          <table:table-cell table:formula="of:=VLOOKUP([.H65];[$games_index.$A$2:.$B$610]; 2; 0)" office:value-type="string" office:string-value="600" calcext:value-type="string">
            <text:p>60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Dandara: Trials of Fear Edition</text:p>
          </table:table-cell>
          <table:table-cell table:formula="of:=VLOOKUP([.K65];[$games_index.$A$2:.$B$610]; 2; 0)" office:value-type="string" office:string-value="100" calcext:value-type="string">
            <text:p>10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ide and Shriek</text:p>
          </table:table-cell>
          <table:table-cell table:style-name="ce11" table:formula="of:=VLOOKUP([.B66];[$games_index.$A$2:.$B$610];2;0)" office:value-type="string" office:string-value="233" calcext:value-type="string">
            <text:p>23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Insurgency</text:p>
          </table:table-cell>
          <table:table-cell table:formula="of:=VLOOKUP([.E66];[$games_index.$A$2:.$B$610]; 2; 0)" office:value-type="string" office:string-value="254" calcext:value-type="string">
            <text:p>254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Worms Armageddon</text:p>
          </table:table-cell>
          <table:table-cell table:formula="of:=VLOOKUP([.H66];[$games_index.$A$2:.$B$610]; 2; 0)" office:value-type="string" office:string-value="603" calcext:value-type="string">
            <text:p>60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Day of Infamy</text:p>
          </table:table-cell>
          <table:table-cell table:formula="of:=VLOOKUP([.K66];[$games_index.$A$2:.$B$610]; 2; 0)" office:value-type="string" office:string-value="102" calcext:value-type="string">
            <text:p>10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ired Ops</text:p>
          </table:table-cell>
          <table:table-cell table:style-name="ce11" table:formula="of:=VLOOKUP([.B67];[$games_index.$A$2:.$B$610];2;0)" office:value-type="string" office:string-value="234" calcext:value-type="string">
            <text:p>23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Just Cause 2</text:p>
          </table:table-cell>
          <table:table-cell table:formula="of:=VLOOKUP([.E67];[$games_index.$A$2:.$B$610]; 2; 0)" office:value-type="string" office:string-value="259" calcext:value-type="string">
            <text:p>25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ad Effect 2</text:p>
          </table:table-cell>
          <table:table-cell table:formula="of:=VLOOKUP([.K67];[$games_index.$A$2:.$B$610]; 2; 0)" office:value-type="string" office:string-value="104" calcext:value-type="string">
            <text:p>10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ITMAN™</text:p>
          </table:table-cell>
          <table:table-cell table:style-name="ce11" table:formula="of:=VLOOKUP([.B68];[$games_index.$A$2:.$B$610];2;0)" office:value-type="string" office:string-value="236" calcext:value-type="string">
            <text:p>23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Just Cause™ 3</text:p>
          </table:table-cell>
          <table:table-cell table:formula="of:=VLOOKUP([.E68];[$games_index.$A$2:.$B$610]; 2; 0)" office:value-type="string" office:string-value="261" calcext:value-type="string">
            <text:p>26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ad Island: Riptide Definitive Edition</text:p>
          </table:table-cell>
          <table:table-cell table:formula="of:=VLOOKUP([.K68];[$games_index.$A$2:.$B$610]; 2; 0)" office:value-type="string" office:string-value="106" calcext:value-type="string">
            <text:p>10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Hollow Knight</text:p>
          </table:table-cell>
          <table:table-cell table:style-name="ce11" table:formula="of:=VLOOKUP([.B69];[$games_index.$A$2:.$B$610];2;0)" office:value-type="string" office:string-value="241" calcext:value-type="string">
            <text:p>24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Just Cause™ 3: Multiplayer Mod</text:p>
          </table:table-cell>
          <table:table-cell table:formula="of:=VLOOKUP([.E69];[$games_index.$A$2:.$B$610]; 2; 0)" office:value-type="string" office:string-value="262" calcext:value-type="string">
            <text:p>262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ATH STRANDING DIRECTOR'S CUT</text:p>
          </table:table-cell>
          <table:table-cell table:formula="of:=VLOOKUP([.K69];[$games_index.$A$2:.$B$610]; 2; 0)" office:value-type="string" office:string-value="107" calcext:value-type="string">
            <text:p>10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Ikenfell</text:p>
          </table:table-cell>
          <table:table-cell table:style-name="ce11" table:formula="of:=VLOOKUP([.B70];[$games_index.$A$2:.$B$610];2;0)" office:value-type="string" office:string-value="249" calcext:value-type="string">
            <text:p>24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Kenshi</text:p>
          </table:table-cell>
          <table:table-cell table:formula="of:=VLOOKUP([.E70];[$games_index.$A$2:.$B$610]; 2; 0)" office:value-type="string" office:string-value="264" calcext:value-type="string">
            <text:p>26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ATHLOOP</text:p>
          </table:table-cell>
          <table:table-cell table:formula="of:=VLOOKUP([.K70];[$games_index.$A$2:.$B$610]; 2; 0)" office:value-type="string" office:string-value="108" calcext:value-type="string">
            <text:p>10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Inscryption</text:p>
          </table:table-cell>
          <table:table-cell table:style-name="ce11" table:formula="of:=VLOOKUP([.B71];[$games_index.$A$2:.$B$610];2;0)" office:value-type="string" office:string-value="252" calcext:value-type="string">
            <text:p>25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Kerbal Space Program</text:p>
          </table:table-cell>
          <table:table-cell table:formula="of:=VLOOKUP([.E71];[$games_index.$A$2:.$B$610]; 2; 0)" office:value-type="string" office:string-value="265" calcext:value-type="string">
            <text:p>26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ep Rock Galactic</text:p>
          </table:table-cell>
          <table:table-cell table:formula="of:=VLOOKUP([.K71];[$games_index.$A$2:.$B$610]; 2; 0)" office:value-type="string" office:string-value="110" calcext:value-type="string">
            <text:p>11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Iron Sky: Invasion</text:p>
          </table:table-cell>
          <table:table-cell table:style-name="ce11" table:formula="of:=VLOOKUP([.B72];[$games_index.$A$2:.$B$610];2;0)" office:value-type="string" office:string-value="256" calcext:value-type="string">
            <text:p>25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Knights and Merchants</text:p>
          </table:table-cell>
          <table:table-cell table:formula="of:=VLOOKUP([.E72];[$games_index.$A$2:.$B$610]; 2; 0)" office:value-type="string" office:string-value="270" calcext:value-type="string">
            <text:p>270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cenders</text:p>
          </table:table-cell>
          <table:table-cell table:formula="of:=VLOOKUP([.K72];[$games_index.$A$2:.$B$610]; 2; 0)" office:value-type="string" office:string-value="112" calcext:value-type="string">
            <text:p>11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Ironsight</text:p>
          </table:table-cell>
          <table:table-cell table:style-name="ce11" table:formula="of:=VLOOKUP([.B73];[$games_index.$A$2:.$B$610];2;0)" office:value-type="string" office:string-value="257" calcext:value-type="string">
            <text:p>25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Lethal Company</text:p>
          </table:table-cell>
          <table:table-cell table:formula="of:=VLOOKUP([.E73];[$games_index.$A$2:.$B$610]; 2; 0)" office:value-type="string" office:string-value="278" calcext:value-type="string">
            <text:p>27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ktop Dungeons</text:p>
          </table:table-cell>
          <table:table-cell table:formula="of:=VLOOKUP([.K73];[$games_index.$A$2:.$B$610]; 2; 0)" office:value-type="string" office:string-value="113" calcext:value-type="string">
            <text:p>11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Jagged Alliance 2 - Wildfire</text:p>
          </table:table-cell>
          <table:table-cell table:style-name="ce11" table:formula="of:=VLOOKUP([.B74];[$games_index.$A$2:.$B$610];2;0)" office:value-type="string" office:string-value="258" calcext:value-type="string">
            <text:p>25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ad Max</text:p>
          </table:table-cell>
          <table:table-cell table:formula="of:=VLOOKUP([.E74];[$games_index.$A$2:.$B$610]; 2; 0)" office:value-type="string" office:string-value="285" calcext:value-type="string">
            <text:p>28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OLATE</text:p>
          </table:table-cell>
          <table:table-cell table:formula="of:=VLOOKUP([.K74];[$games_index.$A$2:.$B$610]; 2; 0)" office:value-type="string" office:string-value="114" calcext:value-type="string">
            <text:p>11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Kenshi</text:p>
          </table:table-cell>
          <table:table-cell table:style-name="ce11" table:formula="of:=VLOOKUP([.B75];[$games_index.$A$2:.$B$610];2;0)" office:value-type="string" office:string-value="264" calcext:value-type="string">
            <text:p>26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etro Exodus</text:p>
          </table:table-cell>
          <table:table-cell table:formula="of:=VLOOKUP([.E75];[$games_index.$A$2:.$B$610]; 2; 0)" office:value-type="string" office:string-value="296" calcext:value-type="string">
            <text:p>29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potism 3k</text:p>
          </table:table-cell>
          <table:table-cell table:formula="of:=VLOOKUP([.K75];[$games_index.$A$2:.$B$610]; 2; 0)" office:value-type="string" office:string-value="115" calcext:value-type="string">
            <text:p>11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Killer Instinct</text:p>
          </table:table-cell>
          <table:table-cell table:style-name="ce11" table:formula="of:=VLOOKUP([.B76];[$games_index.$A$2:.$B$610];2;0)" office:value-type="string" office:string-value="267" calcext:value-type="string">
            <text:p>26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etro Exodus</text:p>
          </table:table-cell>
          <table:table-cell table:formula="of:=VLOOKUP([.E76];[$games_index.$A$2:.$B$610]; 2; 0)" office:value-type="string" office:string-value="296" calcext:value-type="string">
            <text:p>29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tiny 2</text:p>
          </table:table-cell>
          <table:table-cell table:formula="of:=VLOOKUP([.K76];[$games_index.$A$2:.$B$610]; 2; 0)" office:value-type="string" office:string-value="116" calcext:value-type="string">
            <text:p>11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Knights and Merchants</text:p>
          </table:table-cell>
          <table:table-cell table:style-name="ce11" table:formula="of:=VLOOKUP([.B77];[$games_index.$A$2:.$B$610];2;0)" office:value-type="string" office:string-value="270" calcext:value-type="string">
            <text:p>27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irror</text:p>
          </table:table-cell>
          <table:table-cell table:formula="of:=VLOOKUP([.E77];[$games_index.$A$2:.$B$610]; 2; 0)" office:value-type="string" office:string-value="301" calcext:value-type="string">
            <text:p>30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tiny Warriors RPG</text:p>
          </table:table-cell>
          <table:table-cell table:formula="of:=VLOOKUP([.K77];[$games_index.$A$2:.$B$610]; 2; 0)" office:value-type="string" office:string-value="117" calcext:value-type="string">
            <text:p>11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KnightShift</text:p>
          </table:table-cell>
          <table:table-cell table:style-name="ce11" table:formula="of:=VLOOKUP([.B78];[$games_index.$A$2:.$B$610];2;0)" office:value-type="string" office:string-value="271" calcext:value-type="string">
            <text:p>27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ORDHAU</text:p>
          </table:table-cell>
          <table:table-cell table:formula="of:=VLOOKUP([.E78];[$games_index.$A$2:.$B$610]; 2; 0)" office:value-type="string" office:string-value="308" calcext:value-type="string">
            <text:p>30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troy All Humans!</text:p>
          </table:table-cell>
          <table:table-cell table:formula="of:=VLOOKUP([.K78];[$games_index.$A$2:.$B$610]; 2; 0)" office:value-type="string" office:string-value="118" calcext:value-type="string">
            <text:p>11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Lair of the Clockwork God</text:p>
          </table:table-cell>
          <table:table-cell table:style-name="ce11" table:formula="of:=VLOOKUP([.B79];[$games_index.$A$2:.$B$610];2;0)" office:value-type="string" office:string-value="273" calcext:value-type="string">
            <text:p>27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ount &amp; Blade II: Bannerlord</text:p>
          </table:table-cell>
          <table:table-cell table:formula="of:=VLOOKUP([.E79];[$games_index.$A$2:.$B$610]; 2; 0)" office:value-type="string" office:string-value="313" calcext:value-type="string">
            <text:p>31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estroy All Humans! 2 - Reprobed</text:p>
          </table:table-cell>
          <table:table-cell table:formula="of:=VLOOKUP([.K79];[$games_index.$A$2:.$B$610]; 2; 0)" office:value-type="string" office:string-value="119" calcext:value-type="string">
            <text:p>11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Left 4 Dead</text:p>
          </table:table-cell>
          <table:table-cell table:style-name="ce11" table:formula="of:=VLOOKUP([.B80];[$games_index.$A$2:.$B$610];2;0)" office:value-type="string" office:string-value="276" calcext:value-type="string">
            <text:p>27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ount &amp; Blade: Warband</text:p>
          </table:table-cell>
          <table:table-cell table:formula="of:=VLOOKUP([.E80];[$games_index.$A$2:.$B$610]; 2; 0)" office:value-type="string" office:string-value="314" calcext:value-type="string">
            <text:p>31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RT Rally</text:p>
          </table:table-cell>
          <table:table-cell table:formula="of:=VLOOKUP([.K80];[$games_index.$A$2:.$B$610]; 2; 0)" office:value-type="string" office:string-value="123" calcext:value-type="string">
            <text:p>12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Left 4 Dead 2</text:p>
          </table:table-cell>
          <table:table-cell table:style-name="ce11" table:formula="of:=VLOOKUP([.B81];[$games_index.$A$2:.$B$610];2;0)" office:value-type="string" office:string-value="277" calcext:value-type="string">
            <text:p>27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ount &amp; Blade: With Fire &amp; Sword</text:p>
          </table:table-cell>
          <table:table-cell table:formula="of:=VLOOKUP([.E81];[$games_index.$A$2:.$B$610]; 2; 0)" office:value-type="string" office:string-value="315" calcext:value-type="string">
            <text:p>31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sciples: Liberation</text:p>
          </table:table-cell>
          <table:table-cell table:formula="of:=VLOOKUP([.K81];[$games_index.$A$2:.$B$610]; 2; 0)" office:value-type="string" office:string-value="124" calcext:value-type="string">
            <text:p>12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Lethal Company</text:p>
          </table:table-cell>
          <table:table-cell table:style-name="ce11" table:formula="of:=VLOOKUP([.B82];[$games_index.$A$2:.$B$610];2;0)" office:value-type="string" office:string-value="278" calcext:value-type="string">
            <text:p>27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y Summer Car</text:p>
          </table:table-cell>
          <table:table-cell table:formula="of:=VLOOKUP([.E82];[$games_index.$A$2:.$B$610]; 2; 0)" office:value-type="string" office:string-value="319" calcext:value-type="string">
            <text:p>31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sco Elysium - The Final Cut</text:p>
          </table:table-cell>
          <table:table-cell table:formula="of:=VLOOKUP([.K82];[$games_index.$A$2:.$B$610]; 2; 0)" office:value-type="string" office:string-value="125" calcext:value-type="string">
            <text:p>12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Little Nightmares</text:p>
          </table:table-cell>
          <table:table-cell table:style-name="ce11" table:formula="of:=VLOOKUP([.B83];[$games_index.$A$2:.$B$610];2;0)" office:value-type="string" office:string-value="279" calcext:value-type="string">
            <text:p>27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Outlast</text:p>
          </table:table-cell>
          <table:table-cell table:formula="of:=VLOOKUP([.E83];[$games_index.$A$2:.$B$610]; 2; 0)" office:value-type="string" office:string-value="341" calcext:value-type="string">
            <text:p>34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shonored</text:p>
          </table:table-cell>
          <table:table-cell table:formula="of:=VLOOKUP([.K83];[$games_index.$A$2:.$B$610]; 2; 0)" office:value-type="string" office:string-value="126" calcext:value-type="string">
            <text:p>12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ETAL GEAR RISING: REVENGEANCE</text:p>
          </table:table-cell>
          <table:table-cell table:style-name="ce11" table:formula="of:=VLOOKUP([.B84];[$games_index.$A$2:.$B$610];2;0)" office:value-type="string" office:string-value="292" calcext:value-type="string">
            <text:p>29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Outlast 2</text:p>
          </table:table-cell>
          <table:table-cell table:formula="of:=VLOOKUP([.E84];[$games_index.$A$2:.$B$610]; 2; 0)" office:value-type="string" office:string-value="342" calcext:value-type="string">
            <text:p>342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stance</text:p>
          </table:table-cell>
          <table:table-cell table:formula="of:=VLOOKUP([.K84];[$games_index.$A$2:.$B$610]; 2; 0)" office:value-type="string" office:string-value="127" calcext:value-type="string">
            <text:p>12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etro Exodus</text:p>
          </table:table-cell>
          <table:table-cell table:style-name="ce11" table:formula="of:=VLOOKUP([.B85];[$games_index.$A$2:.$B$610];2;0)" office:value-type="string" office:string-value="296" calcext:value-type="string">
            <text:p>29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PAYDAY 2</text:p>
          </table:table-cell>
          <table:table-cell table:formula="of:=VLOOKUP([.E85];[$games_index.$A$2:.$B$610]; 2; 0)" office:value-type="string" office:string-value="349" calcext:value-type="string">
            <text:p>34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vine Divinity</text:p>
          </table:table-cell>
          <table:table-cell table:formula="of:=VLOOKUP([.K85];[$games_index.$A$2:.$B$610]; 2; 0)" office:value-type="string" office:string-value="128" calcext:value-type="string">
            <text:p>12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iddle-earth™: Shadow of War™</text:p>
          </table:table-cell>
          <table:table-cell table:style-name="ce11" table:formula="of:=VLOOKUP([.B86];[$games_index.$A$2:.$B$610];2;0)" office:value-type="string" office:string-value="297" calcext:value-type="string">
            <text:p>29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Phasmophobia</text:p>
          </table:table-cell>
          <table:table-cell table:formula="of:=VLOOKUP([.E86];[$games_index.$A$2:.$B$610]; 2; 0)" office:value-type="string" office:string-value="353" calcext:value-type="string">
            <text:p>35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vine Knockout (DKO)</text:p>
          </table:table-cell>
          <table:table-cell table:formula="of:=VLOOKUP([.K86];[$games_index.$A$2:.$B$610]; 2; 0)" office:value-type="string" office:string-value="129" calcext:value-type="string">
            <text:p>12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onster Hunter: World</text:p>
          </table:table-cell>
          <table:table-cell table:style-name="ce11" table:formula="of:=VLOOKUP([.B87];[$games_index.$A$2:.$B$610];2;0)" office:value-type="string" office:string-value="303" calcext:value-type="string">
            <text:p>30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PlanetSide Arena</text:p>
          </table:table-cell>
          <table:table-cell table:formula="of:=VLOOKUP([.E87];[$games_index.$A$2:.$B$610]; 2; 0)" office:value-type="string" office:string-value="358" calcext:value-type="string">
            <text:p>35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vinity: Original Sin - Enhanced Edition</text:p>
          </table:table-cell>
          <table:table-cell table:formula="of:=VLOOKUP([.K87];[$games_index.$A$2:.$B$610]; 2; 0)" office:value-type="string" office:string-value="130" calcext:value-type="string">
            <text:p>13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ortal Kombat 11</text:p>
          </table:table-cell>
          <table:table-cell table:style-name="ce11" table:formula="of:=VLOOKUP([.B88];[$games_index.$A$2:.$B$610];2;0)" office:value-type="string" office:string-value="310" calcext:value-type="string">
            <text:p>31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Project Zomboid</text:p>
          </table:table-cell>
          <table:table-cell table:formula="of:=VLOOKUP([.E88];[$games_index.$A$2:.$B$610]; 2; 0)" office:value-type="string" office:string-value="364" calcext:value-type="string">
            <text:p>36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ivinity: Original Sin (Classic)</text:p>
          </table:table-cell>
          <table:table-cell table:formula="of:=VLOOKUP([.K88];[$games_index.$A$2:.$B$610]; 2; 0)" office:value-type="string" office:string-value="131" calcext:value-type="string">
            <text:p>13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ortal Kombat X</text:p>
          </table:table-cell>
          <table:table-cell table:style-name="ce11" table:formula="of:=VLOOKUP([.B89];[$games_index.$A$2:.$B$610];2;0)" office:value-type="string" office:string-value="311" calcext:value-type="string">
            <text:p>31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PUBG: BATTLEGROUNDS</text:p>
          </table:table-cell>
          <table:table-cell table:formula="of:=VLOOKUP([.E89];[$games_index.$A$2:.$B$610]; 2; 0)" office:value-type="string" office:string-value="366" calcext:value-type="string">
            <text:p>36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o Not Feed the Monkeys</text:p>
          </table:table-cell>
          <table:table-cell table:formula="of:=VLOOKUP([.K89];[$games_index.$A$2:.$B$610]; 2; 0)" office:value-type="string" office:string-value="132" calcext:value-type="string">
            <text:p>13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MultiVersus</text:p>
          </table:table-cell>
          <table:table-cell table:style-name="ce11" table:formula="of:=VLOOKUP([.B90];[$games_index.$A$2:.$B$610];2;0)" office:value-type="string" office:string-value="317" calcext:value-type="string">
            <text:p>31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ed Dead Online</text:p>
          </table:table-cell>
          <table:table-cell table:formula="of:=VLOOKUP([.E90];[$games_index.$A$2:.$B$610]; 2; 0)" office:value-type="string" office:string-value="376" calcext:value-type="string">
            <text:p>37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oodle Derby</text:p>
          </table:table-cell>
          <table:table-cell table:formula="of:=VLOOKUP([.K90];[$games_index.$A$2:.$B$610]; 2; 0)" office:value-type="string" office:string-value="136" calcext:value-type="string">
            <text:p>13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New Frontier</text:p>
          </table:table-cell>
          <table:table-cell table:style-name="ce11" table:formula="of:=VLOOKUP([.B91];[$games_index.$A$2:.$B$610];2;0)" office:value-type="string" office:string-value="324" calcext:value-type="string">
            <text:p>32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ed Dead Redemption 2</text:p>
          </table:table-cell>
          <table:table-cell table:formula="of:=VLOOKUP([.E91];[$games_index.$A$2:.$B$610]; 2; 0)" office:value-type="string" office:string-value="377" calcext:value-type="string">
            <text:p>37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OOM (1993)</text:p>
          </table:table-cell>
          <table:table-cell table:formula="of:=VLOOKUP([.K91];[$games_index.$A$2:.$B$610]; 2; 0)" office:value-type="string" office:string-value="137" calcext:value-type="string">
            <text:p>13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One-armed cook</text:p>
          </table:table-cell>
          <table:table-cell table:style-name="ce11" table:formula="of:=VLOOKUP([.B92];[$games_index.$A$2:.$B$610];2;0)" office:value-type="string" office:string-value="335" calcext:value-type="string">
            <text:p>33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eign Of Kings</text:p>
          </table:table-cell>
          <table:table-cell table:formula="of:=VLOOKUP([.E92];[$games_index.$A$2:.$B$610]; 2; 0)" office:value-type="string" office:string-value="378" calcext:value-type="string">
            <text:p>37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OOM 64</text:p>
          </table:table-cell>
          <table:table-cell table:formula="of:=VLOOKUP([.K92];[$games_index.$A$2:.$B$610]; 2; 0)" office:value-type="string" office:string-value="138" calcext:value-type="string">
            <text:p>13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One-armed robber</text:p>
          </table:table-cell>
          <table:table-cell table:style-name="ce11" table:formula="of:=VLOOKUP([.B93];[$games_index.$A$2:.$B$610];2;0)" office:value-type="string" office:string-value="336" calcext:value-type="string">
            <text:p>33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imWorld</text:p>
          </table:table-cell>
          <table:table-cell table:formula="of:=VLOOKUP([.E93];[$games_index.$A$2:.$B$610]; 2; 0)" office:value-type="string" office:string-value="387" calcext:value-type="string">
            <text:p>38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OOM Eternal</text:p>
          </table:table-cell>
          <table:table-cell table:formula="of:=VLOOKUP([.K93];[$games_index.$A$2:.$B$610]; 2; 0)" office:value-type="string" office:string-value="139" calcext:value-type="string">
            <text:p>13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Osteoblasts</text:p>
          </table:table-cell>
          <table:table-cell table:style-name="ce11" table:formula="of:=VLOOKUP([.B94];[$games_index.$A$2:.$B$610];2;0)" office:value-type="string" office:string-value="339" calcext:value-type="string">
            <text:p>33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isk of Rain 2</text:p>
          </table:table-cell>
          <table:table-cell table:formula="of:=VLOOKUP([.E94];[$games_index.$A$2:.$B$610]; 2; 0)" office:value-type="string" office:string-value="391" calcext:value-type="string">
            <text:p>39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RAGON: A Game About a Dragon</text:p>
          </table:table-cell>
          <table:table-cell table:formula="of:=VLOOKUP([.K94];[$games_index.$A$2:.$B$610]; 2; 0)" office:value-type="string" office:string-value="141" calcext:value-type="string">
            <text:p>14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aunch</text:p>
          </table:table-cell>
          <table:table-cell table:style-name="ce11" table:formula="of:=VLOOKUP([.B95];[$games_index.$A$2:.$B$610];2;0)" office:value-type="string" office:string-value="348" calcext:value-type="string">
            <text:p>34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obocraft</text:p>
          </table:table-cell>
          <table:table-cell table:formula="of:=VLOOKUP([.E95];[$games_index.$A$2:.$B$610]; 2; 0)" office:value-type="string" office:string-value="392" calcext:value-type="string">
            <text:p>392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ragon's Dogma: Dark Arisen</text:p>
          </table:table-cell>
          <table:table-cell table:formula="of:=VLOOKUP([.K95];[$games_index.$A$2:.$B$610]; 2; 0)" office:value-type="string" office:string-value="142" calcext:value-type="string">
            <text:p>14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hasmophobia</text:p>
          </table:table-cell>
          <table:table-cell table:style-name="ce11" table:formula="of:=VLOOKUP([.B96];[$games_index.$A$2:.$B$610];2;0)" office:value-type="string" office:string-value="353" calcext:value-type="string">
            <text:p>35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ust</text:p>
          </table:table-cell>
          <table:table-cell table:formula="of:=VLOOKUP([.E96];[$games_index.$A$2:.$B$610]; 2; 0)" office:value-type="string" office:string-value="397" calcext:value-type="string">
            <text:p>39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REDGE</text:p>
          </table:table-cell>
          <table:table-cell table:formula="of:=VLOOKUP([.K96];[$games_index.$A$2:.$B$610]; 2; 0)" office:value-type="string" office:string-value="143" calcext:value-type="string">
            <text:p>14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lanets Under Attack</text:p>
          </table:table-cell>
          <table:table-cell table:style-name="ce11" table:formula="of:=VLOOKUP([.B97];[$games_index.$A$2:.$B$610];2;0)" office:value-type="string" office:string-value="355" calcext:value-type="string">
            <text:p>35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yse: Son of Rome</text:p>
          </table:table-cell>
          <table:table-cell table:formula="of:=VLOOKUP([.E97];[$games_index.$A$2:.$B$610]; 2; 0)" office:value-type="string" office:string-value="398" calcext:value-type="string">
            <text:p>39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riftland: The Magic Revival</text:p>
          </table:table-cell>
          <table:table-cell table:formula="of:=VLOOKUP([.K97];[$games_index.$A$2:.$B$610]; 2; 0)" office:value-type="string" office:string-value="144" calcext:value-type="string">
            <text:p>14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ortal</text:p>
          </table:table-cell>
          <table:table-cell table:style-name="ce11" table:formula="of:=VLOOKUP([.B98];[$games_index.$A$2:.$B$610];2;0)" office:value-type="string" office:string-value="359" calcext:value-type="string">
            <text:p>35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aints Row 2</text:p>
          </table:table-cell>
          <table:table-cell table:formula="of:=VLOOKUP([.E98];[$games_index.$A$2:.$B$610]; 2; 0)" office:value-type="string" office:string-value="403" calcext:value-type="string">
            <text:p>40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ungeon of the ENDLESS™</text:p>
          </table:table-cell>
          <table:table-cell table:formula="of:=VLOOKUP([.K98];[$games_index.$A$2:.$B$610]; 2; 0)" office:value-type="string" office:string-value="146" calcext:value-type="string">
            <text:p>14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ortal 2</text:p>
          </table:table-cell>
          <table:table-cell table:style-name="ce11" table:formula="of:=VLOOKUP([.B99];[$games_index.$A$2:.$B$610];2;0)" office:value-type="string" office:string-value="360" calcext:value-type="string">
            <text:p>36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aints Row IV: Re-Elected</text:p>
          </table:table-cell>
          <table:table-cell table:formula="of:=VLOOKUP([.E99];[$games_index.$A$2:.$B$610]; 2; 0)" office:value-type="string" office:string-value="404" calcext:value-type="string">
            <text:p>40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ustforce DX</text:p>
          </table:table-cell>
          <table:table-cell table:formula="of:=VLOOKUP([.K99];[$games_index.$A$2:.$B$610]; 2; 0)" office:value-type="string" office:string-value="147" calcext:value-type="string">
            <text:p>14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OSTAL 2</text:p>
          </table:table-cell>
          <table:table-cell table:style-name="ce11" table:formula="of:=VLOOKUP([.B100];[$games_index.$A$2:.$B$610];2;0)" office:value-type="string" office:string-value="362" calcext:value-type="string">
            <text:p>36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aints Row: The Third</text:p>
          </table:table-cell>
          <table:table-cell table:formula="of:=VLOOKUP([.E100];[$games_index.$A$2:.$B$610]; 2; 0)" office:value-type="string" office:string-value="405" calcext:value-type="string">
            <text:p>40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DYSMANTLE</text:p>
          </table:table-cell>
          <table:table-cell table:formula="of:=VLOOKUP([.K100];[$games_index.$A$2:.$B$610]; 2; 0)" office:value-type="string" office:string-value="149" calcext:value-type="string">
            <text:p>14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Prominence Poker</text:p>
          </table:table-cell>
          <table:table-cell table:style-name="ce11" table:formula="of:=VLOOKUP([.B101];[$games_index.$A$2:.$B$610];2;0)" office:value-type="string" office:string-value="365" calcext:value-type="string">
            <text:p>36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amurai Bringer</text:p>
          </table:table-cell>
          <table:table-cell table:formula="of:=VLOOKUP([.E101];[$games_index.$A$2:.$B$610]; 2; 0)" office:value-type="string" office:string-value="406" calcext:value-type="string">
            <text:p>40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ARTH DEFENSE FORCE 4.1 The Shadow of New Despair</text:p>
          </table:table-cell>
          <table:table-cell table:formula="of:=VLOOKUP([.K101];[$games_index.$A$2:.$B$610]; 2; 0)" office:value-type="string" office:string-value="152" calcext:value-type="string">
            <text:p>15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aft</text:p>
          </table:table-cell>
          <table:table-cell table:style-name="ce11" table:formula="of:=VLOOKUP([.B102];[$games_index.$A$2:.$B$610];2;0)" office:value-type="string" office:string-value="368" calcext:value-type="string">
            <text:p>36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CP: Secret Laboratory</text:p>
          </table:table-cell>
          <table:table-cell table:formula="of:=VLOOKUP([.E102];[$games_index.$A$2:.$B$610]; 2; 0)" office:value-type="string" office:string-value="410" calcext:value-type="string">
            <text:p>410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ldest Souls</text:p>
          </table:table-cell>
          <table:table-cell table:formula="of:=VLOOKUP([.K102];[$games_index.$A$2:.$B$610]; 2; 0)" office:value-type="string" office:string-value="155" calcext:value-type="string">
            <text:p>15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ebel Galaxy</text:p>
          </table:table-cell>
          <table:table-cell table:style-name="ce11" table:formula="of:=VLOOKUP([.B103];[$games_index.$A$2:.$B$610];2;0)" office:value-type="string" office:string-value="374" calcext:value-type="string">
            <text:p>37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CUM</text:p>
          </table:table-cell>
          <table:table-cell table:formula="of:=VLOOKUP([.E103];[$games_index.$A$2:.$B$610]; 2; 0)" office:value-type="string" office:string-value="411" calcext:value-type="string">
            <text:p>41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lectronauts - VR Music</text:p>
          </table:table-cell>
          <table:table-cell table:formula="of:=VLOOKUP([.K103];[$games_index.$A$2:.$B$610]; 2; 0)" office:value-type="string" office:string-value="156" calcext:value-type="string">
            <text:p>15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elicta</text:p>
          </table:table-cell>
          <table:table-cell table:style-name="ce11" table:formula="of:=VLOOKUP([.B104];[$games_index.$A$2:.$B$610];2;0)" office:value-type="string" office:string-value="379" calcext:value-type="string">
            <text:p>37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kyrim Script Extender (SKSE)</text:p>
          </table:table-cell>
          <table:table-cell table:formula="of:=VLOOKUP([.E104];[$games_index.$A$2:.$B$610]; 2; 0)" office:value-type="string" office:string-value="437" calcext:value-type="string">
            <text:p>43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mily is Away &lt;3</text:p>
          </table:table-cell>
          <table:table-cell table:formula="of:=VLOOKUP([.K104];[$games_index.$A$2:.$B$610]; 2; 0)" office:value-type="string" office:string-value="157" calcext:value-type="string">
            <text:p>15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esident Evil 2</text:p>
          </table:table-cell>
          <table:table-cell table:style-name="ce11" table:formula="of:=VLOOKUP([.B105];[$games_index.$A$2:.$B$610];2;0)" office:value-type="string" office:string-value="381" calcext:value-type="string">
            <text:p>38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oundpad</text:p>
          </table:table-cell>
          <table:table-cell table:formula="of:=VLOOKUP([.E105];[$games_index.$A$2:.$B$610]; 2; 0)" office:value-type="string" office:string-value="456" calcext:value-type="string">
            <text:p>45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ncased: A Sci-Fi Post-Apocalyptic RPG</text:p>
          </table:table-cell>
          <table:table-cell table:formula="of:=VLOOKUP([.K105];[$games_index.$A$2:.$B$610]; 2; 0)" office:value-type="string" office:string-value="158" calcext:value-type="string">
            <text:p>15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esident Evil 3</text:p>
          </table:table-cell>
          <table:table-cell table:style-name="ce11" table:formula="of:=VLOOKUP([.B106];[$games_index.$A$2:.$B$610];2;0)" office:value-type="string" office:string-value="382" calcext:value-type="string">
            <text:p>38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outh Park™: The Fractured But Whole™</text:p>
          </table:table-cell>
          <table:table-cell table:formula="of:=VLOOKUP([.E106];[$games_index.$A$2:.$B$610]; 2; 0)" office:value-type="string" office:string-value="457" calcext:value-type="string">
            <text:p>45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NCODYA</text:p>
          </table:table-cell>
          <table:table-cell table:formula="of:=VLOOKUP([.K106];[$games_index.$A$2:.$B$610]; 2; 0)" office:value-type="string" office:string-value="160" calcext:value-type="string">
            <text:p>16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ESIDENT EVIL RESISTANCE</text:p>
          </table:table-cell>
          <table:table-cell table:style-name="ce11" table:formula="of:=VLOOKUP([.B107];[$games_index.$A$2:.$B$610];2;0)" office:value-type="string" office:string-value="385" calcext:value-type="string">
            <text:p>38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outh Park™: The Stick of Truth™</text:p>
          </table:table-cell>
          <table:table-cell table:formula="of:=VLOOKUP([.E107];[$games_index.$A$2:.$B$610]; 2; 0)" office:value-type="string" office:string-value="458" calcext:value-type="string">
            <text:p>45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pic Chef</text:p>
          </table:table-cell>
          <table:table-cell table:formula="of:=VLOOKUP([.K107];[$games_index.$A$2:.$B$610]; 2; 0)" office:value-type="string" office:string-value="162" calcext:value-type="string">
            <text:p>16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imWorld</text:p>
          </table:table-cell>
          <table:table-cell table:style-name="ce11" table:formula="of:=VLOOKUP([.B108];[$games_index.$A$2:.$B$610];2;0)" office:value-type="string" office:string-value="387" calcext:value-type="string">
            <text:p>38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pace Engineers</text:p>
          </table:table-cell>
          <table:table-cell table:formula="of:=VLOOKUP([.E108];[$games_index.$A$2:.$B$610]; 2; 0)" office:value-type="string" office:string-value="459" calcext:value-type="string">
            <text:p>45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scape Doodland</text:p>
          </table:table-cell>
          <table:table-cell table:formula="of:=VLOOKUP([.K108];[$games_index.$A$2:.$B$610]; 2; 0)" office:value-type="string" office:string-value="163" calcext:value-type="string">
            <text:p>16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ing of Elysium</text:p>
          </table:table-cell>
          <table:table-cell table:style-name="ce11" table:formula="of:=VLOOKUP([.B109];[$games_index.$A$2:.$B$610];2;0)" office:value-type="string" office:string-value="388" calcext:value-type="string">
            <text:p>38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PORE™</text:p>
          </table:table-cell>
          <table:table-cell table:formula="of:=VLOOKUP([.E109];[$games_index.$A$2:.$B$610]; 2; 0)" office:value-type="string" office:string-value="463" calcext:value-type="string">
            <text:p>46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verhood</text:p>
          </table:table-cell>
          <table:table-cell table:formula="of:=VLOOKUP([.K109];[$games_index.$A$2:.$B$610]; 2; 0)" office:value-type="string" office:string-value="164" calcext:value-type="string">
            <text:p>16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isk of Rain 2</text:p>
          </table:table-cell>
          <table:table-cell table:style-name="ce11" table:formula="of:=VLOOKUP([.B110];[$games_index.$A$2:.$B$610];2;0)" office:value-type="string" office:string-value="391" calcext:value-type="string">
            <text:p>39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PORE™ Creepy &amp; Cute Parts Pack</text:p>
          </table:table-cell>
          <table:table-cell table:formula="of:=VLOOKUP([.E110];[$games_index.$A$2:.$B$610]; 2; 0)" office:value-type="string" office:string-value="464" calcext:value-type="string">
            <text:p>46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Evil West</text:p>
          </table:table-cell>
          <table:table-cell table:formula="of:=VLOOKUP([.K110];[$games_index.$A$2:.$B$610]; 2; 0)" office:value-type="string" office:string-value="165" calcext:value-type="string">
            <text:p>16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ocket League®</text:p>
          </table:table-cell>
          <table:table-cell table:style-name="ce11" table:formula="of:=VLOOKUP([.B111];[$games_index.$A$2:.$B$610];2;0)" office:value-type="string" office:string-value="395" calcext:value-type="string">
            <text:p>39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PORE™ Galactic Adventures</text:p>
          </table:table-cell>
          <table:table-cell table:formula="of:=VLOOKUP([.E111];[$games_index.$A$2:.$B$610]; 2; 0)" office:value-type="string" office:string-value="465" calcext:value-type="string">
            <text:p>46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allout 76</text:p>
          </table:table-cell>
          <table:table-cell table:formula="of:=VLOOKUP([.K111];[$games_index.$A$2:.$B$610]; 2; 0)" office:value-type="string" office:string-value="169" calcext:value-type="string">
            <text:p>16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ust</text:p>
          </table:table-cell>
          <table:table-cell table:style-name="ce11" table:formula="of:=VLOOKUP([.B112];[$games_index.$A$2:.$B$610];2;0)" office:value-type="string" office:string-value="397" calcext:value-type="string">
            <text:p>39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tarbound</text:p>
          </table:table-cell>
          <table:table-cell table:formula="of:=VLOOKUP([.E112];[$games_index.$A$2:.$B$610]; 2; 0)" office:value-type="string" office:string-value="472" calcext:value-type="string">
            <text:p>472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allout: A Post Nuclear Role Playing Game</text:p>
          </table:table-cell>
          <table:table-cell table:formula="of:=VLOOKUP([.K112];[$games_index.$A$2:.$B$610]; 2; 0)" office:value-type="string" office:string-value="171" calcext:value-type="string">
            <text:p>17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.T.A.L.K.E.R.: Call of Pripyat</text:p>
          </table:table-cell>
          <table:table-cell table:style-name="ce11" table:formula="of:=VLOOKUP([.B113];[$games_index.$A$2:.$B$610];2;0)" office:value-type="string" office:string-value="399" calcext:value-type="string">
            <text:p>39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tellaris</text:p>
          </table:table-cell>
          <table:table-cell table:formula="of:=VLOOKUP([.E113];[$games_index.$A$2:.$B$610]; 2; 0)" office:value-type="string" office:string-value="476" calcext:value-type="string">
            <text:p>47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AR: Lone Sails</text:p>
          </table:table-cell>
          <table:table-cell table:formula="of:=VLOOKUP([.K113];[$games_index.$A$2:.$B$610]; 2; 0)" office:value-type="string" office:string-value="177" calcext:value-type="string">
            <text:p>17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.T.A.L.K.E.R.: Clear Sky</text:p>
          </table:table-cell>
          <table:table-cell table:style-name="ce11" table:formula="of:=VLOOKUP([.B114];[$games_index.$A$2:.$B$610];2;0)" office:value-type="string" office:string-value="400" calcext:value-type="string">
            <text:p>40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tick Fight: The Game</text:p>
          </table:table-cell>
          <table:table-cell table:formula="of:=VLOOKUP([.E114];[$games_index.$A$2:.$B$610]; 2; 0)" office:value-type="string" office:string-value="477" calcext:value-type="string">
            <text:p>47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igment</text:p>
          </table:table-cell>
          <table:table-cell table:formula="of:=VLOOKUP([.K114];[$games_index.$A$2:.$B$610]; 2; 0)" office:value-type="string" office:string-value="179" calcext:value-type="string">
            <text:p>17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.T.A.L.K.E.R.: Shadow of Chernobyl</text:p>
          </table:table-cell>
          <table:table-cell table:style-name="ce11" table:formula="of:=VLOOKUP([.B115];[$games_index.$A$2:.$B$610];2;0)" office:value-type="string" office:string-value="401" calcext:value-type="string">
            <text:p>40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uper Animal Royale</text:p>
          </table:table-cell>
          <table:table-cell table:formula="of:=VLOOKUP([.E115];[$games_index.$A$2:.$B$610]; 2; 0)" office:value-type="string" office:string-value="486" calcext:value-type="string">
            <text:p>48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inding Paradise</text:p>
          </table:table-cell>
          <table:table-cell table:formula="of:=VLOOKUP([.K115];[$games_index.$A$2:.$B$610]; 2; 0)" office:value-type="string" office:string-value="180" calcext:value-type="string">
            <text:p>18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aints Row IV: Re-Elected</text:p>
          </table:table-cell>
          <table:table-cell table:style-name="ce11" table:formula="of:=VLOOKUP([.B116];[$games_index.$A$2:.$B$610];2;0)" office:value-type="string" office:string-value="404" calcext:value-type="string">
            <text:p>40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Surgeon Simulator</text:p>
          </table:table-cell>
          <table:table-cell table:formula="of:=VLOOKUP([.E116];[$games_index.$A$2:.$B$610]; 2; 0)" office:value-type="string" office:string-value="489" calcext:value-type="string">
            <text:p>48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ive Dates</text:p>
          </table:table-cell>
          <table:table-cell table:formula="of:=VLOOKUP([.K116];[$games_index.$A$2:.$B$610]; 2; 0)" office:value-type="string" office:string-value="181" calcext:value-type="string">
            <text:p>18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canner Sombre</text:p>
          </table:table-cell>
          <table:table-cell table:style-name="ce11" table:formula="of:=VLOOKUP([.B117];[$games_index.$A$2:.$B$610];2;0)" office:value-type="string" office:string-value="408" calcext:value-type="string">
            <text:p>40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erraria</text:p>
          </table:table-cell>
          <table:table-cell table:formula="of:=VLOOKUP([.E117];[$games_index.$A$2:.$B$610]; 2; 0)" office:value-type="string" office:string-value="499" calcext:value-type="string">
            <text:p>49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obia - St. Dinfna Hotel</text:p>
          </table:table-cell>
          <table:table-cell table:formula="of:=VLOOKUP([.K117];[$games_index.$A$2:.$B$610]; 2; 0)" office:value-type="string" office:string-value="182" calcext:value-type="string">
            <text:p>18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CP: Secret Laboratory</text:p>
          </table:table-cell>
          <table:table-cell table:style-name="ce11" table:formula="of:=VLOOKUP([.B118];[$games_index.$A$2:.$B$610];2;0)" office:value-type="string" office:string-value="410" calcext:value-type="string">
            <text:p>41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Elder Scrolls III: Morrowind® Game of the Year Edition</text:p>
          </table:table-cell>
          <table:table-cell table:formula="of:=VLOOKUP([.E118];[$games_index.$A$2:.$B$610]; 2; 0)" office:value-type="string" office:string-value="505" calcext:value-type="string">
            <text:p>50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OR HONOR™</text:p>
          </table:table-cell>
          <table:table-cell table:formula="of:=VLOOKUP([.K118];[$games_index.$A$2:.$B$610]; 2; 0)" office:value-type="string" office:string-value="184" calcext:value-type="string">
            <text:p>18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ea of Thieves 2023 Edition</text:p>
          </table:table-cell>
          <table:table-cell table:style-name="ce11" table:formula="of:=VLOOKUP([.B119];[$games_index.$A$2:.$B$610];2;0)" office:value-type="string" office:string-value="412" calcext:value-type="string">
            <text:p>41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Elder Scrolls IV: Oblivion® Game of the Year Edition</text:p>
          </table:table-cell>
          <table:table-cell table:formula="of:=VLOOKUP([.E119];[$games_index.$A$2:.$B$610]; 2; 0)" office:value-type="string" office:string-value="506" calcext:value-type="string">
            <text:p>50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orgive Me Father</text:p>
          </table:table-cell>
          <table:table-cell table:formula="of:=VLOOKUP([.K119];[$games_index.$A$2:.$B$610]; 2; 0)" office:value-type="string" office:string-value="185" calcext:value-type="string">
            <text:p>18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eek Or Die</text:p>
          </table:table-cell>
          <table:table-cell table:style-name="ce11" table:formula="of:=VLOOKUP([.B120];[$games_index.$A$2:.$B$610];2;0)" office:value-type="string" office:string-value="415" calcext:value-type="string">
            <text:p>41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Elder Scrolls V: Skyrim</text:p>
          </table:table-cell>
          <table:table-cell table:formula="of:=VLOOKUP([.E120];[$games_index.$A$2:.$B$610]; 2; 0)" office:value-type="string" office:string-value="507" calcext:value-type="string">
            <text:p>50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orspoken</text:p>
          </table:table-cell>
          <table:table-cell table:formula="of:=VLOOKUP([.K120];[$games_index.$A$2:.$B$610]; 2; 0)" office:value-type="string" office:string-value="186" calcext:value-type="string">
            <text:p>18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ekiro™: Shadows Die Twice - GOTY Edition</text:p>
          </table:table-cell>
          <table:table-cell table:style-name="ce11" table:formula="of:=VLOOKUP([.B121];[$games_index.$A$2:.$B$610];2;0)" office:value-type="string" office:string-value="417" calcext:value-type="string">
            <text:p>41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Elder Scrolls V: Skyrim Special Edition</text:p>
          </table:table-cell>
          <table:table-cell table:formula="of:=VLOOKUP([.E121];[$games_index.$A$2:.$B$610]; 2; 0)" office:value-type="string" office:string-value="508" calcext:value-type="string">
            <text:p>50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orward to the Sky</text:p>
          </table:table-cell>
          <table:table-cell table:formula="of:=VLOOKUP([.K121];[$games_index.$A$2:.$B$610]; 2; 0)" office:value-type="string" office:string-value="187" calcext:value-type="string">
            <text:p>18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epterra Core</text:p>
          </table:table-cell>
          <table:table-cell table:style-name="ce11" table:formula="of:=VLOOKUP([.B122];[$games_index.$A$2:.$B$610];2;0)" office:value-type="string" office:string-value="418" calcext:value-type="string">
            <text:p>41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Elder Scrolls V: Skyrim VR</text:p>
          </table:table-cell>
          <table:table-cell table:formula="of:=VLOOKUP([.E122];[$games_index.$A$2:.$B$610]; 2; 0)" office:value-type="string" office:string-value="509" calcext:value-type="string">
            <text:p>50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rostpunk</text:p>
          </table:table-cell>
          <table:table-cell table:formula="of:=VLOOKUP([.K122];[$games_index.$A$2:.$B$610]; 2; 0)" office:value-type="string" office:string-value="189" calcext:value-type="string">
            <text:p>18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EUM: Speedrunners from Hell</text:p>
          </table:table-cell>
          <table:table-cell table:style-name="ce11" table:formula="of:=VLOOKUP([.B123];[$games_index.$A$2:.$B$610];2;0)" office:value-type="string" office:string-value="420" calcext:value-type="string">
            <text:p>42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Elder Scrolls® Online</text:p>
          </table:table-cell>
          <table:table-cell table:formula="of:=VLOOKUP([.E123];[$games_index.$A$2:.$B$610]; 2; 0)" office:value-type="string" office:string-value="510" calcext:value-type="string">
            <text:p>510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Full Metal Furies</text:p>
          </table:table-cell>
          <table:table-cell table:formula="of:=VLOOKUP([.K123];[$games_index.$A$2:.$B$610]; 2; 0)" office:value-type="string" office:string-value="190" calcext:value-type="string">
            <text:p>19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hadows of Doubt</text:p>
          </table:table-cell>
          <table:table-cell table:style-name="ce11" table:formula="of:=VLOOKUP([.B124];[$games_index.$A$2:.$B$610];2;0)" office:value-type="string" office:string-value="424" calcext:value-type="string">
            <text:p>42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Forest</text:p>
          </table:table-cell>
          <table:table-cell table:formula="of:=VLOOKUP([.E124];[$games_index.$A$2:.$B$610]; 2; 0)" office:value-type="string" office:string-value="513" calcext:value-type="string">
            <text:p>51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ame Dev Studio</text:p>
          </table:table-cell>
          <table:table-cell table:formula="of:=VLOOKUP([.K124];[$games_index.$A$2:.$B$610]; 2; 0)" office:value-type="string" office:string-value="191" calcext:value-type="string">
            <text:p>19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id Meier’s Civilization® VI</text:p>
          </table:table-cell>
          <table:table-cell table:style-name="ce11" table:formula="of:=VLOOKUP([.B125];[$games_index.$A$2:.$B$610];2;0)" office:value-type="string" office:string-value="429" calcext:value-type="string">
            <text:p>42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Isle</text:p>
          </table:table-cell>
          <table:table-cell table:formula="of:=VLOOKUP([.E125];[$games_index.$A$2:.$B$610]; 2; 0)" office:value-type="string" office:string-value="517" calcext:value-type="string">
            <text:p>51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arry's Mod</text:p>
          </table:table-cell>
          <table:table-cell table:formula="of:=VLOOKUP([.K125];[$games_index.$A$2:.$B$610]; 2; 0)" office:value-type="string" office:string-value="194" calcext:value-type="string">
            <text:p>19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kullgirls 2nd Encore</text:p>
          </table:table-cell>
          <table:table-cell table:style-name="ce11" table:formula="of:=VLOOKUP([.B126];[$games_index.$A$2:.$B$610];2;0)" office:value-type="string" office:string-value="434" calcext:value-type="string">
            <text:p>43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Sims™ 3</text:p>
          </table:table-cell>
          <table:table-cell table:formula="of:=VLOOKUP([.E126];[$games_index.$A$2:.$B$610]; 2; 0)" office:value-type="string" office:string-value="529" calcext:value-type="string">
            <text:p>52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as Station Simulator</text:p>
          </table:table-cell>
          <table:table-cell table:formula="of:=VLOOKUP([.K126];[$games_index.$A$2:.$B$610]; 2; 0)" office:value-type="string" office:string-value="195" calcext:value-type="string">
            <text:p>19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moke and Sacrifice</text:p>
          </table:table-cell>
          <table:table-cell table:style-name="ce11" table:formula="of:=VLOOKUP([.B127];[$games_index.$A$2:.$B$610];2;0)" office:value-type="string" office:string-value="443" calcext:value-type="string">
            <text:p>44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 Witcher® 3: Wild Hunt</text:p>
          </table:table-cell>
          <table:table-cell table:formula="of:=VLOOKUP([.E127];[$games_index.$A$2:.$B$610]; 2; 0)" office:value-type="string" office:string-value="536" calcext:value-type="string">
            <text:p>53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ears Tactics</text:p>
          </table:table-cell>
          <table:table-cell table:formula="of:=VLOOKUP([.K127];[$games_index.$A$2:.$B$610]; 2; 0)" office:value-type="string" office:string-value="196" calcext:value-type="string">
            <text:p>19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nake Pass</text:p>
          </table:table-cell>
          <table:table-cell table:style-name="ce11" table:formula="of:=VLOOKUP([.B128];[$games_index.$A$2:.$B$610];2;0)" office:value-type="string" office:string-value="444" calcext:value-type="string">
            <text:p>44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heHunter: Call of the Wild™</text:p>
          </table:table-cell>
          <table:table-cell table:formula="of:=VLOOKUP([.E128];[$games_index.$A$2:.$B$610]; 2; 0)" office:value-type="string" office:string-value="537" calcext:value-type="string">
            <text:p>53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hostrunner</text:p>
          </table:table-cell>
          <table:table-cell table:formula="of:=VLOOKUP([.K128];[$games_index.$A$2:.$B$610]; 2; 0)" office:value-type="string" office:string-value="198" calcext:value-type="string">
            <text:p>19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niper Elite</text:p>
          </table:table-cell>
          <table:table-cell table:style-name="ce11" table:formula="of:=VLOOKUP([.B129];[$games_index.$A$2:.$B$610];2;0)" office:value-type="string" office:string-value="445" calcext:value-type="string">
            <text:p>44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itan Chaser</text:p>
          </table:table-cell>
          <table:table-cell table:formula="of:=VLOOKUP([.E129];[$games_index.$A$2:.$B$610]; 2; 0)" office:value-type="string" office:string-value="546" calcext:value-type="string">
            <text:p>54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hostrunner Demo</text:p>
          </table:table-cell>
          <table:table-cell table:formula="of:=VLOOKUP([.K129];[$games_index.$A$2:.$B$610]; 2; 0)" office:value-type="string" office:string-value="199" calcext:value-type="string">
            <text:p>19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niper Elite 3</text:p>
          </table:table-cell>
          <table:table-cell table:style-name="ce11" table:formula="of:=VLOOKUP([.B130];[$games_index.$A$2:.$B$610];2;0)" office:value-type="string" office:string-value="446" calcext:value-type="string">
            <text:p>44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itan Quest Anniversary Edition</text:p>
          </table:table-cell>
          <table:table-cell table:formula="of:=VLOOKUP([.E130];[$games_index.$A$2:.$B$610]; 2; 0)" office:value-type="string" office:string-value="547" calcext:value-type="string">
            <text:p>54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oat Simulator</text:p>
          </table:table-cell>
          <table:table-cell table:formula="of:=VLOOKUP([.K130];[$games_index.$A$2:.$B$610]; 2; 0)" office:value-type="string" office:string-value="200" calcext:value-type="string">
            <text:p>20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niper Elite 4</text:p>
          </table:table-cell>
          <table:table-cell table:style-name="ce11" table:formula="of:=VLOOKUP([.B131];[$games_index.$A$2:.$B$610];2;0)" office:value-type="string" office:string-value="447" calcext:value-type="string">
            <text:p>44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itanfall® 2</text:p>
          </table:table-cell>
          <table:table-cell table:formula="of:=VLOOKUP([.E131];[$games_index.$A$2:.$B$610]; 2; 0)" office:value-type="string" office:string-value="548" calcext:value-type="string">
            <text:p>54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od's Trigger</text:p>
          </table:table-cell>
          <table:table-cell table:formula="of:=VLOOKUP([.K131];[$games_index.$A$2:.$B$610]; 2; 0)" office:value-type="string" office:string-value="202" calcext:value-type="string">
            <text:p>20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OULCALIBUR VI</text:p>
          </table:table-cell>
          <table:table-cell table:style-name="ce11" table:formula="of:=VLOOKUP([.B132];[$games_index.$A$2:.$B$610];2;0)" office:value-type="string" office:string-value="455" calcext:value-type="string">
            <text:p>45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ModLoader</text:p>
          </table:table-cell>
          <table:table-cell table:formula="of:=VLOOKUP([.E132];[$games_index.$A$2:.$B$610]; 2; 0)" office:value-type="string" office:string-value="549" calcext:value-type="string">
            <text:p>54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oing Under</text:p>
          </table:table-cell>
          <table:table-cell table:formula="of:=VLOOKUP([.K132];[$games_index.$A$2:.$B$610]; 2; 0)" office:value-type="string" office:string-value="203" calcext:value-type="string">
            <text:p>20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pace Warlord Organ Trading Simulator</text:p>
          </table:table-cell>
          <table:table-cell table:style-name="ce11" table:formula="of:=VLOOKUP([.B133];[$games_index.$A$2:.$B$610];2;0)" office:value-type="string" office:string-value="460" calcext:value-type="string">
            <text:p>46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 the Moon</text:p>
          </table:table-cell>
          <table:table-cell table:formula="of:=VLOOKUP([.E133];[$games_index.$A$2:.$B$610]; 2; 0)" office:value-type="string" office:string-value="550" calcext:value-type="string">
            <text:p>550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olf Gang</text:p>
          </table:table-cell>
          <table:table-cell table:formula="of:=VLOOKUP([.K133];[$games_index.$A$2:.$B$610]; 2; 0)" office:value-type="string" office:string-value="205" calcext:value-type="string">
            <text:p>20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PORE™</text:p>
          </table:table-cell>
          <table:table-cell table:style-name="ce11" table:formula="of:=VLOOKUP([.B134];[$games_index.$A$2:.$B$610];2;0)" office:value-type="string" office:string-value="463" calcext:value-type="string">
            <text:p>46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m Clancy's Ghost Recon® Wildlands</text:p>
          </table:table-cell>
          <table:table-cell table:formula="of:=VLOOKUP([.E134];[$games_index.$A$2:.$B$610]; 2; 0)" office:value-type="string" office:string-value="551" calcext:value-type="string">
            <text:p>55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oodbye Deponia</text:p>
          </table:table-cell>
          <table:table-cell table:formula="of:=VLOOKUP([.K134];[$games_index.$A$2:.$B$610]; 2; 0)" office:value-type="string" office:string-value="206" calcext:value-type="string">
            <text:p>20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TAR WARS™: The Old Republic™</text:p>
          </table:table-cell>
          <table:table-cell table:style-name="ce11" table:formula="of:=VLOOKUP([.B135];[$games_index.$A$2:.$B$610];2;0)" office:value-type="string" office:string-value="471" calcext:value-type="string">
            <text:p>47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tal War: MEDIEVAL II – Definitive Edition</text:p>
          </table:table-cell>
          <table:table-cell table:formula="of:=VLOOKUP([.E135];[$games_index.$A$2:.$B$610]; 2; 0)" office:value-type="string" office:string-value="556" calcext:value-type="string">
            <text:p>55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oogle Earth VR</text:p>
          </table:table-cell>
          <table:table-cell table:formula="of:=VLOOKUP([.K135];[$games_index.$A$2:.$B$610]; 2; 0)" office:value-type="string" office:string-value="207" calcext:value-type="string">
            <text:p>20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tay Out</text:p>
          </table:table-cell>
          <table:table-cell table:style-name="ce11" table:formula="of:=VLOOKUP([.B136];[$games_index.$A$2:.$B$610];2;0)" office:value-type="string" office:string-value="474" calcext:value-type="string">
            <text:p>47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tal War: THREE KINGDOMS</text:p>
          </table:table-cell>
          <table:table-cell table:formula="of:=VLOOKUP([.E136];[$games_index.$A$2:.$B$610]; 2; 0)" office:value-type="string" office:string-value="557" calcext:value-type="string">
            <text:p>55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rand Ages: Medieval</text:p>
          </table:table-cell>
          <table:table-cell table:formula="of:=VLOOKUP([.K136];[$games_index.$A$2:.$B$610]; 2; 0)" office:value-type="string" office:string-value="209" calcext:value-type="string">
            <text:p>20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tick Fight: The Game</text:p>
          </table:table-cell>
          <table:table-cell table:style-name="ce11" table:formula="of:=VLOOKUP([.B137];[$games_index.$A$2:.$B$610];2;0)" office:value-type="string" office:string-value="477" calcext:value-type="string">
            <text:p>47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tal War: WARHAMMER II</text:p>
          </table:table-cell>
          <table:table-cell table:formula="of:=VLOOKUP([.E137];[$games_index.$A$2:.$B$610]; 2; 0)" office:value-type="string" office:string-value="558" calcext:value-type="string">
            <text:p>55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rand Theft Auto V</text:p>
          </table:table-cell>
          <table:table-cell table:formula="of:=VLOOKUP([.K137];[$games_index.$A$2:.$B$610]; 2; 0)" office:value-type="string" office:string-value="211" calcext:value-type="string">
            <text:p>21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treet Fighter V</text:p>
          </table:table-cell>
          <table:table-cell table:style-name="ce11" table:formula="of:=VLOOKUP([.B138];[$games_index.$A$2:.$B$610];2;0)" office:value-type="string" office:string-value="480" calcext:value-type="string">
            <text:p>48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ltimate Epic Battle Simulator</text:p>
          </table:table-cell>
          <table:table-cell table:formula="of:=VLOOKUP([.E138];[$games_index.$A$2:.$B$610]; 2; 0)" office:value-type="string" office:string-value="565" calcext:value-type="string">
            <text:p>56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reyfox RPG</text:p>
          </table:table-cell>
          <table:table-cell table:formula="of:=VLOOKUP([.K138];[$games_index.$A$2:.$B$610]; 2; 0)" office:value-type="string" office:string-value="213" calcext:value-type="string">
            <text:p>21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treet Fighter™ 6</text:p>
          </table:table-cell>
          <table:table-cell table:style-name="ce11" table:formula="of:=VLOOKUP([.B139];[$games_index.$A$2:.$B$610];2;0)" office:value-type="string" office:string-value="481" calcext:value-type="string">
            <text:p>481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niverse Sandbox</text:p>
          </table:table-cell>
          <table:table-cell table:formula="of:=VLOOKUP([.E139];[$games_index.$A$2:.$B$610]; 2; 0)" office:value-type="string" office:string-value="568" calcext:value-type="string">
            <text:p>568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rim Dawn</text:p>
          </table:table-cell>
          <table:table-cell table:formula="of:=VLOOKUP([.K139];[$games_index.$A$2:.$B$610]; 2; 0)" office:value-type="string" office:string-value="214" calcext:value-type="string">
            <text:p>21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ubnautica</text:p>
          </table:table-cell>
          <table:table-cell table:style-name="ce11" table:formula="of:=VLOOKUP([.B140];[$games_index.$A$2:.$B$610];2;0)" office:value-type="string" office:string-value="484" calcext:value-type="string">
            <text:p>48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V Rising</text:p>
          </table:table-cell>
          <table:table-cell table:formula="of:=VLOOKUP([.E140];[$games_index.$A$2:.$B$610]; 2; 0)" office:value-type="string" office:string-value="571" calcext:value-type="string">
            <text:p>57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RIP: Combat Racing</text:p>
          </table:table-cell>
          <table:table-cell table:formula="of:=VLOOKUP([.K140];[$games_index.$A$2:.$B$610]; 2; 0)" office:value-type="string" office:string-value="215" calcext:value-type="string">
            <text:p>21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uper Animal Royale</text:p>
          </table:table-cell>
          <table:table-cell table:style-name="ce11" table:formula="of:=VLOOKUP([.B141];[$games_index.$A$2:.$B$610];2;0)" office:value-type="string" office:string-value="486" calcext:value-type="string">
            <text:p>48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Valheim</text:p>
          </table:table-cell>
          <table:table-cell table:formula="of:=VLOOKUP([.E141];[$games_index.$A$2:.$B$610]; 2; 0)" office:value-type="string" office:string-value="573" calcext:value-type="string">
            <text:p>57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row: Song of the Evertree</text:p>
          </table:table-cell>
          <table:table-cell table:formula="of:=VLOOKUP([.K141];[$games_index.$A$2:.$B$610]; 2; 0)" office:value-type="string" office:string-value="216" calcext:value-type="string">
            <text:p>21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YNTHETIK: Arena</text:p>
          </table:table-cell>
          <table:table-cell table:style-name="ce11" table:formula="of:=VLOOKUP([.B142];[$games_index.$A$2:.$B$610];2;0)" office:value-type="string" office:string-value="492" calcext:value-type="string">
            <text:p>49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Vampire: The Masquerade - Bloodhunt</text:p>
          </table:table-cell>
          <table:table-cell table:formula="of:=VLOOKUP([.E142];[$games_index.$A$2:.$B$610]; 2; 0)" office:value-type="string" office:string-value="576" calcext:value-type="string">
            <text:p>57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uacamelee! 2</text:p>
          </table:table-cell>
          <table:table-cell table:formula="of:=VLOOKUP([.K142];[$games_index.$A$2:.$B$610]; 2; 0)" office:value-type="string" office:string-value="217" calcext:value-type="string">
            <text:p>21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SYNTHETIK: Legion Rising</text:p>
          </table:table-cell>
          <table:table-cell table:style-name="ce11" table:formula="of:=VLOOKUP([.B143];[$games_index.$A$2:.$B$610];2;0)" office:value-type="string" office:string-value="493" calcext:value-type="string">
            <text:p>49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VEGAS Pro 14 Edit Steam Edition</text:p>
          </table:table-cell>
          <table:table-cell table:formula="of:=VLOOKUP([.E143];[$games_index.$A$2:.$B$610]; 2; 0)" office:value-type="string" office:string-value="577" calcext:value-type="string">
            <text:p>57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Guild of Darksteel</text:p>
          </table:table-cell>
          <table:table-cell table:formula="of:=VLOOKUP([.K143];[$games_index.$A$2:.$B$610]; 2; 0)" office:value-type="string" office:string-value="218" calcext:value-type="string">
            <text:p>21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eam Fortress Classic</text:p>
          </table:table-cell>
          <table:table-cell table:style-name="ce11" table:formula="of:=VLOOKUP([.B144];[$games_index.$A$2:.$B$610];2;0)" office:value-type="string" office:string-value="497" calcext:value-type="string">
            <text:p>497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VRChat</text:p>
          </table:table-cell>
          <table:table-cell table:formula="of:=VLOOKUP([.E144];[$games_index.$A$2:.$B$610]; 2; 0)" office:value-type="string" office:string-value="582" calcext:value-type="string">
            <text:p>582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alf-Life: Alyx</text:p>
          </table:table-cell>
          <table:table-cell table:formula="of:=VLOOKUP([.K144];[$games_index.$A$2:.$B$610]; 2; 0)" office:value-type="string" office:string-value="221" calcext:value-type="string">
            <text:p>22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EKKEN 7</text:p>
          </table:table-cell>
          <table:table-cell table:style-name="ce11" table:formula="of:=VLOOKUP([.B145];[$games_index.$A$2:.$B$610];2;0)" office:value-type="string" office:string-value="498" calcext:value-type="string">
            <text:p>49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allpaper Engine</text:p>
          </table:table-cell>
          <table:table-cell table:formula="of:=VLOOKUP([.E145];[$games_index.$A$2:.$B$610]; 2; 0)" office:value-type="string" office:string-value="583" calcext:value-type="string">
            <text:p>583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alls of Torment</text:p>
          </table:table-cell>
          <table:table-cell table:formula="of:=VLOOKUP([.K145];[$games_index.$A$2:.$B$610]; 2; 0)" office:value-type="string" office:string-value="222" calcext:value-type="string">
            <text:p>22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erraria</text:p>
          </table:table-cell>
          <table:table-cell table:style-name="ce11" table:formula="of:=VLOOKUP([.B146];[$games_index.$A$2:.$B$610];2;0)" office:value-type="string" office:string-value="499" calcext:value-type="string">
            <text:p>49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ar Thunder</text:p>
          </table:table-cell>
          <table:table-cell table:formula="of:=VLOOKUP([.E146];[$games_index.$A$2:.$B$610]; 2; 0)" office:value-type="string" office:string-value="585" calcext:value-type="string">
            <text:p>58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alo Infinite</text:p>
          </table:table-cell>
          <table:table-cell table:formula="of:=VLOOKUP([.K146];[$games_index.$A$2:.$B$610]; 2; 0)" office:value-type="string" office:string-value="223" calcext:value-type="string">
            <text:p>22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Ascent</text:p>
          </table:table-cell>
          <table:table-cell table:style-name="ce11" table:formula="of:=VLOOKUP([.B147];[$games_index.$A$2:.$B$610];2;0)" office:value-type="string" office:string-value="502" calcext:value-type="string">
            <text:p>50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arhammer: Vermintide 2</text:p>
          </table:table-cell>
          <table:table-cell table:formula="of:=VLOOKUP([.E147];[$games_index.$A$2:.$B$610]; 2; 0)" office:value-type="string" office:string-value="592" calcext:value-type="string">
            <text:p>592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ave a Nice Death</text:p>
          </table:table-cell>
          <table:table-cell table:formula="of:=VLOOKUP([.K147];[$games_index.$A$2:.$B$610]; 2; 0)" office:value-type="string" office:string-value="225" calcext:value-type="string">
            <text:p>22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Elder Scrolls III: Morrowind® Game of the Year Edition</text:p>
          </table:table-cell>
          <table:table-cell table:style-name="ce11" table:formula="of:=VLOOKUP([.B148];[$games_index.$A$2:.$B$610];2;0)" office:value-type="string" office:string-value="505" calcext:value-type="string">
            <text:p>505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atch_Dogs® 2</text:p>
          </table:table-cell>
          <table:table-cell table:formula="of:=VLOOKUP([.E148];[$games_index.$A$2:.$B$610]; 2; 0)" office:value-type="string" office:string-value="594" calcext:value-type="string">
            <text:p>59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ell Let Loose</text:p>
          </table:table-cell>
          <table:table-cell table:formula="of:=VLOOKUP([.K148];[$games_index.$A$2:.$B$610]; 2; 0)" office:value-type="string" office:string-value="229" calcext:value-type="string">
            <text:p>22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Elder Scrolls V: Skyrim Special Edition</text:p>
          </table:table-cell>
          <table:table-cell table:style-name="ce11" table:formula="of:=VLOOKUP([.B149];[$games_index.$A$2:.$B$610];2;0)" office:value-type="string" office:string-value="508" calcext:value-type="string">
            <text:p>508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e Who Are About To Die</text:p>
          </table:table-cell>
          <table:table-cell table:formula="of:=VLOOKUP([.E149];[$games_index.$A$2:.$B$610]; 2; 0)" office:value-type="string" office:string-value="595" calcext:value-type="string">
            <text:p>595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ero's Hour</text:p>
          </table:table-cell>
          <table:table-cell table:formula="of:=VLOOKUP([.K149];[$games_index.$A$2:.$B$610]; 2; 0)" office:value-type="string" office:string-value="231" calcext:value-type="string">
            <text:p>23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Elder Scrolls® Online</text:p>
          </table:table-cell>
          <table:table-cell table:style-name="ce11" table:formula="of:=VLOOKUP([.B150];[$games_index.$A$2:.$B$610];2;0)" office:value-type="string" office:string-value="510" calcext:value-type="string">
            <text:p>51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ho's Your Daddy?!</text:p>
          </table:table-cell>
          <table:table-cell table:formula="of:=VLOOKUP([.E150];[$games_index.$A$2:.$B$610]; 2; 0)" office:value-type="string" office:string-value="596" calcext:value-type="string">
            <text:p>596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ITMAN™</text:p>
          </table:table-cell>
          <table:table-cell table:formula="of:=VLOOKUP([.K150];[$games_index.$A$2:.$B$610]; 2; 0)" office:value-type="string" office:string-value="236" calcext:value-type="string">
            <text:p>23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FINALS</text:p>
          </table:table-cell>
          <table:table-cell table:style-name="ce11" table:formula="of:=VLOOKUP([.B151];[$games_index.$A$2:.$B$610];2;0)" office:value-type="string" office:string-value="512" calcext:value-type="string">
            <text:p>512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ild Animal Racing</text:p>
          </table:table-cell>
          <table:table-cell table:formula="of:=VLOOKUP([.E151];[$games_index.$A$2:.$B$610]; 2; 0)" office:value-type="string" office:string-value="597" calcext:value-type="string">
            <text:p>597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ITMAN™ 2</text:p>
          </table:table-cell>
          <table:table-cell table:formula="of:=VLOOKUP([.K151];[$games_index.$A$2:.$B$610]; 2; 0)" office:value-type="string" office:string-value="237" calcext:value-type="string">
            <text:p>23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Forest</text:p>
          </table:table-cell>
          <table:table-cell table:style-name="ce11" table:formula="of:=VLOOKUP([.B152];[$games_index.$A$2:.$B$610];2;0)" office:value-type="string" office:string-value="513" calcext:value-type="string">
            <text:p>51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izard101</text:p>
          </table:table-cell>
          <table:table-cell table:formula="of:=VLOOKUP([.E152];[$games_index.$A$2:.$B$610]; 2; 0)" office:value-type="string" office:string-value="599" calcext:value-type="string">
            <text:p>599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ive Jump</text:p>
          </table:table-cell>
          <table:table-cell table:formula="of:=VLOOKUP([.K152];[$games_index.$A$2:.$B$610]; 2; 0)" office:value-type="string" office:string-value="238" calcext:value-type="string">
            <text:p>23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I of the Dragon</text:p>
          </table:table-cell>
          <table:table-cell table:style-name="ce11" table:formula="of:=VLOOKUP([.B153];[$games_index.$A$2:.$B$610];2;0)" office:value-type="string" office:string-value="514" calcext:value-type="string">
            <text:p>514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orld War II: Panzer Claws</text:p>
          </table:table-cell>
          <table:table-cell table:formula="of:=VLOOKUP([.E153];[$games_index.$A$2:.$B$610]; 2; 0)" office:value-type="string" office:string-value="601" calcext:value-type="string">
            <text:p>601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ogwarts Legacy</text:p>
          </table:table-cell>
          <table:table-cell table:formula="of:=VLOOKUP([.K153];[$games_index.$A$2:.$B$610]; 2; 0)" office:value-type="string" office:string-value="239" calcext:value-type="string">
            <text:p>23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Inner World</text:p>
          </table:table-cell>
          <table:table-cell table:style-name="ce11" table:formula="of:=VLOOKUP([.B154];[$games_index.$A$2:.$B$610];2;0)" office:value-type="string" office:string-value="516" calcext:value-type="string">
            <text:p>51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Wreckfest</text:p>
          </table:table-cell>
          <table:table-cell table:formula="of:=VLOOKUP([.E154];[$games_index.$A$2:.$B$610]; 2; 0)" office:value-type="string" office:string-value="604" calcext:value-type="string">
            <text:p>604</text:p>
          </table:table-cell>
          <table:table-cell table:number-columns-repeated="3"/>
          <table:table-cell office:value-type="string" calcext:value-type="string">
            <text:p>Chase</text:p>
          </table:table-cell>
          <table:table-cell office:value-type="string" calcext:value-type="string">
            <text:p>Hokko Life</text:p>
          </table:table-cell>
          <table:table-cell table:formula="of:=VLOOKUP([.K154];[$games_index.$A$2:.$B$610]; 2; 0)" office:value-type="string" office:string-value="240" calcext:value-type="string">
            <text:p>24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Shore</text:p>
          </table:table-cell>
          <table:table-cell table:style-name="ce11" table:formula="of:=VLOOKUP([.B155];[$games_index.$A$2:.$B$610];2;0)" office:value-type="string" office:string-value="527" calcext:value-type="string">
            <text:p>527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HOT WHEELS UNLEASHED™</text:p>
          </table:table-cell>
          <table:table-cell table:formula="of:=VLOOKUP([.K155];[$games_index.$A$2:.$B$610]; 2; 0)" office:value-type="string" office:string-value="242" calcext:value-type="string">
            <text:p>24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Sims™ 4</text:p>
          </table:table-cell>
          <table:table-cell table:style-name="ce11" table:formula="of:=VLOOKUP([.B156];[$games_index.$A$2:.$B$610];2;0)" office:value-type="string" office:string-value="530" calcext:value-type="string">
            <text:p>530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 Am Fish</text:p>
          </table:table-cell>
          <table:table-cell table:formula="of:=VLOOKUP([.K156];[$games_index.$A$2:.$B$610]; 2; 0)" office:value-type="string" office:string-value="245" calcext:value-type="string">
            <text:p>24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 Witcher® 3: Wild Hunt</text:p>
          </table:table-cell>
          <table:table-cell table:style-name="ce11" table:formula="of:=VLOOKUP([.B157];[$games_index.$A$2:.$B$610];2;0)" office:value-type="string" office:string-value="536" calcext:value-type="string">
            <text:p>536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 am not a Monster: First Contact</text:p>
          </table:table-cell>
          <table:table-cell table:formula="of:=VLOOKUP([.K157];[$games_index.$A$2:.$B$610]; 2; 0)" office:value-type="string" office:string-value="246" calcext:value-type="string">
            <text:p>24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eHunter: Call of the Wild™</text:p>
          </table:table-cell>
          <table:table-cell table:style-name="ce11" table:formula="of:=VLOOKUP([.B158];[$games_index.$A$2:.$B$610];2;0)" office:value-type="string" office:string-value="537" calcext:value-type="string">
            <text:p>537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CARUS</text:p>
          </table:table-cell>
          <table:table-cell table:formula="of:=VLOOKUP([.K158];[$games_index.$A$2:.$B$610]; 2; 0)" office:value-type="string" office:string-value="247" calcext:value-type="string">
            <text:p>24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ief</text:p>
          </table:table-cell>
          <table:table-cell table:style-name="ce11" table:formula="of:=VLOOKUP([.B159];[$games_index.$A$2:.$B$610];2;0)" office:value-type="string" office:string-value="539" calcext:value-type="string">
            <text:p>539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CY: Frostbite Edition</text:p>
          </table:table-cell>
          <table:table-cell table:formula="of:=VLOOKUP([.K159];[$games_index.$A$2:.$B$610]; 2; 0)" office:value-type="string" office:string-value="248" calcext:value-type="string">
            <text:p>24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ief: Deadly Shadows</text:p>
          </table:table-cell>
          <table:table-cell table:style-name="ce11" table:formula="of:=VLOOKUP([.B160];[$games_index.$A$2:.$B$610];2;0)" office:value-type="string" office:string-value="540" calcext:value-type="string">
            <text:p>540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n Sound Mind</text:p>
          </table:table-cell>
          <table:table-cell table:formula="of:=VLOOKUP([.K160];[$games_index.$A$2:.$B$610]; 2; 0)" office:value-type="string" office:string-value="250" calcext:value-type="string">
            <text:p>25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ief™ Gold</text:p>
          </table:table-cell>
          <table:table-cell table:style-name="ce11" table:formula="of:=VLOOKUP([.B161];[$games_index.$A$2:.$B$610];2;0)" office:value-type="string" office:string-value="541" calcext:value-type="string">
            <text:p>541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NDUSTRIA</text:p>
          </table:table-cell>
          <table:table-cell table:formula="of:=VLOOKUP([.K161];[$games_index.$A$2:.$B$610]; 2; 0)" office:value-type="string" office:string-value="251" calcext:value-type="string">
            <text:p>25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ief™ II: The Metal Age</text:p>
          </table:table-cell>
          <table:table-cell table:style-name="ce11" table:formula="of:=VLOOKUP([.B162];[$games_index.$A$2:.$B$610];2;0)" office:value-type="string" office:string-value="542" calcext:value-type="string">
            <text:p>542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NSIDE</text:p>
          </table:table-cell>
          <table:table-cell table:formula="of:=VLOOKUP([.K162];[$games_index.$A$2:.$B$610]; 2; 0)" office:value-type="string" office:string-value="253" calcext:value-type="string">
            <text:p>25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humper</text:p>
          </table:table-cell>
          <table:table-cell table:style-name="ce11" table:formula="of:=VLOOKUP([.B163];[$games_index.$A$2:.$B$610];2;0)" office:value-type="string" office:string-value="544" calcext:value-type="string">
            <text:p>544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Intravenous</text:p>
          </table:table-cell>
          <table:table-cell table:formula="of:=VLOOKUP([.K163];[$games_index.$A$2:.$B$610]; 2; 0)" office:value-type="string" office:string-value="255" calcext:value-type="string">
            <text:p>25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itan Quest Anniversary Edition</text:p>
          </table:table-cell>
          <table:table-cell table:style-name="ce11" table:formula="of:=VLOOKUP([.B164];[$games_index.$A$2:.$B$610];2;0)" office:value-type="string" office:string-value="547" calcext:value-type="string">
            <text:p>547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Just Cause 4 Reloaded</text:p>
          </table:table-cell>
          <table:table-cell table:formula="of:=VLOOKUP([.K164];[$games_index.$A$2:.$B$610]; 2; 0)" office:value-type="string" office:string-value="260" calcext:value-type="string">
            <text:p>26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itanfall® 2</text:p>
          </table:table-cell>
          <table:table-cell table:style-name="ce11" table:formula="of:=VLOOKUP([.B165];[$games_index.$A$2:.$B$610];2;0)" office:value-type="string" office:string-value="548" calcext:value-type="string">
            <text:p>548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Kena: Bridge of Spirits</text:p>
          </table:table-cell>
          <table:table-cell table:formula="of:=VLOOKUP([.K165];[$games_index.$A$2:.$B$610]; 2; 0)" office:value-type="string" office:string-value="263" calcext:value-type="string">
            <text:p>26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om Clancy's Rainbow Six® Siege</text:p>
          </table:table-cell>
          <table:table-cell table:style-name="ce11" table:formula="of:=VLOOKUP([.B166];[$games_index.$A$2:.$B$610];2;0)" office:value-type="string" office:string-value="552" calcext:value-type="string">
            <text:p>552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Kholat</text:p>
          </table:table-cell>
          <table:table-cell table:formula="of:=VLOOKUP([.K166];[$games_index.$A$2:.$B$610]; 2; 0)" office:value-type="string" office:string-value="266" calcext:value-type="string">
            <text:p>26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Two Worlds Epic Edition</text:p>
          </table:table-cell>
          <table:table-cell table:style-name="ce11" table:formula="of:=VLOOKUP([.B167];[$games_index.$A$2:.$B$610];2;0)" office:value-type="string" office:string-value="564" calcext:value-type="string">
            <text:p>564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Kingdom Come: Deliverance</text:p>
          </table:table-cell>
          <table:table-cell table:formula="of:=VLOOKUP([.K167];[$games_index.$A$2:.$B$610]; 2; 0)" office:value-type="string" office:string-value="268" calcext:value-type="string">
            <text:p>26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ULTIMATE MARVEL VS. CAPCOM 3</text:p>
          </table:table-cell>
          <table:table-cell table:style-name="ce11" table:formula="of:=VLOOKUP([.B168];[$games_index.$A$2:.$B$610];2;0)" office:value-type="string" office:string-value="566" calcext:value-type="string">
            <text:p>566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Kingdoms of Amalur: Re-Reckoning</text:p>
          </table:table-cell>
          <table:table-cell table:formula="of:=VLOOKUP([.K168];[$games_index.$A$2:.$B$610]; 2; 0)" office:value-type="string" office:string-value="269" calcext:value-type="string">
            <text:p>26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Unfortunate Spacemen</text:p>
          </table:table-cell>
          <table:table-cell table:style-name="ce11" table:formula="of:=VLOOKUP([.B169];[$games_index.$A$2:.$B$610];2;0)" office:value-type="string" office:string-value="567" calcext:value-type="string">
            <text:p>567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Labyronia RPG 2</text:p>
          </table:table-cell>
          <table:table-cell table:formula="of:=VLOOKUP([.K169];[$games_index.$A$2:.$B$610]; 2; 0)" office:value-type="string" office:string-value="272" calcext:value-type="string">
            <text:p>27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 Rising</text:p>
          </table:table-cell>
          <table:table-cell table:style-name="ce11" table:formula="of:=VLOOKUP([.B170];[$games_index.$A$2:.$B$610];2;0)" office:value-type="string" office:string-value="571" calcext:value-type="string">
            <text:p>571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Last Oasis</text:p>
          </table:table-cell>
          <table:table-cell table:formula="of:=VLOOKUP([.K170];[$games_index.$A$2:.$B$610]; 2; 0)" office:value-type="string" office:string-value="274" calcext:value-type="string">
            <text:p>27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alheim</text:p>
          </table:table-cell>
          <table:table-cell table:style-name="ce11" table:formula="of:=VLOOKUP([.B171];[$games_index.$A$2:.$B$610];2;0)" office:value-type="string" office:string-value="573" calcext:value-type="string">
            <text:p>573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Learn Japanese To Survive! Hiragana Battle</text:p>
          </table:table-cell>
          <table:table-cell table:formula="of:=VLOOKUP([.K171];[$games_index.$A$2:.$B$610]; 2; 0)" office:value-type="string" office:string-value="275" calcext:value-type="string">
            <text:p>27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ampire Survivors</text:p>
          </table:table-cell>
          <table:table-cell table:style-name="ce11" table:formula="of:=VLOOKUP([.B172];[$games_index.$A$2:.$B$610];2;0)" office:value-type="string" office:string-value="575" calcext:value-type="string">
            <text:p>575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Little Nightmares</text:p>
          </table:table-cell>
          <table:table-cell table:formula="of:=VLOOKUP([.K172];[$games_index.$A$2:.$B$610]; 2; 0)" office:value-type="string" office:string-value="279" calcext:value-type="string">
            <text:p>27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ampire: The Masquerade - Bloodhunt</text:p>
          </table:table-cell>
          <table:table-cell table:style-name="ce11" table:formula="of:=VLOOKUP([.B173];[$games_index.$A$2:.$B$610];2;0)" office:value-type="string" office:string-value="576" calcext:value-type="string">
            <text:p>576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Little Nightmares II</text:p>
          </table:table-cell>
          <table:table-cell table:formula="of:=VLOOKUP([.K173];[$games_index.$A$2:.$B$610]; 2; 0)" office:value-type="string" office:string-value="280" calcext:value-type="string">
            <text:p>28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ideo Horror Society</text:p>
          </table:table-cell>
          <table:table-cell table:style-name="ce11" table:formula="of:=VLOOKUP([.B174];[$games_index.$A$2:.$B$610];2;0)" office:value-type="string" office:string-value="579" calcext:value-type="string">
            <text:p>579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Lost Ark</text:p>
          </table:table-cell>
          <table:table-cell table:formula="of:=VLOOKUP([.K174];[$games_index.$A$2:.$B$610]; 2; 0)" office:value-type="string" office:string-value="283" calcext:value-type="string">
            <text:p>28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isage</text:p>
          </table:table-cell>
          <table:table-cell table:style-name="ce11" table:formula="of:=VLOOKUP([.B175];[$games_index.$A$2:.$B$610];2;0)" office:value-type="string" office:string-value="581" calcext:value-type="string">
            <text:p>581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achinika Museum</text:p>
          </table:table-cell>
          <table:table-cell table:formula="of:=VLOOKUP([.K175];[$games_index.$A$2:.$B$610]; 2; 0)" office:value-type="string" office:string-value="284" calcext:value-type="string">
            <text:p>28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VRChat</text:p>
          </table:table-cell>
          <table:table-cell table:style-name="ce11" table:formula="of:=VLOOKUP([.B176];[$games_index.$A$2:.$B$610];2;0)" office:value-type="string" office:string-value="582" calcext:value-type="string">
            <text:p>582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afia</text:p>
          </table:table-cell>
          <table:table-cell table:formula="of:=VLOOKUP([.K176];[$games_index.$A$2:.$B$610]; 2; 0)" office:value-type="string" office:string-value="286" calcext:value-type="string">
            <text:p>286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allpaper Engine</text:p>
          </table:table-cell>
          <table:table-cell table:style-name="ce11" table:formula="of:=VLOOKUP([.B177];[$games_index.$A$2:.$B$610];2;0)" office:value-type="string" office:string-value="583" calcext:value-type="string">
            <text:p>583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aid of Sker</text:p>
          </table:table-cell>
          <table:table-cell table:formula="of:=VLOOKUP([.K177];[$games_index.$A$2:.$B$610]; 2; 0)" office:value-type="string" office:string-value="287" calcext:value-type="string">
            <text:p>287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arframe</text:p>
          </table:table-cell>
          <table:table-cell table:style-name="ce11" table:formula="of:=VLOOKUP([.B178];[$games_index.$A$2:.$B$610];2;0)" office:value-type="string" office:string-value="586" calcext:value-type="string">
            <text:p>586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arvel's Midnight Suns</text:p>
          </table:table-cell>
          <table:table-cell table:formula="of:=VLOOKUP([.K178];[$games_index.$A$2:.$B$610]; 2; 0)" office:value-type="string" office:string-value="288" calcext:value-type="string">
            <text:p>28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arhammer: Vermintide 2</text:p>
          </table:table-cell>
          <table:table-cell table:style-name="ce11" table:formula="of:=VLOOKUP([.B179];[$games_index.$A$2:.$B$610];2;0)" office:value-type="string" office:string-value="592" calcext:value-type="string">
            <text:p>592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dieval Kingdom Wars</text:p>
          </table:table-cell>
          <table:table-cell table:formula="of:=VLOOKUP([.K179];[$games_index.$A$2:.$B$610]; 2; 0)" office:value-type="string" office:string-value="289" calcext:value-type="string">
            <text:p>28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ARMODE</text:p>
          </table:table-cell>
          <table:table-cell table:style-name="ce11" table:formula="of:=VLOOKUP([.B180];[$games_index.$A$2:.$B$610];2;0)" office:value-type="string" office:string-value="593" calcext:value-type="string">
            <text:p>593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gaRace 2</text:p>
          </table:table-cell>
          <table:table-cell table:formula="of:=VLOOKUP([.K180];[$games_index.$A$2:.$B$610]; 2; 0)" office:value-type="string" office:string-value="290" calcext:value-type="string">
            <text:p>290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ho's Your Daddy?!</text:p>
          </table:table-cell>
          <table:table-cell table:style-name="ce11" table:formula="of:=VLOOKUP([.B181];[$games_index.$A$2:.$B$610];2;0)" office:value-type="string" office:string-value="596" calcext:value-type="string">
            <text:p>596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ridian: Squad 22</text:p>
          </table:table-cell>
          <table:table-cell table:formula="of:=VLOOKUP([.K181];[$games_index.$A$2:.$B$610]; 2; 0)" office:value-type="string" office:string-value="291" calcext:value-type="string">
            <text:p>29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ill To Live Online</text:p>
          </table:table-cell>
          <table:table-cell table:style-name="ce11" table:formula="of:=VLOOKUP([.B182];[$games_index.$A$2:.$B$610];2;0)" office:value-type="string" office:string-value="598" calcext:value-type="string">
            <text:p>598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TAL GEAR RISING: REVENGEANCE</text:p>
          </table:table-cell>
          <table:table-cell table:formula="of:=VLOOKUP([.K182];[$games_index.$A$2:.$B$610]; 2; 0)" office:value-type="string" office:string-value="292" calcext:value-type="string">
            <text:p>292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izard101</text:p>
          </table:table-cell>
          <table:table-cell table:style-name="ce11" table:formula="of:=VLOOKUP([.B183];[$games_index.$A$2:.$B$610];2;0)" office:value-type="string" office:string-value="599" calcext:value-type="string">
            <text:p>599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TAL GEAR SOLID V: GROUND ZEROES</text:p>
          </table:table-cell>
          <table:table-cell table:formula="of:=VLOOKUP([.K183];[$games_index.$A$2:.$B$610]; 2; 0)" office:value-type="string" office:string-value="293" calcext:value-type="string">
            <text:p>29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orld War II: Panzer Claws</text:p>
          </table:table-cell>
          <table:table-cell table:style-name="ce11" table:formula="of:=VLOOKUP([.B184];[$games_index.$A$2:.$B$610];2;0)" office:value-type="string" office:string-value="601" calcext:value-type="string">
            <text:p>601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TAL SLUG X</text:p>
          </table:table-cell>
          <table:table-cell table:formula="of:=VLOOKUP([.K184];[$games_index.$A$2:.$B$610]; 2; 0)" office:value-type="string" office:string-value="294" calcext:value-type="string">
            <text:p>294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orld War III: Black Gold</text:p>
          </table:table-cell>
          <table:table-cell table:style-name="ce11" table:formula="of:=VLOOKUP([.B185];[$games_index.$A$2:.$B$610];2;0)" office:value-type="string" office:string-value="602" calcext:value-type="string">
            <text:p>602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etro 2033</text:p>
          </table:table-cell>
          <table:table-cell table:formula="of:=VLOOKUP([.K185];[$games_index.$A$2:.$B$610]; 2; 0)" office:value-type="string" office:string-value="295" calcext:value-type="string">
            <text:p>295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Worms Armageddon</text:p>
          </table:table-cell>
          <table:table-cell table:style-name="ce11" table:formula="of:=VLOOKUP([.B186];[$games_index.$A$2:.$B$610];2;0)" office:value-type="string" office:string-value="603" calcext:value-type="string">
            <text:p>603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impi</text:p>
          </table:table-cell>
          <table:table-cell table:formula="of:=VLOOKUP([.K186];[$games_index.$A$2:.$B$610]; 2; 0)" office:value-type="string" office:string-value="298" calcext:value-type="string">
            <text:p>298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Yu-Gi-Oh! Master Duel</text:p>
          </table:table-cell>
          <table:table-cell table:style-name="ce11" table:formula="of:=VLOOKUP([.B187];[$games_index.$A$2:.$B$610];2;0)" office:value-type="string" office:string-value="608" calcext:value-type="string">
            <text:p>608</text:p>
          </table:table-cell>
          <table:table-cell table:number-columns-repeated="6"/>
          <table:table-cell office:value-type="string" calcext:value-type="string">
            <text:p>Chase</text:p>
          </table:table-cell>
          <table:table-cell office:value-type="string" calcext:value-type="string">
            <text:p>Mind Scanners</text:p>
          </table:table-cell>
          <table:table-cell table:formula="of:=VLOOKUP([.K187];[$games_index.$A$2:.$B$610]; 2; 0)" office:value-type="string" office:string-value="299" calcext:value-type="string">
            <text:p>2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init</text:p>
          </table:table-cell>
          <table:table-cell table:formula="of:=VLOOKUP([.K188];[$games_index.$A$2:.$B$610]; 2; 0)" office:value-type="string" office:string-value="300" calcext:value-type="string">
            <text:p>3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NSTER HUNTER RISE</text:p>
          </table:table-cell>
          <table:table-cell table:formula="of:=VLOOKUP([.K189];[$games_index.$A$2:.$B$610]; 2; 0)" office:value-type="string" office:string-value="302" calcext:value-type="string">
            <text:p>3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nster Hunter: World</text:p>
          </table:table-cell>
          <table:table-cell table:formula="of:=VLOOKUP([.K190];[$games_index.$A$2:.$B$610]; 2; 0)" office:value-type="string" office:string-value="303" calcext:value-type="string">
            <text:p>3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nster Prom</text:p>
          </table:table-cell>
          <table:table-cell table:formula="of:=VLOOKUP([.K191];[$games_index.$A$2:.$B$610]; 2; 0)" office:value-type="string" office:string-value="304" calcext:value-type="string">
            <text:p>3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nster Slayers</text:p>
          </table:table-cell>
          <table:table-cell table:formula="of:=VLOOKUP([.K192];[$games_index.$A$2:.$B$610]; 2; 0)" office:value-type="string" office:string-value="305" calcext:value-type="string">
            <text:p>3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nster Train</text:p>
          </table:table-cell>
          <table:table-cell table:formula="of:=VLOOKUP([.K193];[$games_index.$A$2:.$B$610]; 2; 0)" office:value-type="string" office:string-value="306" calcext:value-type="string">
            <text:p>3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rbid: The Seven Acolytes</text:p>
          </table:table-cell>
          <table:table-cell table:formula="of:=VLOOKUP([.K194];[$games_index.$A$2:.$B$610]; 2; 0)" office:value-type="string" office:string-value="307" calcext:value-type="string">
            <text:p>3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rdheim: City of the Damned</text:p>
          </table:table-cell>
          <table:table-cell table:formula="of:=VLOOKUP([.K195];[$games_index.$A$2:.$B$610]; 2; 0)" office:value-type="string" office:string-value="309" calcext:value-type="string">
            <text:p>3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OTHERGUNSHIP</text:p>
          </table:table-cell>
          <table:table-cell table:formula="of:=VLOOKUP([.K196];[$games_index.$A$2:.$B$610]; 2; 0)" office:value-type="string" office:string-value="312" calcext:value-type="string">
            <text:p>3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U Legend</text:p>
          </table:table-cell>
          <table:table-cell table:formula="of:=VLOOKUP([.K197];[$games_index.$A$2:.$B$610]; 2; 0)" office:value-type="string" office:string-value="316" calcext:value-type="string">
            <text:p>3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Mutant Year Zero: Road to Eden</text:p>
          </table:table-cell>
          <table:table-cell table:formula="of:=VLOOKUP([.K198];[$games_index.$A$2:.$B$610]; 2; 0)" office:value-type="string" office:string-value="318" calcext:value-type="string">
            <text:p>3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ARAKA: BLADEPOINT</text:p>
          </table:table-cell>
          <table:table-cell table:formula="of:=VLOOKUP([.K199];[$games_index.$A$2:.$B$610]; 2; 0)" office:value-type="string" office:string-value="320" calcext:value-type="string">
            <text:p>3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arcos: Rise of the Cartels</text:p>
          </table:table-cell>
          <table:table-cell table:formula="of:=VLOOKUP([.K200];[$games_index.$A$2:.$B$610]; 2; 0)" office:value-type="string" office:string-value="321" calcext:value-type="string">
            <text:p>3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eed for Speed™ Heat</text:p>
          </table:table-cell>
          <table:table-cell table:formula="of:=VLOOKUP([.K201];[$games_index.$A$2:.$B$610]; 2; 0)" office:value-type="string" office:string-value="322" calcext:value-type="string">
            <text:p>3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ew World</text:p>
          </table:table-cell>
          <table:table-cell table:formula="of:=VLOOKUP([.K202];[$games_index.$A$2:.$B$610]; 2; 0)" office:value-type="string" office:string-value="325" calcext:value-type="string">
            <text:p>3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ext Up Hero</text:p>
          </table:table-cell>
          <table:table-cell table:formula="of:=VLOOKUP([.K203];[$games_index.$A$2:.$B$610]; 2; 0)" office:value-type="string" office:string-value="326" calcext:value-type="string">
            <text:p>3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i no Kuni™ II: Revenant Kingdom</text:p>
          </table:table-cell>
          <table:table-cell table:formula="of:=VLOOKUP([.K204];[$games_index.$A$2:.$B$610]; 2; 0)" office:value-type="string" office:string-value="327" calcext:value-type="string">
            <text:p>3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ieR:Automata™</text:p>
          </table:table-cell>
          <table:table-cell table:formula="of:=VLOOKUP([.K205];[$games_index.$A$2:.$B$610]; 2; 0)" office:value-type="string" office:string-value="328" calcext:value-type="string">
            <text:p>3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iffelheim</text:p>
          </table:table-cell>
          <table:table-cell table:formula="of:=VLOOKUP([.K206];[$games_index.$A$2:.$B$610]; 2; 0)" office:value-type="string" office:string-value="329" calcext:value-type="string">
            <text:p>3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ongunz: Doppelganger Edition</text:p>
          </table:table-cell>
          <table:table-cell table:formula="of:=VLOOKUP([.K207];[$games_index.$A$2:.$B$610]; 2; 0)" office:value-type="string" office:string-value="331" calcext:value-type="string">
            <text:p>3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Northgard</text:p>
          </table:table-cell>
          <table:table-cell table:formula="of:=VLOOKUP([.K208];[$games_index.$A$2:.$B$610]; 2; 0)" office:value-type="string" office:string-value="332" calcext:value-type="string">
            <text:p>3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lliOlli World</text:p>
          </table:table-cell>
          <table:table-cell table:formula="of:=VLOOKUP([.K209];[$games_index.$A$2:.$B$610]; 2; 0)" office:value-type="string" office:string-value="333" calcext:value-type="string">
            <text:p>3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mno</text:p>
          </table:table-cell>
          <table:table-cell table:formula="of:=VLOOKUP([.K210];[$games_index.$A$2:.$B$610]; 2; 0)" office:value-type="string" office:string-value="334" calcext:value-type="string">
            <text:p>3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rcs Must Die! 3</text:p>
          </table:table-cell>
          <table:table-cell table:formula="of:=VLOOKUP([.K211];[$games_index.$A$2:.$B$610]; 2; 0)" office:value-type="string" office:string-value="337" calcext:value-type="string">
            <text:p>3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riental Empires</text:p>
          </table:table-cell>
          <table:table-cell table:formula="of:=VLOOKUP([.K212];[$games_index.$A$2:.$B$610]; 2; 0)" office:value-type="string" office:string-value="338" calcext:value-type="string">
            <text:p>3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thercide</text:p>
          </table:table-cell>
          <table:table-cell table:formula="of:=VLOOKUP([.K213];[$games_index.$A$2:.$B$610]; 2; 0)" office:value-type="string" office:string-value="340" calcext:value-type="string">
            <text:p>3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verride: Mech City Brawl</text:p>
          </table:table-cell>
          <table:table-cell table:formula="of:=VLOOKUP([.K214];[$games_index.$A$2:.$B$610]; 2; 0)" office:value-type="string" office:string-value="343" calcext:value-type="string">
            <text:p>3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Oxenfree</text:p>
          </table:table-cell>
          <table:table-cell table:formula="of:=VLOOKUP([.K215];[$games_index.$A$2:.$B$610]; 2; 0)" office:value-type="string" office:string-value="344" calcext:value-type="string">
            <text:p>34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ath of Exile</text:p>
          </table:table-cell>
          <table:table-cell table:formula="of:=VLOOKUP([.K216];[$games_index.$A$2:.$B$610]; 2; 0)" office:value-type="string" office:string-value="345" calcext:value-type="string">
            <text:p>3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athfinder: Wrath of the Righteous - Enhanced Edition</text:p>
          </table:table-cell>
          <table:table-cell table:formula="of:=VLOOKUP([.K217];[$games_index.$A$2:.$B$610]; 2; 0)" office:value-type="string" office:string-value="346" calcext:value-type="string">
            <text:p>3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athologic 2</text:p>
          </table:table-cell>
          <table:table-cell table:formula="of:=VLOOKUP([.K218];[$games_index.$A$2:.$B$610]; 2; 0)" office:value-type="string" office:string-value="347" calcext:value-type="string">
            <text:p>34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AYDAY 2</text:p>
          </table:table-cell>
          <table:table-cell table:formula="of:=VLOOKUP([.K219];[$games_index.$A$2:.$B$610]; 2; 0)" office:value-type="string" office:string-value="349" calcext:value-type="string">
            <text:p>3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eaky Blinders: Mastermind</text:p>
          </table:table-cell>
          <table:table-cell table:formula="of:=VLOOKUP([.K220];[$games_index.$A$2:.$B$610]; 2; 0)" office:value-type="string" office:string-value="350" calcext:value-type="string">
            <text:p>3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ersona 5 Royal</text:p>
          </table:table-cell>
          <table:table-cell table:formula="of:=VLOOKUP([.K221];[$games_index.$A$2:.$B$610]; 2; 0)" office:value-type="string" office:string-value="351" calcext:value-type="string">
            <text:p>35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ewDiePie: Legend of the Brofist</text:p>
          </table:table-cell>
          <table:table-cell table:formula="of:=VLOOKUP([.K222];[$games_index.$A$2:.$B$610]; 2; 0)" office:value-type="string" office:string-value="352" calcext:value-type="string">
            <text:p>3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LANET ALPHA</text:p>
          </table:table-cell>
          <table:table-cell table:formula="of:=VLOOKUP([.K223];[$games_index.$A$2:.$B$610]; 2; 0)" office:value-type="string" office:string-value="354" calcext:value-type="string">
            <text:p>3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lanetSide 2</text:p>
          </table:table-cell>
          <table:table-cell table:formula="of:=VLOOKUP([.K224];[$games_index.$A$2:.$B$610]; 2; 0)" office:value-type="string" office:string-value="356" calcext:value-type="string">
            <text:p>3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lanetSide 2 - Test</text:p>
          </table:table-cell>
          <table:table-cell table:formula="of:=VLOOKUP([.K225];[$games_index.$A$2:.$B$610]; 2; 0)" office:value-type="string" office:string-value="357" calcext:value-type="string">
            <text:p>3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ortal 2</text:p>
          </table:table-cell>
          <table:table-cell table:formula="of:=VLOOKUP([.K226];[$games_index.$A$2:.$B$610]; 2; 0)" office:value-type="string" office:string-value="360" calcext:value-type="string">
            <text:p>3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Project Remedium</text:p>
          </table:table-cell>
          <table:table-cell table:formula="of:=VLOOKUP([.K227];[$games_index.$A$2:.$B$610]; 2; 0)" office:value-type="string" office:string-value="363" calcext:value-type="string">
            <text:p>3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AGE 2</text:p>
          </table:table-cell>
          <table:table-cell table:formula="of:=VLOOKUP([.K228];[$games_index.$A$2:.$B$610]; 2; 0)" office:value-type="string" office:string-value="369" calcext:value-type="string">
            <text:p>3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ailroad Corporation</text:p>
          </table:table-cell>
          <table:table-cell table:formula="of:=VLOOKUP([.K229];[$games_index.$A$2:.$B$610]; 2; 0)" office:value-type="string" office:string-value="370" calcext:value-type="string">
            <text:p>3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aji: An Ancient Epic</text:p>
          </table:table-cell>
          <table:table-cell table:formula="of:=VLOOKUP([.K230];[$games_index.$A$2:.$B$610]; 2; 0)" office:value-type="string" office:string-value="371" calcext:value-type="string">
            <text:p>3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apture Rejects</text:p>
          </table:table-cell>
          <table:table-cell table:formula="of:=VLOOKUP([.K231];[$games_index.$A$2:.$B$610]; 2; 0)" office:value-type="string" office:string-value="372" calcext:value-type="string">
            <text:p>3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aw Data</text:p>
          </table:table-cell>
          <table:table-cell table:formula="of:=VLOOKUP([.K232];[$games_index.$A$2:.$B$610]; 2; 0)" office:value-type="string" office:string-value="373" calcext:value-type="string">
            <text:p>3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ebel Galaxy</text:p>
          </table:table-cell>
          <table:table-cell table:formula="of:=VLOOKUP([.K233];[$games_index.$A$2:.$B$610]; 2; 0)" office:value-type="string" office:string-value="374" calcext:value-type="string">
            <text:p>3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ebel Galaxy Outlaw</text:p>
          </table:table-cell>
          <table:table-cell table:formula="of:=VLOOKUP([.K234];[$games_index.$A$2:.$B$610]; 2; 0)" office:value-type="string" office:string-value="375" calcext:value-type="string">
            <text:p>3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emnant II</text:p>
          </table:table-cell>
          <table:table-cell table:formula="of:=VLOOKUP([.K235];[$games_index.$A$2:.$B$610]; 2; 0)" office:value-type="string" office:string-value="380" calcext:value-type="string">
            <text:p>38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esident Evil 2</text:p>
          </table:table-cell>
          <table:table-cell table:formula="of:=VLOOKUP([.K236];[$games_index.$A$2:.$B$610]; 2; 0)" office:value-type="string" office:string-value="381" calcext:value-type="string">
            <text:p>3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esident Evil Re:Verse</text:p>
          </table:table-cell>
          <table:table-cell table:formula="of:=VLOOKUP([.K237];[$games_index.$A$2:.$B$610]; 2; 0)" office:value-type="string" office:string-value="384" calcext:value-type="string">
            <text:p>38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esident Evil Village</text:p>
          </table:table-cell>
          <table:table-cell table:formula="of:=VLOOKUP([.K238];[$games_index.$A$2:.$B$610]; 2; 0)" office:value-type="string" office:string-value="386" calcext:value-type="string">
            <text:p>3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ing of Elysium</text:p>
          </table:table-cell>
          <table:table-cell table:formula="of:=VLOOKUP([.K239];[$games_index.$A$2:.$B$610]; 2; 0)" office:value-type="string" office:string-value="388" calcext:value-type="string">
            <text:p>3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IOT: Civil Unrest</text:p>
          </table:table-cell>
          <table:table-cell table:formula="of:=VLOOKUP([.K240];[$games_index.$A$2:.$B$610]; 2; 0)" office:value-type="string" office:string-value="389" calcext:value-type="string">
            <text:p>3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ising Storm 2: Vietnam</text:p>
          </table:table-cell>
          <table:table-cell table:formula="of:=VLOOKUP([.K241];[$games_index.$A$2:.$B$610]; 2; 0)" office:value-type="string" office:string-value="390" calcext:value-type="string">
            <text:p>3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oboquest</text:p>
          </table:table-cell>
          <table:table-cell table:formula="of:=VLOOKUP([.K242];[$games_index.$A$2:.$B$610]; 2; 0)" office:value-type="string" office:string-value="393" calcext:value-type="string">
            <text:p>3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ock of Ages 2: Bigger &amp; Boulder™</text:p>
          </table:table-cell>
          <table:table-cell table:formula="of:=VLOOKUP([.K243];[$games_index.$A$2:.$B$610]; 2; 0)" office:value-type="string" office:string-value="394" calcext:value-type="string">
            <text:p>3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Rover Mechanic Simulator</text:p>
          </table:table-cell>
          <table:table-cell table:formula="of:=VLOOKUP([.K244];[$games_index.$A$2:.$B$610]; 2; 0)" office:value-type="string" office:string-value="396" calcext:value-type="string">
            <text:p>3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ackboy™: A Big Adventure</text:p>
          </table:table-cell>
          <table:table-cell table:formula="of:=VLOOKUP([.K245];[$games_index.$A$2:.$B$610]; 2; 0)" office:value-type="string" office:string-value="402" calcext:value-type="string">
            <text:p>4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avage Lands</text:p>
          </table:table-cell>
          <table:table-cell table:formula="of:=VLOOKUP([.K246];[$games_index.$A$2:.$B$610]; 2; 0)" office:value-type="string" office:string-value="407" calcext:value-type="string">
            <text:p>4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courgeBringer</text:p>
          </table:table-cell>
          <table:table-cell table:formula="of:=VLOOKUP([.K247];[$games_index.$A$2:.$B$610]; 2; 0)" office:value-type="string" office:string-value="409" calcext:value-type="string">
            <text:p>4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CUM</text:p>
          </table:table-cell>
          <table:table-cell table:formula="of:=VLOOKUP([.K248];[$games_index.$A$2:.$B$610]; 2; 0)" office:value-type="string" office:string-value="411" calcext:value-type="string">
            <text:p>4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econd Extinction™</text:p>
          </table:table-cell>
          <table:table-cell table:formula="of:=VLOOKUP([.K249];[$games_index.$A$2:.$B$610]; 2; 0)" office:value-type="string" office:string-value="413" calcext:value-type="string">
            <text:p>4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ecret Of Magia</text:p>
          </table:table-cell>
          <table:table-cell table:formula="of:=VLOOKUP([.K250];[$games_index.$A$2:.$B$610]; 2; 0)" office:value-type="string" office:string-value="414" calcext:value-type="string">
            <text:p>41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EGA Mega Drive and Genesis Classics</text:p>
          </table:table-cell>
          <table:table-cell table:formula="of:=VLOOKUP([.K251];[$games_index.$A$2:.$B$610]; 2; 0)" office:value-type="string" office:string-value="416" calcext:value-type="string">
            <text:p>4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ekiro™: Shadows Die Twice - GOTY Edition</text:p>
          </table:table-cell>
          <table:table-cell table:formula="of:=VLOOKUP([.K252];[$games_index.$A$2:.$B$610]; 2; 0)" office:value-type="string" office:string-value="417" calcext:value-type="string">
            <text:p>4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erial Cleaner</text:p>
          </table:table-cell>
          <table:table-cell table:formula="of:=VLOOKUP([.K253];[$games_index.$A$2:.$B$610]; 2; 0)" office:value-type="string" office:string-value="419" calcext:value-type="string">
            <text:p>4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adow Tactics: Aiko's Choice</text:p>
          </table:table-cell>
          <table:table-cell table:formula="of:=VLOOKUP([.K254];[$games_index.$A$2:.$B$610]; 2; 0)" office:value-type="string" office:string-value="421" calcext:value-type="string">
            <text:p>4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adow Tactics: Blades of the Shogun</text:p>
          </table:table-cell>
          <table:table-cell table:formula="of:=VLOOKUP([.K255];[$games_index.$A$2:.$B$610]; 2; 0)" office:value-type="string" office:string-value="422" calcext:value-type="string">
            <text:p>4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adowrun: Hong Kong - Extended Edition</text:p>
          </table:table-cell>
          <table:table-cell table:formula="of:=VLOOKUP([.K256];[$games_index.$A$2:.$B$610]; 2; 0)" office:value-type="string" office:string-value="423" calcext:value-type="string">
            <text:p>4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ady Part of Me</text:p>
          </table:table-cell>
          <table:table-cell table:formula="of:=VLOOKUP([.K257];[$games_index.$A$2:.$B$610]; 2; 0)" office:value-type="string" office:string-value="425" calcext:value-type="string">
            <text:p>4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apez</text:p>
          </table:table-cell>
          <table:table-cell table:formula="of:=VLOOKUP([.K258];[$games_index.$A$2:.$B$610]; 2; 0)" office:value-type="string" office:string-value="426" calcext:value-type="string">
            <text:p>4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e Remembered Caterpillars</text:p>
          </table:table-cell>
          <table:table-cell table:formula="of:=VLOOKUP([.K259];[$games_index.$A$2:.$B$610]; 2; 0)" office:value-type="string" office:string-value="427" calcext:value-type="string">
            <text:p>4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hiny The Firefly</text:p>
          </table:table-cell>
          <table:table-cell table:formula="of:=VLOOKUP([.K260];[$games_index.$A$2:.$B$610]; 2; 0)" office:value-type="string" office:string-value="428" calcext:value-type="string">
            <text:p>4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ifu</text:p>
          </table:table-cell>
          <table:table-cell table:formula="of:=VLOOKUP([.K261];[$games_index.$A$2:.$B$610]; 2; 0)" office:value-type="string" office:string-value="430" calcext:value-type="string">
            <text:p>4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ilver Chains</text:p>
          </table:table-cell>
          <table:table-cell table:formula="of:=VLOOKUP([.K262];[$games_index.$A$2:.$B$610]; 2; 0)" office:value-type="string" office:string-value="431" calcext:value-type="string">
            <text:p>4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imCity™ 4 Deluxe Edition</text:p>
          </table:table-cell>
          <table:table-cell table:formula="of:=VLOOKUP([.K263];[$games_index.$A$2:.$B$610]; 2; 0)" office:value-type="string" office:string-value="432" calcext:value-type="string">
            <text:p>4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ix Days in Fallujah</text:p>
          </table:table-cell>
          <table:table-cell table:formula="of:=VLOOKUP([.K264];[$games_index.$A$2:.$B$610]; 2; 0)" office:value-type="string" office:string-value="433" calcext:value-type="string">
            <text:p>4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kullgirls 2nd Encore</text:p>
          </table:table-cell>
          <table:table-cell table:formula="of:=VLOOKUP([.K265];[$games_index.$A$2:.$B$610]; 2; 0)" office:value-type="string" office:string-value="434" calcext:value-type="string">
            <text:p>4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ky Break</text:p>
          </table:table-cell>
          <table:table-cell table:formula="of:=VLOOKUP([.K266];[$games_index.$A$2:.$B$610]; 2; 0)" office:value-type="string" office:string-value="435" calcext:value-type="string">
            <text:p>4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KYHILL</text:p>
          </table:table-cell>
          <table:table-cell table:formula="of:=VLOOKUP([.K267];[$games_index.$A$2:.$B$610]; 2; 0)" office:value-type="string" office:string-value="436" calcext:value-type="string">
            <text:p>4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lain: Back from Hell</text:p>
          </table:table-cell>
          <table:table-cell table:formula="of:=VLOOKUP([.K268];[$games_index.$A$2:.$B$610]; 2; 0)" office:value-type="string" office:string-value="438" calcext:value-type="string">
            <text:p>4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lay the Spire</text:p>
          </table:table-cell>
          <table:table-cell table:formula="of:=VLOOKUP([.K269];[$games_index.$A$2:.$B$610]; 2; 0)" office:value-type="string" office:string-value="439" calcext:value-type="string">
            <text:p>4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lice, Dice &amp; Rice</text:p>
          </table:table-cell>
          <table:table-cell table:formula="of:=VLOOKUP([.K270];[$games_index.$A$2:.$B$610]; 2; 0)" office:value-type="string" office:string-value="440" calcext:value-type="string">
            <text:p>4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LUDGE LIFE</text:p>
          </table:table-cell>
          <table:table-cell table:formula="of:=VLOOKUP([.K271];[$games_index.$A$2:.$B$610]; 2; 0)" office:value-type="string" office:string-value="441" calcext:value-type="string">
            <text:p>4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MITE®</text:p>
          </table:table-cell>
          <table:table-cell table:formula="of:=VLOOKUP([.K272];[$games_index.$A$2:.$B$610]; 2; 0)" office:value-type="string" office:string-value="442" calcext:value-type="string">
            <text:p>4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niper Elite 3</text:p>
          </table:table-cell>
          <table:table-cell table:formula="of:=VLOOKUP([.K273];[$games_index.$A$2:.$B$610]; 2; 0)" office:value-type="string" office:string-value="446" calcext:value-type="string">
            <text:p>4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niper Ghost Warrior Contracts 2</text:p>
          </table:table-cell>
          <table:table-cell table:formula="of:=VLOOKUP([.K274];[$games_index.$A$2:.$B$610]; 2; 0)" office:value-type="string" office:string-value="448" calcext:value-type="string">
            <text:p>4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ongbringer</text:p>
          </table:table-cell>
          <table:table-cell table:formula="of:=VLOOKUP([.K275];[$games_index.$A$2:.$B$610]; 2; 0)" office:value-type="string" office:string-value="449" calcext:value-type="string">
            <text:p>4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onic Frontiers</text:p>
          </table:table-cell>
          <table:table-cell table:formula="of:=VLOOKUP([.K276];[$games_index.$A$2:.$B$610]; 2; 0)" office:value-type="string" office:string-value="451" calcext:value-type="string">
            <text:p>45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onic Mania</text:p>
          </table:table-cell>
          <table:table-cell table:formula="of:=VLOOKUP([.K277];[$games_index.$A$2:.$B$610]; 2; 0)" office:value-type="string" office:string-value="452" calcext:value-type="string">
            <text:p>4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ONIC SUPERSTARS</text:p>
          </table:table-cell>
          <table:table-cell table:formula="of:=VLOOKUP([.K278];[$games_index.$A$2:.$B$610]; 2; 0)" office:value-type="string" office:string-value="453" calcext:value-type="string">
            <text:p>4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oulblight</text:p>
          </table:table-cell>
          <table:table-cell table:formula="of:=VLOOKUP([.K279];[$games_index.$A$2:.$B$610]; 2; 0)" office:value-type="string" office:string-value="454" calcext:value-type="string">
            <text:p>4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outh Park™: The Stick of Truth™</text:p>
          </table:table-cell>
          <table:table-cell table:formula="of:=VLOOKUP([.K280];[$games_index.$A$2:.$B$610]; 2; 0)" office:value-type="string" office:string-value="458" calcext:value-type="string">
            <text:p>4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PACECOM</text:p>
          </table:table-cell>
          <table:table-cell table:formula="of:=VLOOKUP([.K281];[$games_index.$A$2:.$B$610]; 2; 0)" office:value-type="string" office:string-value="461" calcext:value-type="string">
            <text:p>46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plitgate</text:p>
          </table:table-cell>
          <table:table-cell table:formula="of:=VLOOKUP([.K282];[$games_index.$A$2:.$B$610]; 2; 0)" office:value-type="string" office:string-value="462" calcext:value-type="string">
            <text:p>4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print Vector</text:p>
          </table:table-cell>
          <table:table-cell table:formula="of:=VLOOKUP([.K283];[$games_index.$A$2:.$B$610]; 2; 0)" office:value-type="string" office:string-value="466" calcext:value-type="string">
            <text:p>4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quad</text:p>
          </table:table-cell>
          <table:table-cell table:formula="of:=VLOOKUP([.K284];[$games_index.$A$2:.$B$610]; 2; 0)" office:value-type="string" office:string-value="467" calcext:value-type="string">
            <text:p>46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AR WARS™ - The Force Unleashed™ Ultimate Sith Edition</text:p>
          </table:table-cell>
          <table:table-cell table:formula="of:=VLOOKUP([.K285];[$games_index.$A$2:.$B$610]; 2; 0)" office:value-type="string" office:string-value="468" calcext:value-type="string">
            <text:p>4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AR WARS™ Knights of the Old Republic™</text:p>
          </table:table-cell>
          <table:table-cell table:formula="of:=VLOOKUP([.K286];[$games_index.$A$2:.$B$610]; 2; 0)" office:value-type="string" office:string-value="469" calcext:value-type="string">
            <text:p>4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AR WARS™ Knights of the Old Republic™ II - The Sith Lords™</text:p>
          </table:table-cell>
          <table:table-cell table:formula="of:=VLOOKUP([.K287];[$games_index.$A$2:.$B$610]; 2; 0)" office:value-type="string" office:string-value="470" calcext:value-type="string">
            <text:p>4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ate of Mind</text:p>
          </table:table-cell>
          <table:table-cell table:formula="of:=VLOOKUP([.K288];[$games_index.$A$2:.$B$610]; 2; 0)" office:value-type="string" office:string-value="473" calcext:value-type="string">
            <text:p>4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eel Rats™</text:p>
          </table:table-cell>
          <table:table-cell table:formula="of:=VLOOKUP([.K289];[$games_index.$A$2:.$B$610]; 2; 0)" office:value-type="string" office:string-value="475" calcext:value-type="string">
            <text:p>4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ill Life</text:p>
          </table:table-cell>
          <table:table-cell table:formula="of:=VLOOKUP([.K290];[$games_index.$A$2:.$B$610]; 2; 0)" office:value-type="string" office:string-value="478" calcext:value-type="string">
            <text:p>4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orm Of Spears RPG</text:p>
          </table:table-cell>
          <table:table-cell table:formula="of:=VLOOKUP([.K291];[$games_index.$A$2:.$B$610]; 2; 0)" office:value-type="string" office:string-value="479" calcext:value-type="string">
            <text:p>47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reet Fighter™ 6</text:p>
          </table:table-cell>
          <table:table-cell table:formula="of:=VLOOKUP([.K292];[$games_index.$A$2:.$B$610]; 2; 0)" office:value-type="string" office:string-value="481" calcext:value-type="string">
            <text:p>4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yx: Master of Shadows</text:p>
          </table:table-cell>
          <table:table-cell table:formula="of:=VLOOKUP([.K293];[$games_index.$A$2:.$B$610]; 2; 0)" office:value-type="string" office:string-value="482" calcext:value-type="string">
            <text:p>4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tyx: Shards of Darkness</text:p>
          </table:table-cell>
          <table:table-cell table:formula="of:=VLOOKUP([.K294];[$games_index.$A$2:.$B$610]; 2; 0)" office:value-type="string" office:string-value="483" calcext:value-type="string">
            <text:p>4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un Blast: Star Fighter</text:p>
          </table:table-cell>
          <table:table-cell table:formula="of:=VLOOKUP([.K295];[$games_index.$A$2:.$B$610]; 2; 0)" office:value-type="string" office:string-value="485" calcext:value-type="string">
            <text:p>4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uper Cloudbuilt</text:p>
          </table:table-cell>
          <table:table-cell table:formula="of:=VLOOKUP([.K296];[$games_index.$A$2:.$B$610]; 2; 0)" office:value-type="string" office:string-value="487" calcext:value-type="string">
            <text:p>4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uper Daryl Deluxe</text:p>
          </table:table-cell>
          <table:table-cell table:formula="of:=VLOOKUP([.K297];[$games_index.$A$2:.$B$610]; 2; 0)" office:value-type="string" office:string-value="488" calcext:value-type="string">
            <text:p>4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urviving Mars</text:p>
          </table:table-cell>
          <table:table-cell table:formula="of:=VLOOKUP([.K298];[$games_index.$A$2:.$B$610]; 2; 0)" office:value-type="string" office:string-value="490" calcext:value-type="string">
            <text:p>4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Swords and Soldiers 2 Shawarmageddon</text:p>
          </table:table-cell>
          <table:table-cell table:formula="of:=VLOOKUP([.K299];[$games_index.$A$2:.$B$610]; 2; 0)" office:value-type="string" office:string-value="491" calcext:value-type="string">
            <text:p>4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aimumari: Definitive Edition</text:p>
          </table:table-cell>
          <table:table-cell table:formula="of:=VLOOKUP([.K300];[$games_index.$A$2:.$B$610]; 2; 0)" office:value-type="string" office:string-value="495" calcext:value-type="string">
            <text:p>4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annenberg</text:p>
          </table:table-cell>
          <table:table-cell table:formula="of:=VLOOKUP([.K301];[$games_index.$A$2:.$B$610]; 2; 0)" office:value-type="string" office:string-value="496" calcext:value-type="string">
            <text:p>4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erraria</text:p>
          </table:table-cell>
          <table:table-cell table:formula="of:=VLOOKUP([.K302];[$games_index.$A$2:.$B$610]; 2; 0)" office:value-type="string" office:string-value="499" calcext:value-type="string">
            <text:p>4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Adventure Pals</text:p>
          </table:table-cell>
          <table:table-cell table:formula="of:=VLOOKUP([.K303];[$games_index.$A$2:.$B$610]; 2; 0)" office:value-type="string" office:string-value="500" calcext:value-type="string">
            <text:p>5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Age of Decadence</text:p>
          </table:table-cell>
          <table:table-cell table:formula="of:=VLOOKUP([.K304];[$games_index.$A$2:.$B$610]; 2; 0)" office:value-type="string" office:string-value="501" calcext:value-type="string">
            <text:p>5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Ascent</text:p>
          </table:table-cell>
          <table:table-cell table:formula="of:=VLOOKUP([.K305];[$games_index.$A$2:.$B$610]; 2; 0)" office:value-type="string" office:string-value="502" calcext:value-type="string">
            <text:p>5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Dark Pictures Anthology: Little Hope</text:p>
          </table:table-cell>
          <table:table-cell table:formula="of:=VLOOKUP([.K306];[$games_index.$A$2:.$B$610]; 2; 0)" office:value-type="string" office:string-value="503" calcext:value-type="string">
            <text:p>5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Dungeon Of Naheulbeuk: The Amulet Of Chaos</text:p>
          </table:table-cell>
          <table:table-cell table:formula="of:=VLOOKUP([.K307];[$games_index.$A$2:.$B$610]; 2; 0)" office:value-type="string" office:string-value="504" calcext:value-type="string">
            <text:p>5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Elder Scrolls® Online</text:p>
          </table:table-cell>
          <table:table-cell table:formula="of:=VLOOKUP([.K308];[$games_index.$A$2:.$B$610]; 2; 0)" office:value-type="string" office:string-value="510" calcext:value-type="string">
            <text:p>5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Escapists 2</text:p>
          </table:table-cell>
          <table:table-cell table:formula="of:=VLOOKUP([.K309];[$games_index.$A$2:.$B$610]; 2; 0)" office:value-type="string" office:string-value="511" calcext:value-type="string">
            <text:p>5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FINALS</text:p>
          </table:table-cell>
          <table:table-cell table:formula="of:=VLOOKUP([.K310];[$games_index.$A$2:.$B$610]; 2; 0)" office:value-type="string" office:string-value="512" calcext:value-type="string">
            <text:p>5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Forest</text:p>
          </table:table-cell>
          <table:table-cell table:formula="of:=VLOOKUP([.K311];[$games_index.$A$2:.$B$610]; 2; 0)" office:value-type="string" office:string-value="513" calcext:value-type="string">
            <text:p>5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Indie Mixtape</text:p>
          </table:table-cell>
          <table:table-cell table:formula="of:=VLOOKUP([.K312];[$games_index.$A$2:.$B$610]; 2; 0)" office:value-type="string" office:string-value="515" calcext:value-type="string">
            <text:p>5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Journey Down: Chapter Three</text:p>
          </table:table-cell>
          <table:table-cell table:formula="of:=VLOOKUP([.K313];[$games_index.$A$2:.$B$610]; 2; 0)" office:value-type="string" office:string-value="518" calcext:value-type="string">
            <text:p>5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KING OF FIGHTERS XIII STEAM EDITION</text:p>
          </table:table-cell>
          <table:table-cell table:formula="of:=VLOOKUP([.K314];[$games_index.$A$2:.$B$610]; 2; 0)" office:value-type="string" office:string-value="519" calcext:value-type="string">
            <text:p>5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Last of Us™ Part I</text:p>
          </table:table-cell>
          <table:table-cell table:formula="of:=VLOOKUP([.K315];[$games_index.$A$2:.$B$610]; 2; 0)" office:value-type="string" office:string-value="520" calcext:value-type="string">
            <text:p>5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Lion's Song: Episode 1 - Silence</text:p>
          </table:table-cell>
          <table:table-cell table:formula="of:=VLOOKUP([.K316];[$games_index.$A$2:.$B$610]; 2; 0)" office:value-type="string" office:string-value="521" calcext:value-type="string">
            <text:p>5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Lost Crown</text:p>
          </table:table-cell>
          <table:table-cell table:formula="of:=VLOOKUP([.K317];[$games_index.$A$2:.$B$610]; 2; 0)" office:value-type="string" office:string-value="522" calcext:value-type="string">
            <text:p>5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Mooseman</text:p>
          </table:table-cell>
          <table:table-cell table:formula="of:=VLOOKUP([.K318];[$games_index.$A$2:.$B$610]; 2; 0)" office:value-type="string" office:string-value="523" calcext:value-type="string">
            <text:p>5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Mysterious Cities of Gold</text:p>
          </table:table-cell>
          <table:table-cell table:formula="of:=VLOOKUP([.K319];[$games_index.$A$2:.$B$610]; 2; 0)" office:value-type="string" office:string-value="524" calcext:value-type="string">
            <text:p>5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Painscreek Killings</text:p>
          </table:table-cell>
          <table:table-cell table:formula="of:=VLOOKUP([.K320];[$games_index.$A$2:.$B$610]; 2; 0)" office:value-type="string" office:string-value="525" calcext:value-type="string">
            <text:p>5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Serpent Rogue</text:p>
          </table:table-cell>
          <table:table-cell table:formula="of:=VLOOKUP([.K321];[$games_index.$A$2:.$B$610]; 2; 0)" office:value-type="string" office:string-value="526" calcext:value-type="string">
            <text:p>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Signal From Tölva</text:p>
          </table:table-cell>
          <table:table-cell table:formula="of:=VLOOKUP([.K322];[$games_index.$A$2:.$B$610]; 2; 0)" office:value-type="string" office:string-value="528" calcext:value-type="string">
            <text:p>5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Spiral Scouts</text:p>
          </table:table-cell>
          <table:table-cell table:formula="of:=VLOOKUP([.K323];[$games_index.$A$2:.$B$610]; 2; 0)" office:value-type="string" office:string-value="531" calcext:value-type="string">
            <text:p>5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Swindle</text:p>
          </table:table-cell>
          <table:table-cell table:formula="of:=VLOOKUP([.K324];[$games_index.$A$2:.$B$610]; 2; 0)" office:value-type="string" office:string-value="532" calcext:value-type="string">
            <text:p>5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Technomancer</text:p>
          </table:table-cell>
          <table:table-cell table:formula="of:=VLOOKUP([.K325];[$games_index.$A$2:.$B$610]; 2; 0)" office:value-type="string" office:string-value="533" calcext:value-type="string">
            <text:p>5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Witcher 2: Assassins of Kings Enhanced Edition</text:p>
          </table:table-cell>
          <table:table-cell table:formula="of:=VLOOKUP([.K326];[$games_index.$A$2:.$B$610]; 2; 0)" office:value-type="string" office:string-value="534" calcext:value-type="string">
            <text:p>5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 Witcher: Enhanced Edition Director's Cut</text:p>
          </table:table-cell>
          <table:table-cell table:formula="of:=VLOOKUP([.K327];[$games_index.$A$2:.$B$610]; 2; 0)" office:value-type="string" office:string-value="535" calcext:value-type="string">
            <text:p>5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ey Bleed Pixels</text:p>
          </table:table-cell>
          <table:table-cell table:formula="of:=VLOOKUP([.K328];[$games_index.$A$2:.$B$610]; 2; 0)" office:value-type="string" office:string-value="538" calcext:value-type="string">
            <text:p>5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hronebreaker: The Witcher Tales</text:p>
          </table:table-cell>
          <table:table-cell table:formula="of:=VLOOKUP([.K329];[$games_index.$A$2:.$B$610]; 2; 0)" office:value-type="string" office:string-value="543" calcext:value-type="string">
            <text:p>5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iny Tina's Assault on Dragon Keep: A Wonderlands One-shot Adventure</text:p>
          </table:table-cell>
          <table:table-cell table:formula="of:=VLOOKUP([.K330];[$games_index.$A$2:.$B$610]; 2; 0)" office:value-type="string" office:string-value="545" calcext:value-type="string">
            <text:p>5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omb Raider: Underworld</text:p>
          </table:table-cell>
          <table:table-cell table:formula="of:=VLOOKUP([.K331];[$games_index.$A$2:.$B$610]; 2; 0)" office:value-type="string" office:string-value="553" calcext:value-type="string">
            <text:p>5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orchlight</text:p>
          </table:table-cell>
          <table:table-cell table:formula="of:=VLOOKUP([.K332];[$games_index.$A$2:.$B$610]; 2; 0)" office:value-type="string" office:string-value="554" calcext:value-type="string">
            <text:p>5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orchlight II</text:p>
          </table:table-cell>
          <table:table-cell table:formula="of:=VLOOKUP([.K333];[$games_index.$A$2:.$B$610]; 2; 0)" office:value-type="string" office:string-value="555" calcext:value-type="string">
            <text:p>5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ower 57</text:p>
          </table:table-cell>
          <table:table-cell table:formula="of:=VLOOKUP([.K334];[$games_index.$A$2:.$B$610]; 2; 0)" office:value-type="string" office:string-value="559" calcext:value-type="string">
            <text:p>5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raffic Jams</text:p>
          </table:table-cell>
          <table:table-cell table:formula="of:=VLOOKUP([.K335];[$games_index.$A$2:.$B$610]; 2; 0)" office:value-type="string" office:string-value="560" calcext:value-type="string">
            <text:p>5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ribes of Midgard</text:p>
          </table:table-cell>
          <table:table-cell table:formula="of:=VLOOKUP([.K336];[$games_index.$A$2:.$B$610]; 2; 0)" office:value-type="string" office:string-value="561" calcext:value-type="string">
            <text:p>56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ropico 5</text:p>
          </table:table-cell>
          <table:table-cell table:formula="of:=VLOOKUP([.K337];[$games_index.$A$2:.$B$610]; 2; 0)" office:value-type="string" office:string-value="562" calcext:value-type="string">
            <text:p>5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Turok 2: Seeds of Evil</text:p>
          </table:table-cell>
          <table:table-cell table:formula="of:=VLOOKUP([.K338];[$games_index.$A$2:.$B$610]; 2; 0)" office:value-type="string" office:string-value="563" calcext:value-type="string">
            <text:p>5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UNLOVED</text:p>
          </table:table-cell>
          <table:table-cell table:formula="of:=VLOOKUP([.K339];[$games_index.$A$2:.$B$610]; 2; 0)" office:value-type="string" office:string-value="569" calcext:value-type="string">
            <text:p>5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UnMetal</text:p>
          </table:table-cell>
          <table:table-cell table:formula="of:=VLOOKUP([.K340];[$games_index.$A$2:.$B$610]; 2; 0)" office:value-type="string" office:string-value="570" calcext:value-type="string">
            <text:p>5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 Rising</text:p>
          </table:table-cell>
          <table:table-cell table:formula="of:=VLOOKUP([.K341];[$games_index.$A$2:.$B$610]; 2; 0)" office:value-type="string" office:string-value="571" calcext:value-type="string">
            <text:p>5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alfaris</text:p>
          </table:table-cell>
          <table:table-cell table:formula="of:=VLOOKUP([.K342];[$games_index.$A$2:.$B$610]; 2; 0)" office:value-type="string" office:string-value="572" calcext:value-type="string">
            <text:p>5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alheim</text:p>
          </table:table-cell>
          <table:table-cell table:formula="of:=VLOOKUP([.K343];[$games_index.$A$2:.$B$610]; 2; 0)" office:value-type="string" office:string-value="573" calcext:value-type="string">
            <text:p>5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alley</text:p>
          </table:table-cell>
          <table:table-cell table:formula="of:=VLOOKUP([.K344];[$games_index.$A$2:.$B$610]; 2; 0)" office:value-type="string" office:string-value="574" calcext:value-type="string">
            <text:p>5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ampire Survivors</text:p>
          </table:table-cell>
          <table:table-cell table:formula="of:=VLOOKUP([.K345];[$games_index.$A$2:.$B$610]; 2; 0)" office:value-type="string" office:string-value="575" calcext:value-type="string">
            <text:p>5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elocity®Ultra</text:p>
          </table:table-cell>
          <table:table-cell table:formula="of:=VLOOKUP([.K346];[$games_index.$A$2:.$B$610]; 2; 0)" office:value-type="string" office:string-value="578" calcext:value-type="string">
            <text:p>5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Vikings - Wolves of Midgard</text:p>
          </table:table-cell>
          <table:table-cell table:formula="of:=VLOOKUP([.K347];[$games_index.$A$2:.$B$610]; 2; 0)" office:value-type="string" office:string-value="580" calcext:value-type="string">
            <text:p>58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llpaper Engine</text:p>
          </table:table-cell>
          <table:table-cell table:formula="of:=VLOOKUP([.K348];[$games_index.$A$2:.$B$610]; 2; 0)" office:value-type="string" office:string-value="583" calcext:value-type="string">
            <text:p>5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ndersong</text:p>
          </table:table-cell>
          <table:table-cell table:formula="of:=VLOOKUP([.K349];[$games_index.$A$2:.$B$610]; 2; 0)" office:value-type="string" office:string-value="584" calcext:value-type="string">
            <text:p>58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frame</text:p>
          </table:table-cell>
          <table:table-cell table:formula="of:=VLOOKUP([.K350];[$games_index.$A$2:.$B$610]; 2; 0)" office:value-type="string" office:string-value="586" calcext:value-type="string">
            <text:p>5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hammer 40,000: Boltgun</text:p>
          </table:table-cell>
          <table:table-cell table:formula="of:=VLOOKUP([.K351];[$games_index.$A$2:.$B$610]; 2; 0)" office:value-type="string" office:string-value="587" calcext:value-type="string">
            <text:p>5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hammer 40,000: Chaos Gate - Daemonhunters</text:p>
          </table:table-cell>
          <table:table-cell table:formula="of:=VLOOKUP([.K352];[$games_index.$A$2:.$B$610]; 2; 0)" office:value-type="string" office:string-value="588" calcext:value-type="string">
            <text:p>5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hammer 40,000: Gladius - Relics of War</text:p>
          </table:table-cell>
          <table:table-cell table:formula="of:=VLOOKUP([.K353];[$games_index.$A$2:.$B$610]; 2; 0)" office:value-type="string" office:string-value="589" calcext:value-type="string">
            <text:p>5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hammer 40,000: Space Marine - Anniversary Edition</text:p>
          </table:table-cell>
          <table:table-cell table:formula="of:=VLOOKUP([.K354];[$games_index.$A$2:.$B$610]; 2; 0)" office:value-type="string" office:string-value="590" calcext:value-type="string">
            <text:p>5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hammer: End Times - Vermintide</text:p>
          </table:table-cell>
          <table:table-cell table:formula="of:=VLOOKUP([.K355];[$games_index.$A$2:.$B$610]; 2; 0)" office:value-type="string" office:string-value="591" calcext:value-type="string">
            <text:p>5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arhammer: Vermintide 2</text:p>
          </table:table-cell>
          <table:table-cell table:formula="of:=VLOOKUP([.K356];[$games_index.$A$2:.$B$610]; 2; 0)" office:value-type="string" office:string-value="592" calcext:value-type="string">
            <text:p>5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ho's Your Daddy?!</text:p>
          </table:table-cell>
          <table:table-cell table:formula="of:=VLOOKUP([.K357];[$games_index.$A$2:.$B$610]; 2; 0)" office:value-type="string" office:string-value="596" calcext:value-type="string">
            <text:p>5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Worms Armageddon</text:p>
          </table:table-cell>
          <table:table-cell table:formula="of:=VLOOKUP([.K358];[$games_index.$A$2:.$B$610]; 2; 0)" office:value-type="string" office:string-value="603" calcext:value-type="string">
            <text:p>6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Yakuza 0</text:p>
          </table:table-cell>
          <table:table-cell table:formula="of:=VLOOKUP([.K359];[$games_index.$A$2:.$B$610]; 2; 0)" office:value-type="string" office:string-value="605" calcext:value-type="string">
            <text:p>6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Yoku's Island Express</text:p>
          </table:table-cell>
          <table:table-cell table:formula="of:=VLOOKUP([.K360];[$games_index.$A$2:.$B$610]; 2; 0)" office:value-type="string" office:string-value="606" calcext:value-type="string">
            <text:p>6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Yooka-Laylee and the Impossible Lair</text:p>
          </table:table-cell>
          <table:table-cell table:formula="of:=VLOOKUP([.K361];[$games_index.$A$2:.$B$610]; 2; 0)" office:value-type="string" office:string-value="607" calcext:value-type="string">
            <text:p>6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ase</text:p>
          </table:table-cell>
          <table:table-cell office:value-type="string" calcext:value-type="string">
            <text:p>Zenith</text:p>
          </table:table-cell>
          <table:table-cell table:formula="of:=VLOOKUP([.K362];[$games_index.$A$2:.$B$610]; 2; 0)" office:value-type="string" office:string-value="609" calcext:value-type="string">
            <text:p>609</text:p>
          </table:table-cell>
        </table:table-row>
        <table:table-row table:style-name="ro1" table:number-rows-repeated="10482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ames_index" table:style-name="ta1">
        <table:table-column table:style-name="co7" table:default-cell-style-name="ce13"/>
        <table:table-column table:style-name="co3" table:default-cell-style-name="Default"/>
        <table:table-row table:style-name="ro1">
          <table:table-cell table:style-name="ce12" office:value-type="string" calcext:value-type="string">
            <text:p>GameName</text:p>
          </table:table-cell>
          <table:table-cell table:style-name="ce10" office:value-type="string" calcext:value-type="string">
            <text:p>GameID</text:p>
          </table:table-cell>
        </table:table-row>
        <table:table-row table:style-name="ro1">
          <table:table-cell office:value-type="string" calcext:value-type="string">
            <text:p>911 Operator</text:p>
          </table:table-cell>
          <table:table-cell table:style-name="ce10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 Fisherman's Tale</text:p>
          </table:table-cell>
          <table:table-cell table:style-name="ce1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 Plague Tale: Innocence</text:p>
          </table:table-cell>
          <table:table-cell table:style-name="ce12"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 Story About My Uncle</text:p>
          </table:table-cell>
          <table:table-cell table:style-name="ce12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aero</text:p>
          </table:table-cell>
          <table:table-cell table:style-name="ce12" office:value-type="string" calcext:value-type="string">
            <text:p>5</text:p>
          </table:table-cell>
        </table:table-row>
        <table:table-row table:style-name="ro1">
          <table:table-cell table:style-name="ce12" office:value-type="string" calcext:value-type="string">
            <text:p>Absolver</text:p>
          </table:table-cell>
          <table:table-cell table:style-name="ce12"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ACE COMBAT™ 7: SKIES UNKNOWN</text:p>
          </table:table-cell>
          <table:table-cell table:style-name="ce12" office:value-type="string" calcext:value-type="string">
            <text:p>7</text:p>
          </table:table-cell>
        </table:table-row>
        <table:table-row table:style-name="ro1">
          <table:table-cell table:style-name="ce12" office:value-type="string" calcext:value-type="string">
            <text:p>Aegis Defenders</text:p>
          </table:table-cell>
          <table:table-cell table:style-name="ce12" office:value-type="string" calcext:value-type="string">
            <text:p>8</text:p>
          </table:table-cell>
        </table:table-row>
        <table:table-row table:style-name="ro1">
          <table:table-cell table:style-name="ce12" office:value-type="string" calcext:value-type="string">
            <text:p>Age of Wonders III</text:p>
          </table:table-cell>
          <table:table-cell table:style-name="ce12"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Alien Breed: Impact</text:p>
          </table:table-cell>
          <table:table-cell table:style-name="ce12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Alien: Isolation</text:p>
          </table:table-cell>
          <table:table-cell table:style-name="ce12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Aliens: Fireteam Elite</text:p>
          </table:table-cell>
          <table:table-cell table:style-name="ce12"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Almost There: The Platformer</text:p>
          </table:table-cell>
          <table:table-cell table:style-name="ce12"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Alwa's Awakening</text:p>
          </table:table-cell>
          <table:table-cell table:style-name="ce12" office:value-type="string" calcext:value-type="string">
            <text:p>14</text:p>
          </table:table-cell>
        </table:table-row>
        <table:table-row table:style-name="ro1">
          <table:table-cell table:style-name="ce12" office:value-type="string" calcext:value-type="string">
            <text:p>Amazing Cultivation Simulator</text:p>
          </table:table-cell>
          <table:table-cell table:style-name="ce12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American Fugitive</text:p>
          </table:table-cell>
          <table:table-cell table:style-name="ce12"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Among Us</text:p>
          </table:table-cell>
          <table:table-cell table:style-name="ce12" office:value-type="string" calcext:value-type="string">
            <text:p>17</text:p>
          </table:table-cell>
        </table:table-row>
        <table:table-row table:style-name="ro1">
          <table:table-cell office:value-type="string" calcext:value-type="string">
            <text:p>Ancestors: The Humankind Odyssey</text:p>
          </table:table-cell>
          <table:table-cell table:style-name="ce12"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Anna's Quest</text:p>
          </table:table-cell>
          <table:table-cell table:style-name="ce12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Anomaly 2</text:p>
          </table:table-cell>
          <table:table-cell table:style-name="ce12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Anomaly Defenders</text:p>
          </table:table-cell>
          <table:table-cell table:style-name="ce12"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Anomaly Korea</text:p>
          </table:table-cell>
          <table:table-cell table:style-name="ce12"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Anomaly Warzone Earth Mobile Campaign</text:p>
          </table:table-cell>
          <table:table-cell table:style-name="ce12" office:value-type="string" calcext:value-type="string">
            <text:p>23</text:p>
          </table:table-cell>
        </table:table-row>
        <table:table-row table:style-name="ro1">
          <table:table-cell office:value-type="string" calcext:value-type="string">
            <text:p>Anomaly: Warzone Earth</text:p>
          </table:table-cell>
          <table:table-cell table:style-name="ce12"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APE OUT</text:p>
          </table:table-cell>
          <table:table-cell table:style-name="ce12" office:value-type="string" calcext:value-type="string">
            <text:p>25</text:p>
          </table:table-cell>
        </table:table-row>
        <table:table-row table:style-name="ro1">
          <table:table-cell table:style-name="ce12" office:value-type="string" calcext:value-type="string">
            <text:p>Apex Legends™</text:p>
          </table:table-cell>
          <table:table-cell table:style-name="ce12" office:value-type="string" calcext:value-type="string">
            <text:p>26</text:p>
          </table:table-cell>
        </table:table-row>
        <table:table-row table:style-name="ro1">
          <table:table-cell office:value-type="string" calcext:value-type="string">
            <text:p>Aragami</text:p>
          </table:table-cell>
          <table:table-cell table:style-name="ce12"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Arietta of Spirits</text:p>
          </table:table-cell>
          <table:table-cell table:style-name="ce12"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Arizona Sunshine®</text:p>
          </table:table-cell>
          <table:table-cell table:style-name="ce12" office:value-type="string" calcext:value-type="string">
            <text:p>29</text:p>
          </table:table-cell>
        </table:table-row>
        <table:table-row table:style-name="ro1">
          <table:table-cell table:style-name="ce12" office:value-type="string" calcext:value-type="string">
            <text:p>ARK: Survival Evolved</text:p>
          </table:table-cell>
          <table:table-cell table:style-name="ce12" office:value-type="string" calcext:value-type="string">
            <text:p>30</text:p>
          </table:table-cell>
        </table:table-row>
        <table:table-row table:style-name="ro1">
          <table:table-cell table:style-name="ce12" office:value-type="string" calcext:value-type="string">
            <text:p>ARK: The Survival Of The Fittest</text:p>
          </table:table-cell>
          <table:table-cell table:style-name="ce12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Arma 2</text:p>
          </table:table-cell>
          <table:table-cell table:style-name="ce12" office:value-type="string" calcext:value-type="string">
            <text:p>32</text:p>
          </table:table-cell>
        </table:table-row>
        <table:table-row table:style-name="ro1">
          <table:table-cell table:style-name="ce12" office:value-type="string" calcext:value-type="string">
            <text:p>Arma 3</text:p>
          </table:table-cell>
          <table:table-cell table:style-name="ce12"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Armada 2526 Gold Edition</text:p>
          </table:table-cell>
          <table:table-cell table:style-name="ce12" office:value-type="string" calcext:value-type="string">
            <text:p>34</text:p>
          </table:table-cell>
        </table:table-row>
        <table:table-row table:style-name="ro1">
          <table:table-cell office:value-type="string" calcext:value-type="string">
            <text:p>ARMORED CORE™ VI FIRES OF RUBICON™</text:p>
          </table:table-cell>
          <table:table-cell table:style-name="ce12" office:value-type="string" calcext:value-type="string">
            <text:p>35</text:p>
          </table:table-cell>
        </table:table-row>
        <table:table-row table:style-name="ro1">
          <table:table-cell table:style-name="ce12" office:value-type="string" calcext:value-type="string">
            <text:p>Assetto Corsa</text:p>
          </table:table-cell>
          <table:table-cell table:style-name="ce12"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Assetto Corsa Competizione</text:p>
          </table:table-cell>
          <table:table-cell table:style-name="ce12" office:value-type="string" calcext:value-type="string">
            <text:p>37</text:p>
          </table:table-cell>
        </table:table-row>
        <table:table-row table:style-name="ro1">
          <table:table-cell office:value-type="string" calcext:value-type="string">
            <text:p>Automobilista 2</text:p>
          </table:table-cell>
          <table:table-cell table:style-name="ce12"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Autonauts vs Piratebots</text:p>
          </table:table-cell>
          <table:table-cell table:style-name="ce12"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Avernum 3: Ruined World</text:p>
          </table:table-cell>
          <table:table-cell table:style-name="ce12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Baldur's Gate 3</text:p>
          </table:table-cell>
          <table:table-cell table:style-name="ce12" office:value-type="string" calcext:value-type="string">
            <text:p>41</text:p>
          </table:table-cell>
        </table:table-row>
        <table:table-row table:style-name="ro1">
          <table:table-cell table:style-name="ce12" office:value-type="string" calcext:value-type="string">
            <text:p>Barotrauma</text:p>
          </table:table-cell>
          <table:table-cell table:style-name="ce12"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BARRIER X</text:p>
          </table:table-cell>
          <table:table-cell table:style-name="ce12" office:value-type="string" calcext:value-type="string">
            <text:p>43</text:p>
          </table:table-cell>
        </table:table-row>
        <table:table-row table:style-name="ro1">
          <table:table-cell office:value-type="string" calcext:value-type="string">
            <text:p>BattleBit Remastered</text:p>
          </table:table-cell>
          <table:table-cell table:style-name="ce12" office:value-type="string" calcext:value-type="string">
            <text:p>44</text:p>
          </table:table-cell>
        </table:table-row>
        <table:table-row table:style-name="ro1">
          <table:table-cell office:value-type="string" calcext:value-type="string">
            <text:p>Battlefield 4™</text:p>
          </table:table-cell>
          <table:table-cell table:style-name="ce12"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Battlefield™ 1</text:p>
          </table:table-cell>
          <table:table-cell table:style-name="ce12" office:value-type="string" calcext:value-type="string">
            <text:p>46</text:p>
          </table:table-cell>
        </table:table-row>
        <table:table-row table:style-name="ro1">
          <table:table-cell office:value-type="string" calcext:value-type="string">
            <text:p>Battlefield™ 2042</text:p>
          </table:table-cell>
          <table:table-cell table:style-name="ce12" office:value-type="string" calcext:value-type="string">
            <text:p>47</text:p>
          </table:table-cell>
        </table:table-row>
        <table:table-row table:style-name="ro1">
          <table:table-cell office:value-type="string" calcext:value-type="string">
            <text:p>Battlefield™ V</text:p>
          </table:table-cell>
          <table:table-cell table:style-name="ce12"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BATTLETECH</text:p>
          </table:table-cell>
          <table:table-cell table:style-name="ce12" office:value-type="string" calcext:value-type="string">
            <text:p>49</text:p>
          </table:table-cell>
        </table:table-row>
        <table:table-row table:style-name="ro1">
          <table:table-cell office:value-type="string" calcext:value-type="string">
            <text:p>Battlewake</text:p>
          </table:table-cell>
          <table:table-cell table:style-name="ce12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Behold the Kickmen</text:p>
          </table:table-cell>
          <table:table-cell table:style-name="ce12"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table:style-name="ce12" office:value-type="string" calcext:value-type="string">
            <text:p>52</text:p>
          </table:table-cell>
        </table:table-row>
        <table:table-row table:style-name="ro1">
          <table:table-cell office:value-type="string" calcext:value-type="string">
            <text:p>Beyond Divinity</text:p>
          </table:table-cell>
          <table:table-cell table:style-name="ce12" office:value-type="string" calcext:value-type="string">
            <text:p>53</text:p>
          </table:table-cell>
        </table:table-row>
        <table:table-row table:style-name="ro1">
          <table:table-cell office:value-type="string" calcext:value-type="string">
            <text:p>BIGFOOT</text:p>
          </table:table-cell>
          <table:table-cell table:style-name="ce12"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Bigscreen Beta</text:p>
          </table:table-cell>
          <table:table-cell table:style-name="ce12"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BIOMUTANT</text:p>
          </table:table-cell>
          <table:table-cell table:style-name="ce12" office:value-type="string" calcext:value-type="string">
            <text:p>56</text:p>
          </table:table-cell>
        </table:table-row>
        <table:table-row table:style-name="ro1">
          <table:table-cell table:style-name="ce12" office:value-type="string" calcext:value-type="string">
            <text:p>Black Desert</text:p>
          </table:table-cell>
          <table:table-cell table:style-name="ce12" office:value-type="string" calcext:value-type="string">
            <text:p>57</text:p>
          </table:table-cell>
        </table:table-row>
        <table:table-row table:style-name="ro1">
          <table:table-cell table:style-name="ce12" office:value-type="string" calcext:value-type="string">
            <text:p>Blackwake</text:p>
          </table:table-cell>
          <table:table-cell table:style-name="ce12" office:value-type="string" calcext:value-type="string">
            <text:p>58</text:p>
          </table:table-cell>
        </table:table-row>
        <table:table-row table:style-name="ro1">
          <table:table-cell table:style-name="ce12" office:value-type="string" calcext:value-type="string">
            <text:p>Blade and Sorcery</text:p>
          </table:table-cell>
          <table:table-cell table:style-name="ce12" office:value-type="string" calcext:value-type="string">
            <text:p>59</text:p>
          </table:table-cell>
        </table:table-row>
        <table:table-row table:style-name="ro1">
          <table:table-cell office:value-type="string" calcext:value-type="string">
            <text:p>Bleed 2</text:p>
          </table:table-cell>
          <table:table-cell table:style-name="ce12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table:style-name="ce12" office:value-type="string" calcext:value-type="string">
            <text:p>61</text:p>
          </table:table-cell>
        </table:table-row>
        <table:table-row table:style-name="ro1">
          <table:table-cell table:style-name="ce12" office:value-type="string" calcext:value-type="string">
            <text:p>Bloons TD 6</text:p>
          </table:table-cell>
          <table:table-cell table:style-name="ce12" office:value-type="string" calcext:value-type="string">
            <text:p>62</text:p>
          </table:table-cell>
        </table:table-row>
        <table:table-row table:style-name="ro1">
          <table:table-cell table:style-name="ce12" office:value-type="string" calcext:value-type="string">
            <text:p>Bomber Crew</text:p>
          </table:table-cell>
          <table:table-cell table:style-name="ce12"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Bombshell</text:p>
          </table:table-cell>
          <table:table-cell table:style-name="ce12" office:value-type="string" calcext:value-type="string">
            <text:p>64</text:p>
          </table:table-cell>
        </table:table-row>
        <table:table-row table:style-name="ro1">
          <table:table-cell table:style-name="ce12" office:value-type="string" calcext:value-type="string">
            <text:p>Borderlands 2</text:p>
          </table:table-cell>
          <table:table-cell table:style-name="ce12"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Borderlands 3</text:p>
          </table:table-cell>
          <table:table-cell table:style-name="ce12"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Borderlands: The Pre-Sequel</text:p>
          </table:table-cell>
          <table:table-cell table:style-name="ce12" office:value-type="string" calcext:value-type="string">
            <text:p>67</text:p>
          </table:table-cell>
        </table:table-row>
        <table:table-row table:style-name="ro1">
          <table:table-cell office:value-type="string" calcext:value-type="string">
            <text:p>Breathedge</text:p>
          </table:table-cell>
          <table:table-cell table:style-name="ce12"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Bridge Constructor</text:p>
          </table:table-cell>
          <table:table-cell table:style-name="ce12"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Bridge Constructor: The Walking Dead</text:p>
          </table:table-cell>
          <table:table-cell table:style-name="ce12" office:value-type="string" calcext:value-type="string">
            <text:p>70</text:p>
          </table:table-cell>
        </table:table-row>
        <table:table-row table:style-name="ro1">
          <table:table-cell table:style-name="ce12" office:value-type="string" calcext:value-type="string">
            <text:p>Call of Cthulhu®</text:p>
          </table:table-cell>
          <table:table-cell table:style-name="ce12"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Call of Duty®</text:p>
          </table:table-cell>
          <table:table-cell table:style-name="ce12" office:value-type="string" calcext:value-type="string">
            <text:p>72</text:p>
          </table:table-cell>
        </table:table-row>
        <table:table-row table:style-name="ro1">
          <table:table-cell table:style-name="ce12" office:value-type="string" calcext:value-type="string">
            <text:p>Call of Juarez: Gunslinger</text:p>
          </table:table-cell>
          <table:table-cell table:style-name="ce12" office:value-type="string" calcext:value-type="string">
            <text:p>73</text:p>
          </table:table-cell>
        </table:table-row>
        <table:table-row table:style-name="ro1">
          <table:table-cell office:value-type="string" calcext:value-type="string">
            <text:p>Cally's Caves 4</text:p>
          </table:table-cell>
          <table:table-cell table:style-name="ce12"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Carmageddon: Max Damage</text:p>
          </table:table-cell>
          <table:table-cell table:style-name="ce12" office:value-type="string" calcext:value-type="string">
            <text:p>75</text:p>
          </table:table-cell>
        </table:table-row>
        <table:table-row table:style-name="ro1">
          <table:table-cell table:style-name="ce12" office:value-type="string" calcext:value-type="string">
            <text:p>Castle Crashers®</text:p>
          </table:table-cell>
          <table:table-cell table:style-name="ce12" office:value-type="string" calcext:value-type="string">
            <text:p>76</text:p>
          </table:table-cell>
        </table:table-row>
        <table:table-row table:style-name="ro1">
          <table:table-cell table:style-name="ce12" office:value-type="string" calcext:value-type="string">
            <text:p>Caves of Qud</text:p>
          </table:table-cell>
          <table:table-cell table:style-name="ce12" office:value-type="string" calcext:value-type="string">
            <text:p>77</text:p>
          </table:table-cell>
        </table:table-row>
        <table:table-row table:style-name="ro1">
          <table:table-cell office:value-type="string" calcext:value-type="string">
            <text:p>Children of Morta</text:p>
          </table:table-cell>
          <table:table-cell table:style-name="ce12" office:value-type="string" calcext:value-type="string">
            <text:p>78</text:p>
          </table:table-cell>
        </table:table-row>
        <table:table-row table:style-name="ro1">
          <table:table-cell table:style-name="ce12" office:value-type="string" calcext:value-type="string">
            <text:p>Cities: Skylines</text:p>
          </table:table-cell>
          <table:table-cell table:style-name="ce12" office:value-type="string" calcext:value-type="string">
            <text:p>79</text:p>
          </table:table-cell>
        </table:table-row>
        <table:table-row table:style-name="ro1">
          <table:table-cell office:value-type="string" calcext:value-type="string">
            <text:p>Clinically Dead</text:p>
          </table:table-cell>
          <table:table-cell table:style-name="ce12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Cobra Kai: The Karate Kid Saga Continues</text:p>
          </table:table-cell>
          <table:table-cell table:style-name="ce12" office:value-type="string" calcext:value-type="string">
            <text:p>81</text:p>
          </table:table-cell>
        </table:table-row>
        <table:table-row table:style-name="ro1">
          <table:table-cell table:style-name="ce12" office:value-type="string" calcext:value-type="string">
            <text:p>Coloring Game 4</text:p>
          </table:table-cell>
          <table:table-cell table:style-name="ce12" office:value-type="string" calcext:value-type="string">
            <text:p>82</text:p>
          </table:table-cell>
        </table:table-row>
        <table:table-row table:style-name="ro1">
          <table:table-cell office:value-type="string" calcext:value-type="string">
            <text:p>Conan Chop Chop</text:p>
          </table:table-cell>
          <table:table-cell table:style-name="ce12" office:value-type="string" calcext:value-type="string">
            <text:p>83</text:p>
          </table:table-cell>
        </table:table-row>
        <table:table-row table:style-name="ro1">
          <table:table-cell office:value-type="string" calcext:value-type="string">
            <text:p>Cook, Serve, Delicious!</text:p>
          </table:table-cell>
          <table:table-cell table:style-name="ce12" office:value-type="string" calcext:value-type="string">
            <text:p>84</text:p>
          </table:table-cell>
        </table:table-row>
        <table:table-row table:style-name="ro1">
          <table:table-cell table:style-name="ce12" office:value-type="string" calcext:value-type="string">
            <text:p>Counter-Strike</text:p>
          </table:table-cell>
          <table:table-cell table:style-name="ce12" office:value-type="string" calcext:value-type="string">
            <text:p>85</text:p>
          </table:table-cell>
        </table:table-row>
        <table:table-row table:style-name="ro1">
          <table:table-cell table:style-name="ce12" office:value-type="string" calcext:value-type="string">
            <text:p>Counter-Strike 2</text:p>
          </table:table-cell>
          <table:table-cell table:style-name="ce12" office:value-type="string" calcext:value-type="string">
            <text:p>86</text:p>
          </table:table-cell>
        </table:table-row>
        <table:table-row table:style-name="ro1">
          <table:table-cell table:style-name="ce12" office:value-type="string" calcext:value-type="string">
            <text:p>Counter-Strike: Condition Zero</text:p>
          </table:table-cell>
          <table:table-cell table:style-name="ce12" office:value-type="string" calcext:value-type="string">
            <text:p>87</text:p>
          </table:table-cell>
        </table:table-row>
        <table:table-row table:style-name="ro1">
          <table:table-cell table:style-name="ce12" office:value-type="string" calcext:value-type="string">
            <text:p>Crab Game</text:p>
          </table:table-cell>
          <table:table-cell table:style-name="ce12" office:value-type="string" calcext:value-type="string">
            <text:p>88</text:p>
          </table:table-cell>
        </table:table-row>
        <table:table-row table:style-name="ro1">
          <table:table-cell office:value-type="string" calcext:value-type="string">
            <text:p>Crown Trick</text:p>
          </table:table-cell>
          <table:table-cell table:style-name="ce12" office:value-type="string" calcext:value-type="string">
            <text:p>89</text:p>
          </table:table-cell>
        </table:table-row>
        <table:table-row table:style-name="ro1">
          <table:table-cell table:style-name="ce12" office:value-type="string" calcext:value-type="string">
            <text:p>CRSED: F.O.A.D.</text:p>
          </table:table-cell>
          <table:table-cell table:style-name="ce12"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Cruelty Squad</text:p>
          </table:table-cell>
          <table:table-cell table:style-name="ce12"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Crumble</text:p>
          </table:table-cell>
          <table:table-cell table:style-name="ce12"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Crusader Kings III</text:p>
          </table:table-cell>
          <table:table-cell table:style-name="ce12" office:value-type="string" calcext:value-type="string">
            <text:p>93</text:p>
          </table:table-cell>
        </table:table-row>
        <table:table-row table:style-name="ro1">
          <table:table-cell table:style-name="ce12" office:value-type="string" calcext:value-type="string">
            <text:p>Cry of Fear</text:p>
          </table:table-cell>
          <table:table-cell table:style-name="ce12" office:value-type="string" calcext:value-type="string">
            <text:p>94</text:p>
          </table:table-cell>
        </table:table-row>
        <table:table-row table:style-name="ro1">
          <table:table-cell office:value-type="string" calcext:value-type="string">
            <text:p>CRYPTARK</text:p>
          </table:table-cell>
          <table:table-cell table:style-name="ce12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Cult of the Lamb</text:p>
          </table:table-cell>
          <table:table-cell table:style-name="ce12"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Cultist Simulator</text:p>
          </table:table-cell>
          <table:table-cell table:style-name="ce12" office:value-type="string" calcext:value-type="string">
            <text:p>97</text:p>
          </table:table-cell>
        </table:table-row>
        <table:table-row table:style-name="ro1">
          <table:table-cell office:value-type="string" calcext:value-type="string">
            <text:p>Curse: The Eye of Isis</text:p>
          </table:table-cell>
          <table:table-cell table:style-name="ce12" office:value-type="string" calcext:value-type="string">
            <text:p>98</text:p>
          </table:table-cell>
        </table:table-row>
        <table:table-row table:style-name="ro1">
          <table:table-cell table:style-name="ce12" office:value-type="string" calcext:value-type="string">
            <text:p>Cyberpunk 2077</text:p>
          </table:table-cell>
          <table:table-cell table:style-name="ce12"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Dandara: Trials of Fear Edition</text:p>
          </table:table-cell>
          <table:table-cell table:style-name="ce12" office:value-type="string" calcext:value-type="string">
            <text:p>100</text:p>
          </table:table-cell>
        </table:table-row>
        <table:table-row table:style-name="ro1">
          <table:table-cell table:style-name="ce12" office:value-type="string" calcext:value-type="string">
            <text:p>Dark Deception</text:p>
          </table:table-cell>
          <table:table-cell table:style-name="ce12"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Day of Infamy</text:p>
          </table:table-cell>
          <table:table-cell table:style-name="ce12"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Dead by Daylight</text:p>
          </table:table-cell>
          <table:table-cell table:style-name="ce12"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Dead Effect 2</text:p>
          </table:table-cell>
          <table:table-cell table:style-name="ce12" office:value-type="string" calcext:value-type="string">
            <text:p>104</text:p>
          </table:table-cell>
        </table:table-row>
        <table:table-row table:style-name="ro1">
          <table:table-cell table:style-name="ce12" office:value-type="string" calcext:value-type="string">
            <text:p>Dead Frontier 2</text:p>
          </table:table-cell>
          <table:table-cell table:style-name="ce12"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Dead Island: Riptide Definitive Edition</text:p>
          </table:table-cell>
          <table:table-cell table:style-name="ce12" office:value-type="string" calcext:value-type="string">
            <text:p>106</text:p>
          </table:table-cell>
        </table:table-row>
        <table:table-row table:style-name="ro1">
          <table:table-cell office:value-type="string" calcext:value-type="string">
            <text:p>DEATH STRANDING DIRECTOR'S CUT</text:p>
          </table:table-cell>
          <table:table-cell table:style-name="ce12" office:value-type="string" calcext:value-type="string">
            <text:p>107</text:p>
          </table:table-cell>
        </table:table-row>
        <table:table-row table:style-name="ro1">
          <table:table-cell office:value-type="string" calcext:value-type="string">
            <text:p>DEATHLOOP</text:p>
          </table:table-cell>
          <table:table-cell table:style-name="ce12" office:value-type="string" calcext:value-type="string">
            <text:p>108</text:p>
          </table:table-cell>
        </table:table-row>
        <table:table-row table:style-name="ro1">
          <table:table-cell table:style-name="ce12" office:value-type="string" calcext:value-type="string">
            <text:p>Deceit</text:p>
          </table:table-cell>
          <table:table-cell table:style-name="ce12" office:value-type="string" calcext:value-type="string">
            <text:p>109</text:p>
          </table:table-cell>
        </table:table-row>
        <table:table-row table:style-name="ro1">
          <table:table-cell table:style-name="ce12" office:value-type="string" calcext:value-type="string">
            <text:p>Deep Rock Galactic</text:p>
          </table:table-cell>
          <table:table-cell table:style-name="ce12" office:value-type="string" calcext:value-type="string">
            <text:p>110</text:p>
          </table:table-cell>
        </table:table-row>
        <table:table-row table:style-name="ro1">
          <table:table-cell table:style-name="ce12" office:value-type="string" calcext:value-type="string">
            <text:p>Depth</text:p>
          </table:table-cell>
          <table:table-cell table:style-name="ce12"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Descenders</text:p>
          </table:table-cell>
          <table:table-cell table:style-name="ce12"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Desktop Dungeons</text:p>
          </table:table-cell>
          <table:table-cell table:style-name="ce12"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 table:style-name="ce12"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Despotism 3k</text:p>
          </table:table-cell>
          <table:table-cell table:style-name="ce12" office:value-type="string" calcext:value-type="string">
            <text:p>115</text:p>
          </table:table-cell>
        </table:table-row>
        <table:table-row table:style-name="ro1">
          <table:table-cell table:style-name="ce12" office:value-type="string" calcext:value-type="string">
            <text:p>Destiny 2</text:p>
          </table:table-cell>
          <table:table-cell table:style-name="ce12" office:value-type="string" calcext:value-type="string">
            <text:p>116</text:p>
          </table:table-cell>
        </table:table-row>
        <table:table-row table:style-name="ro1">
          <table:table-cell office:value-type="string" calcext:value-type="string">
            <text:p>Destiny Warriors RPG</text:p>
          </table:table-cell>
          <table:table-cell table:style-name="ce12"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Destroy All Humans!</text:p>
          </table:table-cell>
          <table:table-cell table:style-name="ce12" office:value-type="string" calcext:value-type="string">
            <text:p>118</text:p>
          </table:table-cell>
        </table:table-row>
        <table:table-row table:style-name="ro1">
          <table:table-cell office:value-type="string" calcext:value-type="string">
            <text:p>Destroy All Humans! 2 - Reprobed</text:p>
          </table:table-cell>
          <table:table-cell table:style-name="ce12" office:value-type="string" calcext:value-type="string">
            <text:p>119</text:p>
          </table:table-cell>
        </table:table-row>
        <table:table-row table:style-name="ro1">
          <table:table-cell office:value-type="string" calcext:value-type="string">
            <text:p>Devil Daggers</text:p>
          </table:table-cell>
          <table:table-cell table:style-name="ce12" office:value-type="string" calcext:value-type="string">
            <text:p>120</text:p>
          </table:table-cell>
        </table:table-row>
        <table:table-row table:style-name="ro1">
          <table:table-cell table:style-name="ce12" office:value-type="string" calcext:value-type="string">
            <text:p>Devil May Cry 5</text:p>
          </table:table-cell>
          <table:table-cell table:style-name="ce12" office:value-type="string" calcext:value-type="string">
            <text:p>121</text:p>
          </table:table-cell>
        </table:table-row>
        <table:table-row table:style-name="ro1">
          <table:table-cell table:style-name="ce12" office:value-type="string" calcext:value-type="string">
            <text:p>Devil's Kiss</text:p>
          </table:table-cell>
          <table:table-cell table:style-name="ce12" office:value-type="string" calcext:value-type="string">
            <text:p>122</text:p>
          </table:table-cell>
        </table:table-row>
        <table:table-row table:style-name="ro1">
          <table:table-cell office:value-type="string" calcext:value-type="string">
            <text:p>DiRT Rally</text:p>
          </table:table-cell>
          <table:table-cell table:style-name="ce12"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Disciples: Liberation</text:p>
          </table:table-cell>
          <table:table-cell table:style-name="ce12"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Disco Elysium - The Final Cut</text:p>
          </table:table-cell>
          <table:table-cell table:style-name="ce12" office:value-type="string" calcext:value-type="string">
            <text:p>125</text:p>
          </table:table-cell>
        </table:table-row>
        <table:table-row table:style-name="ro1">
          <table:table-cell table:style-name="ce12" office:value-type="string" calcext:value-type="string">
            <text:p>Dishonored</text:p>
          </table:table-cell>
          <table:table-cell table:style-name="ce12"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style-name="ce12" office:value-type="string" calcext:value-type="string">
            <text:p>127</text:p>
          </table:table-cell>
        </table:table-row>
        <table:table-row table:style-name="ro1">
          <table:table-cell office:value-type="string" calcext:value-type="string">
            <text:p>Divine Divinity</text:p>
          </table:table-cell>
          <table:table-cell table:style-name="ce12" office:value-type="string" calcext:value-type="string">
            <text:p>128</text:p>
          </table:table-cell>
        </table:table-row>
        <table:table-row table:style-name="ro1">
          <table:table-cell office:value-type="string" calcext:value-type="string">
            <text:p>Divine Knockout (DKO)</text:p>
          </table:table-cell>
          <table:table-cell table:style-name="ce12"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Divinity: Original Sin - Enhanced Edition</text:p>
          </table:table-cell>
          <table:table-cell table:style-name="ce12" office:value-type="string" calcext:value-type="string">
            <text:p>130</text:p>
          </table:table-cell>
        </table:table-row>
        <table:table-row table:style-name="ro1">
          <table:table-cell office:value-type="string" calcext:value-type="string">
            <text:p>Divinity: Original Sin (Classic)</text:p>
          </table:table-cell>
          <table:table-cell table:style-name="ce12"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Do Not Feed the Monkeys</text:p>
          </table:table-cell>
          <table:table-cell table:style-name="ce12" office:value-type="string" calcext:value-type="string">
            <text:p>132</text:p>
          </table:table-cell>
        </table:table-row>
        <table:table-row table:style-name="ro1">
          <table:table-cell table:style-name="ce12" office:value-type="string" calcext:value-type="string">
            <text:p>Dominion</text:p>
          </table:table-cell>
          <table:table-cell table:style-name="ce12"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Don't Starve</text:p>
          </table:table-cell>
          <table:table-cell table:style-name="ce12" office:value-type="string" calcext:value-type="string">
            <text:p>134</text:p>
          </table:table-cell>
        </table:table-row>
        <table:table-row table:style-name="ro1">
          <table:table-cell table:style-name="ce12" office:value-type="string" calcext:value-type="string">
            <text:p>Don't Starve Together</text:p>
          </table:table-cell>
          <table:table-cell table:style-name="ce12"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Doodle Derby</text:p>
          </table:table-cell>
          <table:table-cell table:style-name="ce12"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DOOM (1993)</text:p>
          </table:table-cell>
          <table:table-cell table:style-name="ce12" office:value-type="string" calcext:value-type="string">
            <text:p>137</text:p>
          </table:table-cell>
        </table:table-row>
        <table:table-row table:style-name="ro1">
          <table:table-cell office:value-type="string" calcext:value-type="string">
            <text:p>DOOM 64</text:p>
          </table:table-cell>
          <table:table-cell table:style-name="ce12"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DOOM Eternal</text:p>
          </table:table-cell>
          <table:table-cell table:style-name="ce12" office:value-type="string" calcext:value-type="string">
            <text:p>139</text:p>
          </table:table-cell>
        </table:table-row>
        <table:table-row table:style-name="ro1">
          <table:table-cell table:style-name="ce12" office:value-type="string" calcext:value-type="string">
            <text:p>DRAGON BALL Z: KAKAROT</text:p>
          </table:table-cell>
          <table:table-cell table:style-name="ce12" office:value-type="string" calcext:value-type="string">
            <text:p>140</text:p>
          </table:table-cell>
        </table:table-row>
        <table:table-row table:style-name="ro1">
          <table:table-cell office:value-type="string" calcext:value-type="string">
            <text:p>DRAGON: A Game About a Dragon</text:p>
          </table:table-cell>
          <table:table-cell table:style-name="ce12"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Dragon's Dogma: Dark Arisen</text:p>
          </table:table-cell>
          <table:table-cell table:style-name="ce12"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DREDGE</text:p>
          </table:table-cell>
          <table:table-cell table:style-name="ce12" office:value-type="string" calcext:value-type="string">
            <text:p>143</text:p>
          </table:table-cell>
        </table:table-row>
        <table:table-row table:style-name="ro1">
          <table:table-cell office:value-type="string" calcext:value-type="string">
            <text:p>Driftland: The Magic Revival</text:p>
          </table:table-cell>
          <table:table-cell table:style-name="ce12"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Duke Nukem 3D: 20th Anniversary World Tour</text:p>
          </table:table-cell>
          <table:table-cell table:style-name="ce12" office:value-type="string" calcext:value-type="string">
            <text:p>145</text:p>
          </table:table-cell>
        </table:table-row>
        <table:table-row table:style-name="ro1">
          <table:table-cell office:value-type="string" calcext:value-type="string">
            <text:p>Dungeon of the ENDLESS™</text:p>
          </table:table-cell>
          <table:table-cell table:style-name="ce12" office:value-type="string" calcext:value-type="string">
            <text:p>146</text:p>
          </table:table-cell>
        </table:table-row>
        <table:table-row table:style-name="ro1">
          <table:table-cell office:value-type="string" calcext:value-type="string">
            <text:p>Dustforce DX</text:p>
          </table:table-cell>
          <table:table-cell table:style-name="ce12"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Dwarf Fortress</text:p>
          </table:table-cell>
          <table:table-cell table:style-name="ce12" office:value-type="string" calcext:value-type="string">
            <text:p>148</text:p>
          </table:table-cell>
        </table:table-row>
        <table:table-row table:style-name="ro1">
          <table:table-cell office:value-type="string" calcext:value-type="string">
            <text:p>DYSMANTLE</text:p>
          </table:table-cell>
          <table:table-cell table:style-name="ce12" office:value-type="string" calcext:value-type="string">
            <text:p>149</text:p>
          </table:table-cell>
        </table:table-row>
        <table:table-row table:style-name="ro1">
          <table:table-cell table:style-name="ce12" office:value-type="string" calcext:value-type="string">
            <text:p>Earth 2150 Trilogy</text:p>
          </table:table-cell>
          <table:table-cell table:style-name="ce12" office:value-type="string" calcext:value-type="string">
            <text:p>150</text:p>
          </table:table-cell>
        </table:table-row>
        <table:table-row table:style-name="ro1">
          <table:table-cell table:style-name="ce12" office:value-type="string" calcext:value-type="string">
            <text:p>Earth 2160</text:p>
          </table:table-cell>
          <table:table-cell table:style-name="ce12"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EARTH DEFENSE FORCE 4.1 The Shadow of New Despair</text:p>
          </table:table-cell>
          <table:table-cell table:style-name="ce12" office:value-type="string" calcext:value-type="string">
            <text:p>152</text:p>
          </table:table-cell>
        </table:table-row>
        <table:table-row table:style-name="ro1">
          <table:table-cell table:style-name="ce12" office:value-type="string" calcext:value-type="string">
            <text:p>Effie</text:p>
          </table:table-cell>
          <table:table-cell table:style-name="ce12" office:value-type="string" calcext:value-type="string">
            <text:p>153</text:p>
          </table:table-cell>
        </table:table-row>
        <table:table-row table:style-name="ro1">
          <table:table-cell table:style-name="ce12" office:value-type="string" calcext:value-type="string">
            <text:p>ELDEN RING</text:p>
          </table:table-cell>
          <table:table-cell table:style-name="ce12"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Eldest Souls</text:p>
          </table:table-cell>
          <table:table-cell table:style-name="ce12" office:value-type="string" calcext:value-type="string">
            <text:p>155</text:p>
          </table:table-cell>
        </table:table-row>
        <table:table-row table:style-name="ro1">
          <table:table-cell office:value-type="string" calcext:value-type="string">
            <text:p>Electronauts - VR Music</text:p>
          </table:table-cell>
          <table:table-cell table:style-name="ce12"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Emily is Away &lt;3</text:p>
          </table:table-cell>
          <table:table-cell table:style-name="ce12" office:value-type="string" calcext:value-type="string">
            <text:p>157</text:p>
          </table:table-cell>
        </table:table-row>
        <table:table-row table:style-name="ro1">
          <table:table-cell office:value-type="string" calcext:value-type="string">
            <text:p>Encased: A Sci-Fi Post-Apocalyptic RPG</text:p>
          </table:table-cell>
          <table:table-cell table:style-name="ce12" office:value-type="string" calcext:value-type="string">
            <text:p>158</text:p>
          </table:table-cell>
        </table:table-row>
        <table:table-row table:style-name="ro1">
          <table:table-cell table:style-name="ce12" office:value-type="string" calcext:value-type="string">
            <text:p>Enclave</text:p>
          </table:table-cell>
          <table:table-cell table:style-name="ce12"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ENCODYA</text:p>
          </table:table-cell>
          <table:table-cell table:style-name="ce12" office:value-type="string" calcext:value-type="string">
            <text:p>160</text:p>
          </table:table-cell>
        </table:table-row>
        <table:table-row table:style-name="ro1">
          <table:table-cell table:style-name="ce12" office:value-type="string" calcext:value-type="string">
            <text:p>ENDLESS™ Space 2</text:p>
          </table:table-cell>
          <table:table-cell table:style-name="ce12"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Epic Chef</text:p>
          </table:table-cell>
          <table:table-cell table:style-name="ce12"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Escape Doodland</text:p>
          </table:table-cell>
          <table:table-cell table:style-name="ce12"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Everhood</text:p>
          </table:table-cell>
          <table:table-cell table:style-name="ce12" office:value-type="string" calcext:value-type="string">
            <text:p>164</text:p>
          </table:table-cell>
        </table:table-row>
        <table:table-row table:style-name="ro1">
          <table:table-cell office:value-type="string" calcext:value-type="string">
            <text:p>Evil West</text:p>
          </table:table-cell>
          <table:table-cell table:style-name="ce12"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Fallout 2: A Post Nuclear Role Playing Game</text:p>
          </table:table-cell>
          <table:table-cell table:style-name="ce12" office:value-type="string" calcext:value-type="string">
            <text:p>166</text:p>
          </table:table-cell>
        </table:table-row>
        <table:table-row table:style-name="ro1">
          <table:table-cell table:style-name="ce12" office:value-type="string" calcext:value-type="string">
            <text:p>Fallout 3: Game of the Year Edition</text:p>
          </table:table-cell>
          <table:table-cell table:style-name="ce12" office:value-type="string" calcext:value-type="string">
            <text:p>167</text:p>
          </table:table-cell>
        </table:table-row>
        <table:table-row table:style-name="ro1">
          <table:table-cell table:style-name="ce12" office:value-type="string" calcext:value-type="string">
            <text:p>Fallout 4</text:p>
          </table:table-cell>
          <table:table-cell table:style-name="ce12"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Fallout 76</text:p>
          </table:table-cell>
          <table:table-cell table:style-name="ce12" office:value-type="string" calcext:value-type="string">
            <text:p>169</text:p>
          </table:table-cell>
        </table:table-row>
        <table:table-row table:style-name="ro1">
          <table:table-cell office:value-type="string" calcext:value-type="string">
            <text:p>Fallout Tactics: Brotherhood of Steel</text:p>
          </table:table-cell>
          <table:table-cell table:style-name="ce12" office:value-type="string" calcext:value-type="string">
            <text:p>170</text:p>
          </table:table-cell>
        </table:table-row>
        <table:table-row table:style-name="ro1">
          <table:table-cell office:value-type="string" calcext:value-type="string">
            <text:p>Fallout: A Post Nuclear Role Playing Game</text:p>
          </table:table-cell>
          <table:table-cell table:style-name="ce12" office:value-type="string" calcext:value-type="string">
            <text:p>171</text:p>
          </table:table-cell>
        </table:table-row>
        <table:table-row table:style-name="ro1">
          <table:table-cell table:style-name="ce12" office:value-type="string" calcext:value-type="string">
            <text:p>Fallout: New Vegas</text:p>
          </table:table-cell>
          <table:table-cell table:style-name="ce12" office:value-type="string" calcext:value-type="string">
            <text:p>172</text:p>
          </table:table-cell>
        </table:table-row>
        <table:table-row table:style-name="ro1">
          <table:table-cell table:style-name="ce12" office:value-type="string" calcext:value-type="string">
            <text:p>Far Cry 3</text:p>
          </table:table-cell>
          <table:table-cell table:style-name="ce12" office:value-type="string" calcext:value-type="string">
            <text:p>173</text:p>
          </table:table-cell>
        </table:table-row>
        <table:table-row table:style-name="ro1">
          <table:table-cell office:value-type="string" calcext:value-type="string">
            <text:p>Far Cry® 4</text:p>
          </table:table-cell>
          <table:table-cell table:style-name="ce12" office:value-type="string" calcext:value-type="string">
            <text:p>174</text:p>
          </table:table-cell>
        </table:table-row>
        <table:table-row table:style-name="ro1">
          <table:table-cell table:style-name="ce12" office:value-type="string" calcext:value-type="string">
            <text:p>Far Cry® 5</text:p>
          </table:table-cell>
          <table:table-cell table:style-name="ce12"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Far Cry® New Dawn</text:p>
          </table:table-cell>
          <table:table-cell table:style-name="ce12"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FAR: Lone Sails</text:p>
          </table:table-cell>
          <table:table-cell table:style-name="ce12"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FIGHT KNIGHT</text:p>
          </table:table-cell>
          <table:table-cell table:style-name="ce12" office:value-type="string" calcext:value-type="string">
            <text:p>178</text:p>
          </table:table-cell>
        </table:table-row>
        <table:table-row table:style-name="ro1">
          <table:table-cell office:value-type="string" calcext:value-type="string">
            <text:p>Figment</text:p>
          </table:table-cell>
          <table:table-cell table:style-name="ce12" office:value-type="string" calcext:value-type="string">
            <text:p>179</text:p>
          </table:table-cell>
        </table:table-row>
        <table:table-row table:style-name="ro1">
          <table:table-cell office:value-type="string" calcext:value-type="string">
            <text:p>Finding Paradise</text:p>
          </table:table-cell>
          <table:table-cell table:style-name="ce12"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Five Dates</text:p>
          </table:table-cell>
          <table:table-cell table:style-name="ce12"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Fobia - St. Dinfna Hotel</text:p>
          </table:table-cell>
          <table:table-cell table:style-name="ce12" office:value-type="string" calcext:value-type="string">
            <text:p>182</text:p>
          </table:table-cell>
        </table:table-row>
        <table:table-row table:style-name="ro1">
          <table:table-cell table:style-name="ce12" office:value-type="string" calcext:value-type="string">
            <text:p>Folklore Hunter</text:p>
          </table:table-cell>
          <table:table-cell table:style-name="ce12" office:value-type="string" calcext:value-type="string">
            <text:p>183</text:p>
          </table:table-cell>
        </table:table-row>
        <table:table-row table:style-name="ro1">
          <table:table-cell table:style-name="ce12" office:value-type="string" calcext:value-type="string">
            <text:p>FOR HONOR™</text:p>
          </table:table-cell>
          <table:table-cell table:style-name="ce12" office:value-type="string" calcext:value-type="string">
            <text:p>184</text:p>
          </table:table-cell>
        </table:table-row>
        <table:table-row table:style-name="ro1">
          <table:table-cell office:value-type="string" calcext:value-type="string">
            <text:p>Forgive Me Father</text:p>
          </table:table-cell>
          <table:table-cell table:style-name="ce12" office:value-type="string" calcext:value-type="string">
            <text:p>185</text:p>
          </table:table-cell>
        </table:table-row>
        <table:table-row table:style-name="ro1">
          <table:table-cell office:value-type="string" calcext:value-type="string">
            <text:p>Forspoken</text:p>
          </table:table-cell>
          <table:table-cell table:style-name="ce12"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Forward to the Sky</text:p>
          </table:table-cell>
          <table:table-cell table:style-name="ce12" office:value-type="string" calcext:value-type="string">
            <text:p>187</text:p>
          </table:table-cell>
        </table:table-row>
        <table:table-row table:style-name="ro1">
          <table:table-cell office:value-type="string" calcext:value-type="string">
            <text:p>Freeman: Guerrilla Warfare</text:p>
          </table:table-cell>
          <table:table-cell table:style-name="ce12" office:value-type="string" calcext:value-type="string">
            <text:p>188</text:p>
          </table:table-cell>
        </table:table-row>
        <table:table-row table:style-name="ro1">
          <table:table-cell office:value-type="string" calcext:value-type="string">
            <text:p>Frostpunk</text:p>
          </table:table-cell>
          <table:table-cell table:style-name="ce12"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Full Metal Furies</text:p>
          </table:table-cell>
          <table:table-cell table:style-name="ce12" office:value-type="string" calcext:value-type="string">
            <text:p>190</text:p>
          </table:table-cell>
        </table:table-row>
        <table:table-row table:style-name="ro1">
          <table:table-cell office:value-type="string" calcext:value-type="string">
            <text:p>Game Dev Studio</text:p>
          </table:table-cell>
          <table:table-cell table:style-name="ce12" office:value-type="string" calcext:value-type="string">
            <text:p>191</text:p>
          </table:table-cell>
        </table:table-row>
        <table:table-row table:style-name="ro1">
          <table:table-cell table:style-name="ce12" office:value-type="string" calcext:value-type="string">
            <text:p>Gang Beasts</text:p>
          </table:table-cell>
          <table:table-cell table:style-name="ce12"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Garfield Kart</text:p>
          </table:table-cell>
          <table:table-cell table:style-name="ce12" office:value-type="string" calcext:value-type="string">
            <text:p>193</text:p>
          </table:table-cell>
        </table:table-row>
        <table:table-row table:style-name="ro1">
          <table:table-cell office:value-type="string" calcext:value-type="string">
            <text:p>Garry's Mod</text:p>
          </table:table-cell>
          <table:table-cell table:style-name="ce12" office:value-type="string" calcext:value-type="string">
            <text:p>194</text:p>
          </table:table-cell>
        </table:table-row>
        <table:table-row table:style-name="ro1">
          <table:table-cell office:value-type="string" calcext:value-type="string">
            <text:p>Gas Station Simulator</text:p>
          </table:table-cell>
          <table:table-cell table:style-name="ce12"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Gears Tactics</text:p>
          </table:table-cell>
          <table:table-cell table:style-name="ce12" office:value-type="string" calcext:value-type="string">
            <text:p>196</text:p>
          </table:table-cell>
        </table:table-row>
        <table:table-row table:style-name="ro1">
          <table:table-cell office:value-type="string" calcext:value-type="string">
            <text:p>Getting Over It with Bennett Foddy</text:p>
          </table:table-cell>
          <table:table-cell table:style-name="ce12" office:value-type="string" calcext:value-type="string">
            <text:p>197</text:p>
          </table:table-cell>
        </table:table-row>
        <table:table-row table:style-name="ro1">
          <table:table-cell office:value-type="string" calcext:value-type="string">
            <text:p>Ghostrunner</text:p>
          </table:table-cell>
          <table:table-cell table:style-name="ce12"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Ghostrunner Demo</text:p>
          </table:table-cell>
          <table:table-cell table:style-name="ce12" office:value-type="string" calcext:value-type="string">
            <text:p>199</text:p>
          </table:table-cell>
        </table:table-row>
        <table:table-row table:style-name="ro1">
          <table:table-cell office:value-type="string" calcext:value-type="string">
            <text:p>Goat Simulator</text:p>
          </table:table-cell>
          <table:table-cell table:style-name="ce12" office:value-type="string" calcext:value-type="string">
            <text:p>200</text:p>
          </table:table-cell>
        </table:table-row>
        <table:table-row table:style-name="ro1">
          <table:table-cell table:style-name="ce12" office:value-type="string" calcext:value-type="string">
            <text:p>God of War</text:p>
          </table:table-cell>
          <table:table-cell table:style-name="ce12"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God's Trigger</text:p>
          </table:table-cell>
          <table:table-cell table:style-name="ce12" office:value-type="string" calcext:value-type="string">
            <text:p>202</text:p>
          </table:table-cell>
        </table:table-row>
        <table:table-row table:style-name="ro1">
          <table:table-cell office:value-type="string" calcext:value-type="string">
            <text:p>Going Under</text:p>
          </table:table-cell>
          <table:table-cell table:style-name="ce12" office:value-type="string" calcext:value-type="string">
            <text:p>203</text:p>
          </table:table-cell>
        </table:table-row>
        <table:table-row table:style-name="ro1">
          <table:table-cell table:style-name="ce12" office:value-type="string" calcext:value-type="string">
            <text:p>Golden Light</text:p>
          </table:table-cell>
          <table:table-cell table:style-name="ce12"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Golf Gang</text:p>
          </table:table-cell>
          <table:table-cell table:style-name="ce12" office:value-type="string" calcext:value-type="string">
            <text:p>205</text:p>
          </table:table-cell>
        </table:table-row>
        <table:table-row table:style-name="ro1">
          <table:table-cell office:value-type="string" calcext:value-type="string">
            <text:p>Goodbye Deponia</text:p>
          </table:table-cell>
          <table:table-cell table:style-name="ce12" office:value-type="string" calcext:value-type="string">
            <text:p>206</text:p>
          </table:table-cell>
        </table:table-row>
        <table:table-row table:style-name="ro1">
          <table:table-cell office:value-type="string" calcext:value-type="string">
            <text:p>Google Earth VR</text:p>
          </table:table-cell>
          <table:table-cell table:style-name="ce12" office:value-type="string" calcext:value-type="string">
            <text:p>207</text:p>
          </table:table-cell>
        </table:table-row>
        <table:table-row table:style-name="ro1">
          <table:table-cell table:style-name="ce12" office:value-type="string" calcext:value-type="string">
            <text:p>Gorky 17</text:p>
          </table:table-cell>
          <table:table-cell table:style-name="ce12" office:value-type="string" calcext:value-type="string">
            <text:p>208</text:p>
          </table:table-cell>
        </table:table-row>
        <table:table-row table:style-name="ro1">
          <table:table-cell office:value-type="string" calcext:value-type="string">
            <text:p>Grand Ages: Medieval</text:p>
          </table:table-cell>
          <table:table-cell table:style-name="ce12" office:value-type="string" calcext:value-type="string">
            <text:p>209</text:p>
          </table:table-cell>
        </table:table-row>
        <table:table-row table:style-name="ro1">
          <table:table-cell office:value-type="string" calcext:value-type="string">
            <text:p>Grand Theft Auto IV: The Complete Edition</text:p>
          </table:table-cell>
          <table:table-cell table:style-name="ce12" office:value-type="string" calcext:value-type="string">
            <text:p>210</text:p>
          </table:table-cell>
        </table:table-row>
        <table:table-row table:style-name="ro1">
          <table:table-cell table:style-name="ce12" office:value-type="string" calcext:value-type="string">
            <text:p>Grand Theft Auto V</text:p>
          </table:table-cell>
          <table:table-cell table:style-name="ce12" office:value-type="string" calcext:value-type="string">
            <text:p>211</text:p>
          </table:table-cell>
        </table:table-row>
        <table:table-row table:style-name="ro1">
          <table:table-cell office:value-type="string" calcext:value-type="string">
            <text:p>GRAV</text:p>
          </table:table-cell>
          <table:table-cell table:style-name="ce12" office:value-type="string" calcext:value-type="string">
            <text:p>212</text:p>
          </table:table-cell>
        </table:table-row>
        <table:table-row table:style-name="ro1">
          <table:table-cell office:value-type="string" calcext:value-type="string">
            <text:p>Greyfox RPG</text:p>
          </table:table-cell>
          <table:table-cell table:style-name="ce12"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Grim Dawn</text:p>
          </table:table-cell>
          <table:table-cell table:style-name="ce12" office:value-type="string" calcext:value-type="string">
            <text:p>214</text:p>
          </table:table-cell>
        </table:table-row>
        <table:table-row table:style-name="ro1">
          <table:table-cell office:value-type="string" calcext:value-type="string">
            <text:p>GRIP: Combat Racing</text:p>
          </table:table-cell>
          <table:table-cell table:style-name="ce12" office:value-type="string" calcext:value-type="string">
            <text:p>215</text:p>
          </table:table-cell>
        </table:table-row>
        <table:table-row table:style-name="ro1">
          <table:table-cell office:value-type="string" calcext:value-type="string">
            <text:p>Grow: Song of the Evertree</text:p>
          </table:table-cell>
          <table:table-cell table:style-name="ce12"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Guacamelee! 2</text:p>
          </table:table-cell>
          <table:table-cell table:style-name="ce12" office:value-type="string" calcext:value-type="string">
            <text:p>217</text:p>
          </table:table-cell>
        </table:table-row>
        <table:table-row table:style-name="ro1">
          <table:table-cell office:value-type="string" calcext:value-type="string">
            <text:p>Guild of Darksteel</text:p>
          </table:table-cell>
          <table:table-cell table:style-name="ce12" office:value-type="string" calcext:value-type="string">
            <text:p>218</text:p>
          </table:table-cell>
        </table:table-row>
        <table:table-row table:style-name="ro1">
          <table:table-cell table:style-name="ce12" office:value-type="string" calcext:value-type="string">
            <text:p>GUILTY GEAR -STRIVE-</text:p>
          </table:table-cell>
          <table:table-cell table:style-name="ce12"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Half-Life</text:p>
          </table:table-cell>
          <table:table-cell table:style-name="ce12" office:value-type="string" calcext:value-type="string">
            <text:p>220</text:p>
          </table:table-cell>
        </table:table-row>
        <table:table-row table:style-name="ro1">
          <table:table-cell office:value-type="string" calcext:value-type="string">
            <text:p>Half-Life: Alyx</text:p>
          </table:table-cell>
          <table:table-cell table:style-name="ce12" office:value-type="string" calcext:value-type="string">
            <text:p>221</text:p>
          </table:table-cell>
        </table:table-row>
        <table:table-row table:style-name="ro1">
          <table:table-cell office:value-type="string" calcext:value-type="string">
            <text:p>Halls of Torment</text:p>
          </table:table-cell>
          <table:table-cell table:style-name="ce12" office:value-type="string" calcext:value-type="string">
            <text:p>222</text:p>
          </table:table-cell>
        </table:table-row>
        <table:table-row table:style-name="ro1">
          <table:table-cell table:style-name="ce12" office:value-type="string" calcext:value-type="string">
            <text:p>Halo Infinite</text:p>
          </table:table-cell>
          <table:table-cell table:style-name="ce12" office:value-type="string" calcext:value-type="string">
            <text:p>223</text:p>
          </table:table-cell>
        </table:table-row>
        <table:table-row table:style-name="ro1">
          <table:table-cell office:value-type="string" calcext:value-type="string">
            <text:p>Halo: The Master Chief Collection</text:p>
          </table:table-cell>
          <table:table-cell table:style-name="ce12" office:value-type="string" calcext:value-type="string">
            <text:p>224</text:p>
          </table:table-cell>
        </table:table-row>
        <table:table-row table:style-name="ro1">
          <table:table-cell office:value-type="string" calcext:value-type="string">
            <text:p>Have a Nice Death</text:p>
          </table:table-cell>
          <table:table-cell table:style-name="ce12" office:value-type="string" calcext:value-type="string">
            <text:p>225</text:p>
          </table:table-cell>
        </table:table-row>
        <table:table-row table:style-name="ro1">
          <table:table-cell table:style-name="ce12" office:value-type="string" calcext:value-type="string">
            <text:p>Headlander</text:p>
          </table:table-cell>
          <table:table-cell table:style-name="ce12" office:value-type="string" calcext:value-type="string">
            <text:p>226</text:p>
          </table:table-cell>
        </table:table-row>
        <table:table-row table:style-name="ro1">
          <table:table-cell office:value-type="string" calcext:value-type="string">
            <text:p>Hearts of Iron IV</text:p>
          </table:table-cell>
          <table:table-cell table:style-name="ce12" office:value-type="string" calcext:value-type="string">
            <text:p>227</text:p>
          </table:table-cell>
        </table:table-row>
        <table:table-row table:style-name="ro1">
          <table:table-cell table:style-name="ce12" office:value-type="string" calcext:value-type="string">
            <text:p>Heli Heroes</text:p>
          </table:table-cell>
          <table:table-cell table:style-name="ce12"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Hell Let Loose</text:p>
          </table:table-cell>
          <table:table-cell table:style-name="ce12" office:value-type="string" calcext:value-type="string">
            <text:p>229</text:p>
          </table:table-cell>
        </table:table-row>
        <table:table-row table:style-name="ro1">
          <table:table-cell table:style-name="ce12" office:value-type="string" calcext:value-type="string">
            <text:p>Hero of the Kingdom III</text:p>
          </table:table-cell>
          <table:table-cell table:style-name="ce12" office:value-type="string" calcext:value-type="string">
            <text:p>230</text:p>
          </table:table-cell>
        </table:table-row>
        <table:table-row table:style-name="ro1">
          <table:table-cell office:value-type="string" calcext:value-type="string">
            <text:p>Hero's Hour</text:p>
          </table:table-cell>
          <table:table-cell table:style-name="ce12"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Heroes &amp; Generals</text:p>
          </table:table-cell>
          <table:table-cell table:style-name="ce12" office:value-type="string" calcext:value-type="string">
            <text:p>232</text:p>
          </table:table-cell>
        </table:table-row>
        <table:table-row table:style-name="ro1">
          <table:table-cell table:style-name="ce12" office:value-type="string" calcext:value-type="string">
            <text:p>Hide and Shriek</text:p>
          </table:table-cell>
          <table:table-cell table:style-name="ce12" office:value-type="string" calcext:value-type="string">
            <text:p>233</text:p>
          </table:table-cell>
        </table:table-row>
        <table:table-row table:style-name="ro1">
          <table:table-cell table:style-name="ce12" office:value-type="string" calcext:value-type="string">
            <text:p>Hired Ops</text:p>
          </table:table-cell>
          <table:table-cell table:style-name="ce12"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Hitman: Absolution™</text:p>
          </table:table-cell>
          <table:table-cell table:style-name="ce12" office:value-type="string" calcext:value-type="string">
            <text:p>235</text:p>
          </table:table-cell>
        </table:table-row>
        <table:table-row table:style-name="ro1">
          <table:table-cell table:style-name="ce12" office:value-type="string" calcext:value-type="string">
            <text:p>HITMAN™</text:p>
          </table:table-cell>
          <table:table-cell table:style-name="ce12" office:value-type="string" calcext:value-type="string">
            <text:p>236</text:p>
          </table:table-cell>
        </table:table-row>
        <table:table-row table:style-name="ro1">
          <table:table-cell office:value-type="string" calcext:value-type="string">
            <text:p>HITMAN™ 2</text:p>
          </table:table-cell>
          <table:table-cell table:style-name="ce12"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Hive Jump</text:p>
          </table:table-cell>
          <table:table-cell table:style-name="ce12" office:value-type="string" calcext:value-type="string">
            <text:p>238</text:p>
          </table:table-cell>
        </table:table-row>
        <table:table-row table:style-name="ro1">
          <table:table-cell office:value-type="string" calcext:value-type="string">
            <text:p>Hogwarts Legacy</text:p>
          </table:table-cell>
          <table:table-cell table:style-name="ce12" office:value-type="string" calcext:value-type="string">
            <text:p>239</text:p>
          </table:table-cell>
        </table:table-row>
        <table:table-row table:style-name="ro1">
          <table:table-cell office:value-type="string" calcext:value-type="string">
            <text:p>Hokko Life</text:p>
          </table:table-cell>
          <table:table-cell table:style-name="ce12" office:value-type="string" calcext:value-type="string">
            <text:p>240</text:p>
          </table:table-cell>
        </table:table-row>
        <table:table-row table:style-name="ro1">
          <table:table-cell table:style-name="ce12" office:value-type="string" calcext:value-type="string">
            <text:p>Hollow Knight</text:p>
          </table:table-cell>
          <table:table-cell table:style-name="ce12" office:value-type="string" calcext:value-type="string">
            <text:p>241</text:p>
          </table:table-cell>
        </table:table-row>
        <table:table-row table:style-name="ro1">
          <table:table-cell office:value-type="string" calcext:value-type="string">
            <text:p>HOT WHEELS UNLEASHED™</text:p>
          </table:table-cell>
          <table:table-cell table:style-name="ce12" office:value-type="string" calcext:value-type="string">
            <text:p>242</text:p>
          </table:table-cell>
        </table:table-row>
        <table:table-row table:style-name="ro1">
          <table:table-cell office:value-type="string" calcext:value-type="string">
            <text:p>Hotline Miami</text:p>
          </table:table-cell>
          <table:table-cell table:style-name="ce12"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Hotline Miami 2: Wrong Number</text:p>
          </table:table-cell>
          <table:table-cell table:style-name="ce12" office:value-type="string" calcext:value-type="string">
            <text:p>244</text:p>
          </table:table-cell>
        </table:table-row>
        <table:table-row table:style-name="ro1">
          <table:table-cell office:value-type="string" calcext:value-type="string">
            <text:p>I Am Fish</text:p>
          </table:table-cell>
          <table:table-cell table:style-name="ce12" office:value-type="string" calcext:value-type="string">
            <text:p>245</text:p>
          </table:table-cell>
        </table:table-row>
        <table:table-row table:style-name="ro1">
          <table:table-cell office:value-type="string" calcext:value-type="string">
            <text:p>I am not a Monster: First Contact</text:p>
          </table:table-cell>
          <table:table-cell table:style-name="ce12"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table:style-name="ce12" office:value-type="string" calcext:value-type="string">
            <text:p>247</text:p>
          </table:table-cell>
        </table:table-row>
        <table:table-row table:style-name="ro1">
          <table:table-cell office:value-type="string" calcext:value-type="string">
            <text:p>ICY: Frostbite Edition</text:p>
          </table:table-cell>
          <table:table-cell table:style-name="ce12" office:value-type="string" calcext:value-type="string">
            <text:p>248</text:p>
          </table:table-cell>
        </table:table-row>
        <table:table-row table:style-name="ro1">
          <table:table-cell table:style-name="ce12" office:value-type="string" calcext:value-type="string">
            <text:p>Ikenfell</text:p>
          </table:table-cell>
          <table:table-cell table:style-name="ce12"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In Sound Mind</text:p>
          </table:table-cell>
          <table:table-cell table:style-name="ce12"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table:style-name="ce12" office:value-type="string" calcext:value-type="string">
            <text:p>251</text:p>
          </table:table-cell>
        </table:table-row>
        <table:table-row table:style-name="ro1">
          <table:table-cell table:style-name="ce12" office:value-type="string" calcext:value-type="string">
            <text:p>Inscryption</text:p>
          </table:table-cell>
          <table:table-cell table:style-name="ce12"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table:style-name="ce12" office:value-type="string" calcext:value-type="string">
            <text:p>253</text:p>
          </table:table-cell>
        </table:table-row>
        <table:table-row table:style-name="ro1">
          <table:table-cell office:value-type="string" calcext:value-type="string">
            <text:p>Insurgency</text:p>
          </table:table-cell>
          <table:table-cell table:style-name="ce12" office:value-type="string" calcext:value-type="string">
            <text:p>254</text:p>
          </table:table-cell>
        </table:table-row>
        <table:table-row table:style-name="ro1">
          <table:table-cell office:value-type="string" calcext:value-type="string">
            <text:p>Intravenous</text:p>
          </table:table-cell>
          <table:table-cell table:style-name="ce12" office:value-type="string" calcext:value-type="string">
            <text:p>255</text:p>
          </table:table-cell>
        </table:table-row>
        <table:table-row table:style-name="ro1">
          <table:table-cell table:style-name="ce12" office:value-type="string" calcext:value-type="string">
            <text:p>Iron Sky: Invasion</text:p>
          </table:table-cell>
          <table:table-cell table:style-name="ce12" office:value-type="string" calcext:value-type="string">
            <text:p>256</text:p>
          </table:table-cell>
        </table:table-row>
        <table:table-row table:style-name="ro1">
          <table:table-cell table:style-name="ce12" office:value-type="string" calcext:value-type="string">
            <text:p>Ironsight</text:p>
          </table:table-cell>
          <table:table-cell table:style-name="ce12" office:value-type="string" calcext:value-type="string">
            <text:p>257</text:p>
          </table:table-cell>
        </table:table-row>
        <table:table-row table:style-name="ro1">
          <table:table-cell table:style-name="ce12" office:value-type="string" calcext:value-type="string">
            <text:p>Jagged Alliance 2 - Wildfire</text:p>
          </table:table-cell>
          <table:table-cell table:style-name="ce12"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Just Cause 2</text:p>
          </table:table-cell>
          <table:table-cell table:style-name="ce12" office:value-type="string" calcext:value-type="string">
            <text:p>259</text:p>
          </table:table-cell>
        </table:table-row>
        <table:table-row table:style-name="ro1">
          <table:table-cell office:value-type="string" calcext:value-type="string">
            <text:p>Just Cause 4 Reloaded</text:p>
          </table:table-cell>
          <table:table-cell table:style-name="ce12"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Just Cause™ 3</text:p>
          </table:table-cell>
          <table:table-cell table:style-name="ce12"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Just Cause™ 3: Multiplayer Mod</text:p>
          </table:table-cell>
          <table:table-cell table:style-name="ce12" office:value-type="string" calcext:value-type="string">
            <text:p>262</text:p>
          </table:table-cell>
        </table:table-row>
        <table:table-row table:style-name="ro1">
          <table:table-cell office:value-type="string" calcext:value-type="string">
            <text:p>Kena: Bridge of Spirits</text:p>
          </table:table-cell>
          <table:table-cell table:style-name="ce12" office:value-type="string" calcext:value-type="string">
            <text:p>263</text:p>
          </table:table-cell>
        </table:table-row>
        <table:table-row table:style-name="ro1">
          <table:table-cell table:style-name="ce12" office:value-type="string" calcext:value-type="string">
            <text:p>Kenshi</text:p>
          </table:table-cell>
          <table:table-cell table:style-name="ce12"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Kerbal Space Program</text:p>
          </table:table-cell>
          <table:table-cell table:style-name="ce12" office:value-type="string" calcext:value-type="string">
            <text:p>265</text:p>
          </table:table-cell>
        </table:table-row>
        <table:table-row table:style-name="ro1">
          <table:table-cell office:value-type="string" calcext:value-type="string">
            <text:p>Kholat</text:p>
          </table:table-cell>
          <table:table-cell table:style-name="ce12" office:value-type="string" calcext:value-type="string">
            <text:p>266</text:p>
          </table:table-cell>
        </table:table-row>
        <table:table-row table:style-name="ro1">
          <table:table-cell table:style-name="ce12" office:value-type="string" calcext:value-type="string">
            <text:p>Killer Instinct</text:p>
          </table:table-cell>
          <table:table-cell table:style-name="ce12"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Kingdom Come: Deliverance</text:p>
          </table:table-cell>
          <table:table-cell table:style-name="ce12" office:value-type="string" calcext:value-type="string">
            <text:p>268</text:p>
          </table:table-cell>
        </table:table-row>
        <table:table-row table:style-name="ro1">
          <table:table-cell office:value-type="string" calcext:value-type="string">
            <text:p>Kingdoms of Amalur: Re-Reckoning</text:p>
          </table:table-cell>
          <table:table-cell table:style-name="ce12" office:value-type="string" calcext:value-type="string">
            <text:p>269</text:p>
          </table:table-cell>
        </table:table-row>
        <table:table-row table:style-name="ro1">
          <table:table-cell table:style-name="ce12" office:value-type="string" calcext:value-type="string">
            <text:p>Knights and Merchants</text:p>
          </table:table-cell>
          <table:table-cell table:style-name="ce12" office:value-type="string" calcext:value-type="string">
            <text:p>270</text:p>
          </table:table-cell>
        </table:table-row>
        <table:table-row table:style-name="ro1">
          <table:table-cell table:style-name="ce12" office:value-type="string" calcext:value-type="string">
            <text:p>KnightShift</text:p>
          </table:table-cell>
          <table:table-cell table:style-name="ce12" office:value-type="string" calcext:value-type="string">
            <text:p>271</text:p>
          </table:table-cell>
        </table:table-row>
        <table:table-row table:style-name="ro1">
          <table:table-cell office:value-type="string" calcext:value-type="string">
            <text:p>Labyronia RPG 2</text:p>
          </table:table-cell>
          <table:table-cell table:style-name="ce12" office:value-type="string" calcext:value-type="string">
            <text:p>272</text:p>
          </table:table-cell>
        </table:table-row>
        <table:table-row table:style-name="ro1">
          <table:table-cell table:style-name="ce12" office:value-type="string" calcext:value-type="string">
            <text:p>Lair of the Clockwork God</text:p>
          </table:table-cell>
          <table:table-cell table:style-name="ce12"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Last Oasis</text:p>
          </table:table-cell>
          <table:table-cell table:style-name="ce12" office:value-type="string" calcext:value-type="string">
            <text:p>274</text:p>
          </table:table-cell>
        </table:table-row>
        <table:table-row table:style-name="ro1">
          <table:table-cell office:value-type="string" calcext:value-type="string">
            <text:p>Learn Japanese To Survive! Hiragana Battle</text:p>
          </table:table-cell>
          <table:table-cell table:style-name="ce12" office:value-type="string" calcext:value-type="string">
            <text:p>275</text:p>
          </table:table-cell>
        </table:table-row>
        <table:table-row table:style-name="ro1">
          <table:table-cell table:style-name="ce12" office:value-type="string" calcext:value-type="string">
            <text:p>Left 4 Dead</text:p>
          </table:table-cell>
          <table:table-cell table:style-name="ce12" office:value-type="string" calcext:value-type="string">
            <text:p>276</text:p>
          </table:table-cell>
        </table:table-row>
        <table:table-row table:style-name="ro1">
          <table:table-cell table:style-name="ce12" office:value-type="string" calcext:value-type="string">
            <text:p>Left 4 Dead 2</text:p>
          </table:table-cell>
          <table:table-cell table:style-name="ce12" office:value-type="string" calcext:value-type="string">
            <text:p>277</text:p>
          </table:table-cell>
        </table:table-row>
        <table:table-row table:style-name="ro1">
          <table:table-cell table:style-name="ce12" office:value-type="string" calcext:value-type="string">
            <text:p>Lethal Company</text:p>
          </table:table-cell>
          <table:table-cell table:style-name="ce12" office:value-type="string" calcext:value-type="string">
            <text:p>278</text:p>
          </table:table-cell>
        </table:table-row>
        <table:table-row table:style-name="ro1">
          <table:table-cell table:style-name="ce12" office:value-type="string" calcext:value-type="string">
            <text:p>Little Nightmares</text:p>
          </table:table-cell>
          <table:table-cell table:style-name="ce12"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Little Nightmares II</text:p>
          </table:table-cell>
          <table:table-cell table:style-name="ce12" office:value-type="string" calcext:value-type="string">
            <text:p>280</text:p>
          </table:table-cell>
        </table:table-row>
        <table:table-row table:style-name="ro1">
          <table:table-cell office:value-type="string" calcext:value-type="string">
            <text:p>Lobotomy Corporation | Monster Management Simulation</text:p>
          </table:table-cell>
          <table:table-cell table:style-name="ce12" office:value-type="string" calcext:value-type="string">
            <text:p>281</text:p>
          </table:table-cell>
        </table:table-row>
        <table:table-row table:style-name="ro1">
          <table:table-cell office:value-type="string" calcext:value-type="string">
            <text:p>Loop Hero</text:p>
          </table:table-cell>
          <table:table-cell table:style-name="ce12"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Lost Ark</text:p>
          </table:table-cell>
          <table:table-cell table:style-name="ce12" office:value-type="string" calcext:value-type="string">
            <text:p>283</text:p>
          </table:table-cell>
        </table:table-row>
        <table:table-row table:style-name="ro1">
          <table:table-cell office:value-type="string" calcext:value-type="string">
            <text:p>Machinika Museum</text:p>
          </table:table-cell>
          <table:table-cell table:style-name="ce12" office:value-type="string" calcext:value-type="string">
            <text:p>284</text:p>
          </table:table-cell>
        </table:table-row>
        <table:table-row table:style-name="ro1">
          <table:table-cell office:value-type="string" calcext:value-type="string">
            <text:p>Mad Max</text:p>
          </table:table-cell>
          <table:table-cell table:style-name="ce12"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Mafia</text:p>
          </table:table-cell>
          <table:table-cell table:style-name="ce12" office:value-type="string" calcext:value-type="string">
            <text:p>286</text:p>
          </table:table-cell>
        </table:table-row>
        <table:table-row table:style-name="ro1">
          <table:table-cell office:value-type="string" calcext:value-type="string">
            <text:p>Maid of Sker</text:p>
          </table:table-cell>
          <table:table-cell table:style-name="ce12" office:value-type="string" calcext:value-type="string">
            <text:p>287</text:p>
          </table:table-cell>
        </table:table-row>
        <table:table-row table:style-name="ro1">
          <table:table-cell office:value-type="string" calcext:value-type="string">
            <text:p>Marvel's Midnight Suns</text:p>
          </table:table-cell>
          <table:table-cell table:style-name="ce12"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Medieval Kingdom Wars</text:p>
          </table:table-cell>
          <table:table-cell table:style-name="ce12" office:value-type="string" calcext:value-type="string">
            <text:p>289</text:p>
          </table:table-cell>
        </table:table-row>
        <table:table-row table:style-name="ro1">
          <table:table-cell office:value-type="string" calcext:value-type="string">
            <text:p>MegaRace 2</text:p>
          </table:table-cell>
          <table:table-cell table:style-name="ce12" office:value-type="string" calcext:value-type="string">
            <text:p>290</text:p>
          </table:table-cell>
        </table:table-row>
        <table:table-row table:style-name="ro1">
          <table:table-cell office:value-type="string" calcext:value-type="string">
            <text:p>Meridian: Squad 22</text:p>
          </table:table-cell>
          <table:table-cell table:style-name="ce12" office:value-type="string" calcext:value-type="string">
            <text:p>291</text:p>
          </table:table-cell>
        </table:table-row>
        <table:table-row table:style-name="ro1">
          <table:table-cell table:style-name="ce12" office:value-type="string" calcext:value-type="string">
            <text:p>METAL GEAR RISING: REVENGEANCE</text:p>
          </table:table-cell>
          <table:table-cell table:style-name="ce12" office:value-type="string" calcext:value-type="string">
            <text:p>292</text:p>
          </table:table-cell>
        </table:table-row>
        <table:table-row table:style-name="ro1">
          <table:table-cell office:value-type="string" calcext:value-type="string">
            <text:p>METAL GEAR SOLID V: GROUND ZEROES</text:p>
          </table:table-cell>
          <table:table-cell table:style-name="ce12" office:value-type="string" calcext:value-type="string">
            <text:p>293</text:p>
          </table:table-cell>
        </table:table-row>
        <table:table-row table:style-name="ro1">
          <table:table-cell office:value-type="string" calcext:value-type="string">
            <text:p>METAL SLUG X</text:p>
          </table:table-cell>
          <table:table-cell table:style-name="ce12"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Metro 2033</text:p>
          </table:table-cell>
          <table:table-cell table:style-name="ce12" office:value-type="string" calcext:value-type="string">
            <text:p>295</text:p>
          </table:table-cell>
        </table:table-row>
        <table:table-row table:style-name="ro1">
          <table:table-cell table:style-name="ce12" office:value-type="string" calcext:value-type="string">
            <text:p>Metro Exodus</text:p>
          </table:table-cell>
          <table:table-cell table:style-name="ce12" office:value-type="string" calcext:value-type="string">
            <text:p>296</text:p>
          </table:table-cell>
        </table:table-row>
        <table:table-row table:style-name="ro1">
          <table:table-cell table:style-name="ce12" office:value-type="string" calcext:value-type="string">
            <text:p>Middle-earth™: Shadow of War™</text:p>
          </table:table-cell>
          <table:table-cell table:style-name="ce12"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Mimpi</text:p>
          </table:table-cell>
          <table:table-cell table:style-name="ce12" office:value-type="string" calcext:value-type="string">
            <text:p>298</text:p>
          </table:table-cell>
        </table:table-row>
        <table:table-row table:style-name="ro1">
          <table:table-cell office:value-type="string" calcext:value-type="string">
            <text:p>Mind Scanners</text:p>
          </table:table-cell>
          <table:table-cell table:style-name="ce12" office:value-type="string" calcext:value-type="string">
            <text:p>299</text:p>
          </table:table-cell>
        </table:table-row>
        <table:table-row table:style-name="ro1">
          <table:table-cell office:value-type="string" calcext:value-type="string">
            <text:p>Minit</text:p>
          </table:table-cell>
          <table:table-cell table:style-name="ce12"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table:style-name="ce12" office:value-type="string" calcext:value-type="string">
            <text:p>301</text:p>
          </table:table-cell>
        </table:table-row>
        <table:table-row table:style-name="ro1">
          <table:table-cell office:value-type="string" calcext:value-type="string">
            <text:p>MONSTER HUNTER RISE</text:p>
          </table:table-cell>
          <table:table-cell table:style-name="ce12" office:value-type="string" calcext:value-type="string">
            <text:p>302</text:p>
          </table:table-cell>
        </table:table-row>
        <table:table-row table:style-name="ro1">
          <table:table-cell table:style-name="ce12" office:value-type="string" calcext:value-type="string">
            <text:p>Monster Hunter: World</text:p>
          </table:table-cell>
          <table:table-cell table:style-name="ce12" office:value-type="string" calcext:value-type="string">
            <text:p>303</text:p>
          </table:table-cell>
        </table:table-row>
        <table:table-row table:style-name="ro1">
          <table:table-cell office:value-type="string" calcext:value-type="string">
            <text:p>Monster Prom</text:p>
          </table:table-cell>
          <table:table-cell table:style-name="ce12" office:value-type="string" calcext:value-type="string">
            <text:p>304</text:p>
          </table:table-cell>
        </table:table-row>
        <table:table-row table:style-name="ro1">
          <table:table-cell office:value-type="string" calcext:value-type="string">
            <text:p>Monster Slayers</text:p>
          </table:table-cell>
          <table:table-cell table:style-name="ce12" office:value-type="string" calcext:value-type="string">
            <text:p>305</text:p>
          </table:table-cell>
        </table:table-row>
        <table:table-row table:style-name="ro1">
          <table:table-cell office:value-type="string" calcext:value-type="string">
            <text:p>Monster Train</text:p>
          </table:table-cell>
          <table:table-cell table:style-name="ce12" office:value-type="string" calcext:value-type="string">
            <text:p>306</text:p>
          </table:table-cell>
        </table:table-row>
        <table:table-row table:style-name="ro1">
          <table:table-cell office:value-type="string" calcext:value-type="string">
            <text:p>Morbid: The Seven Acolytes</text:p>
          </table:table-cell>
          <table:table-cell table:style-name="ce12" office:value-type="string" calcext:value-type="string">
            <text:p>307</text:p>
          </table:table-cell>
        </table:table-row>
        <table:table-row table:style-name="ro1">
          <table:table-cell office:value-type="string" calcext:value-type="string">
            <text:p>MORDHAU</text:p>
          </table:table-cell>
          <table:table-cell table:style-name="ce12" office:value-type="string" calcext:value-type="string">
            <text:p>308</text:p>
          </table:table-cell>
        </table:table-row>
        <table:table-row table:style-name="ro1">
          <table:table-cell office:value-type="string" calcext:value-type="string">
            <text:p>Mordheim: City of the Damned</text:p>
          </table:table-cell>
          <table:table-cell table:style-name="ce12" office:value-type="string" calcext:value-type="string">
            <text:p>309</text:p>
          </table:table-cell>
        </table:table-row>
        <table:table-row table:style-name="ro1">
          <table:table-cell table:style-name="ce12" office:value-type="string" calcext:value-type="string">
            <text:p>Mortal Kombat 11</text:p>
          </table:table-cell>
          <table:table-cell table:style-name="ce12" office:value-type="string" calcext:value-type="string">
            <text:p>310</text:p>
          </table:table-cell>
        </table:table-row>
        <table:table-row table:style-name="ro1">
          <table:table-cell table:style-name="ce12" office:value-type="string" calcext:value-type="string">
            <text:p>Mortal Kombat X</text:p>
          </table:table-cell>
          <table:table-cell table:style-name="ce12" office:value-type="string" calcext:value-type="string">
            <text:p>311</text:p>
          </table:table-cell>
        </table:table-row>
        <table:table-row table:style-name="ro1">
          <table:table-cell office:value-type="string" calcext:value-type="string">
            <text:p>MOTHERGUNSHIP</text:p>
          </table:table-cell>
          <table:table-cell table:style-name="ce12" office:value-type="string" calcext:value-type="string">
            <text:p>312</text:p>
          </table:table-cell>
        </table:table-row>
        <table:table-row table:style-name="ro1">
          <table:table-cell office:value-type="string" calcext:value-type="string">
            <text:p>Mount &amp; Blade II: Bannerlord</text:p>
          </table:table-cell>
          <table:table-cell table:style-name="ce12" office:value-type="string" calcext:value-type="string">
            <text:p>313</text:p>
          </table:table-cell>
        </table:table-row>
        <table:table-row table:style-name="ro1">
          <table:table-cell office:value-type="string" calcext:value-type="string">
            <text:p>Mount &amp; Blade: Warband</text:p>
          </table:table-cell>
          <table:table-cell table:style-name="ce12"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Mount &amp; Blade: With Fire &amp; Sword</text:p>
          </table:table-cell>
          <table:table-cell table:style-name="ce12" office:value-type="string" calcext:value-type="string">
            <text:p>315</text:p>
          </table:table-cell>
        </table:table-row>
        <table:table-row table:style-name="ro1">
          <table:table-cell office:value-type="string" calcext:value-type="string">
            <text:p>MU Legend</text:p>
          </table:table-cell>
          <table:table-cell table:style-name="ce12" office:value-type="string" calcext:value-type="string">
            <text:p>316</text:p>
          </table:table-cell>
        </table:table-row>
        <table:table-row table:style-name="ro1">
          <table:table-cell table:style-name="ce12" office:value-type="string" calcext:value-type="string">
            <text:p>MultiVersus</text:p>
          </table:table-cell>
          <table:table-cell table:style-name="ce12" office:value-type="string" calcext:value-type="string">
            <text:p>317</text:p>
          </table:table-cell>
        </table:table-row>
        <table:table-row table:style-name="ro1">
          <table:table-cell office:value-type="string" calcext:value-type="string">
            <text:p>Mutant Year Zero: Road to Eden</text:p>
          </table:table-cell>
          <table:table-cell table:style-name="ce12" office:value-type="string" calcext:value-type="string">
            <text:p>318</text:p>
          </table:table-cell>
        </table:table-row>
        <table:table-row table:style-name="ro1">
          <table:table-cell office:value-type="string" calcext:value-type="string">
            <text:p>My Summer Car</text:p>
          </table:table-cell>
          <table:table-cell table:style-name="ce12" office:value-type="string" calcext:value-type="string">
            <text:p>319</text:p>
          </table:table-cell>
        </table:table-row>
        <table:table-row table:style-name="ro1">
          <table:table-cell office:value-type="string" calcext:value-type="string">
            <text:p>NARAKA: BLADEPOINT</text:p>
          </table:table-cell>
          <table:table-cell table:style-name="ce12" office:value-type="string" calcext:value-type="string">
            <text:p>320</text:p>
          </table:table-cell>
        </table:table-row>
        <table:table-row table:style-name="ro1">
          <table:table-cell office:value-type="string" calcext:value-type="string">
            <text:p>Narcos: Rise of the Cartels</text:p>
          </table:table-cell>
          <table:table-cell table:style-name="ce12" office:value-type="string" calcext:value-type="string">
            <text:p>321</text:p>
          </table:table-cell>
        </table:table-row>
        <table:table-row table:style-name="ro1">
          <table:table-cell office:value-type="string" calcext:value-type="string">
            <text:p>Need for Speed™ Heat</text:p>
          </table:table-cell>
          <table:table-cell table:style-name="ce12" office:value-type="string" calcext:value-type="string">
            <text:p>322</text:p>
          </table:table-cell>
        </table:table-row>
        <table:table-row table:style-name="ro1">
          <table:table-cell office:value-type="string" calcext:value-type="string">
            <text:p>NEO Scavenger</text:p>
          </table:table-cell>
          <table:table-cell table:style-name="ce12" office:value-type="string" calcext:value-type="string">
            <text:p>323</text:p>
          </table:table-cell>
        </table:table-row>
        <table:table-row table:style-name="ro1">
          <table:table-cell table:style-name="ce12" office:value-type="string" calcext:value-type="string">
            <text:p>New Frontier</text:p>
          </table:table-cell>
          <table:table-cell table:style-name="ce12" office:value-type="string" calcext:value-type="string">
            <text:p>324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 table:style-name="ce12" office:value-type="string" calcext:value-type="string">
            <text:p>325</text:p>
          </table:table-cell>
        </table:table-row>
        <table:table-row table:style-name="ro1">
          <table:table-cell office:value-type="string" calcext:value-type="string">
            <text:p>Next Up Hero</text:p>
          </table:table-cell>
          <table:table-cell table:style-name="ce12" office:value-type="string" calcext:value-type="string">
            <text:p>326</text:p>
          </table:table-cell>
        </table:table-row>
        <table:table-row table:style-name="ro1">
          <table:table-cell office:value-type="string" calcext:value-type="string">
            <text:p>Ni no Kuni™ II: Revenant Kingdom</text:p>
          </table:table-cell>
          <table:table-cell table:style-name="ce12" office:value-type="string" calcext:value-type="string">
            <text:p>327</text:p>
          </table:table-cell>
        </table:table-row>
        <table:table-row table:style-name="ro1">
          <table:table-cell office:value-type="string" calcext:value-type="string">
            <text:p>NieR:Automata™</text:p>
          </table:table-cell>
          <table:table-cell table:style-name="ce12" office:value-type="string" calcext:value-type="string">
            <text:p>328</text:p>
          </table:table-cell>
        </table:table-row>
        <table:table-row table:style-name="ro1">
          <table:table-cell office:value-type="string" calcext:value-type="string">
            <text:p>Niffelheim</text:p>
          </table:table-cell>
          <table:table-cell table:style-name="ce12" office:value-type="string" calcext:value-type="string">
            <text:p>329</text:p>
          </table:table-cell>
        </table:table-row>
        <table:table-row table:style-name="ro1">
          <table:table-cell office:value-type="string" calcext:value-type="string">
            <text:p>Noita</text:p>
          </table:table-cell>
          <table:table-cell table:style-name="ce12" office:value-type="string" calcext:value-type="string">
            <text:p>330</text:p>
          </table:table-cell>
        </table:table-row>
        <table:table-row table:style-name="ro1">
          <table:table-cell office:value-type="string" calcext:value-type="string">
            <text:p>Nongunz: Doppelganger Edition</text:p>
          </table:table-cell>
          <table:table-cell table:style-name="ce12" office:value-type="string" calcext:value-type="string">
            <text:p>331</text:p>
          </table:table-cell>
        </table:table-row>
        <table:table-row table:style-name="ro1">
          <table:table-cell office:value-type="string" calcext:value-type="string">
            <text:p>Northgard</text:p>
          </table:table-cell>
          <table:table-cell table:style-name="ce12" office:value-type="string" calcext:value-type="string">
            <text:p>332</text:p>
          </table:table-cell>
        </table:table-row>
        <table:table-row table:style-name="ro1">
          <table:table-cell office:value-type="string" calcext:value-type="string">
            <text:p>OlliOlli World</text:p>
          </table:table-cell>
          <table:table-cell table:style-name="ce12" office:value-type="string" calcext:value-type="string">
            <text:p>333</text:p>
          </table:table-cell>
        </table:table-row>
        <table:table-row table:style-name="ro1">
          <table:table-cell office:value-type="string" calcext:value-type="string">
            <text:p>Omno</text:p>
          </table:table-cell>
          <table:table-cell table:style-name="ce12" office:value-type="string" calcext:value-type="string">
            <text:p>334</text:p>
          </table:table-cell>
        </table:table-row>
        <table:table-row table:style-name="ro1">
          <table:table-cell table:style-name="ce12" office:value-type="string" calcext:value-type="string">
            <text:p>One-armed cook</text:p>
          </table:table-cell>
          <table:table-cell table:style-name="ce12" office:value-type="string" calcext:value-type="string">
            <text:p>335</text:p>
          </table:table-cell>
        </table:table-row>
        <table:table-row table:style-name="ro1">
          <table:table-cell table:style-name="ce12" office:value-type="string" calcext:value-type="string">
            <text:p>One-armed robber</text:p>
          </table:table-cell>
          <table:table-cell table:style-name="ce12" office:value-type="string" calcext:value-type="string">
            <text:p>336</text:p>
          </table:table-cell>
        </table:table-row>
        <table:table-row table:style-name="ro1">
          <table:table-cell office:value-type="string" calcext:value-type="string">
            <text:p>Orcs Must Die! 3</text:p>
          </table:table-cell>
          <table:table-cell table:style-name="ce12" office:value-type="string" calcext:value-type="string">
            <text:p>337</text:p>
          </table:table-cell>
        </table:table-row>
        <table:table-row table:style-name="ro1">
          <table:table-cell office:value-type="string" calcext:value-type="string">
            <text:p>Oriental Empires</text:p>
          </table:table-cell>
          <table:table-cell table:style-name="ce12" office:value-type="string" calcext:value-type="string">
            <text:p>338</text:p>
          </table:table-cell>
        </table:table-row>
        <table:table-row table:style-name="ro1">
          <table:table-cell table:style-name="ce12" office:value-type="string" calcext:value-type="string">
            <text:p>Osteoblasts</text:p>
          </table:table-cell>
          <table:table-cell table:style-name="ce12" office:value-type="string" calcext:value-type="string">
            <text:p>339</text:p>
          </table:table-cell>
        </table:table-row>
        <table:table-row table:style-name="ro1">
          <table:table-cell office:value-type="string" calcext:value-type="string">
            <text:p>Othercide</text:p>
          </table:table-cell>
          <table:table-cell table:style-name="ce12"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Outlast</text:p>
          </table:table-cell>
          <table:table-cell table:style-name="ce12" office:value-type="string" calcext:value-type="string">
            <text:p>341</text:p>
          </table:table-cell>
        </table:table-row>
        <table:table-row table:style-name="ro1">
          <table:table-cell office:value-type="string" calcext:value-type="string">
            <text:p>Outlast 2</text:p>
          </table:table-cell>
          <table:table-cell table:style-name="ce12" office:value-type="string" calcext:value-type="string">
            <text:p>342</text:p>
          </table:table-cell>
        </table:table-row>
        <table:table-row table:style-name="ro1">
          <table:table-cell office:value-type="string" calcext:value-type="string">
            <text:p>Override: Mech City Brawl</text:p>
          </table:table-cell>
          <table:table-cell table:style-name="ce12" office:value-type="string" calcext:value-type="string">
            <text:p>343</text:p>
          </table:table-cell>
        </table:table-row>
        <table:table-row table:style-name="ro1">
          <table:table-cell office:value-type="string" calcext:value-type="string">
            <text:p>Oxenfree</text:p>
          </table:table-cell>
          <table:table-cell table:style-name="ce12" office:value-type="string" calcext:value-type="string">
            <text:p>344</text:p>
          </table:table-cell>
        </table:table-row>
        <table:table-row table:style-name="ro1">
          <table:table-cell office:value-type="string" calcext:value-type="string">
            <text:p>Path of Exile</text:p>
          </table:table-cell>
          <table:table-cell table:style-name="ce12" office:value-type="string" calcext:value-type="string">
            <text:p>345</text:p>
          </table:table-cell>
        </table:table-row>
        <table:table-row table:style-name="ro1">
          <table:table-cell office:value-type="string" calcext:value-type="string">
            <text:p>Pathfinder: Wrath of the Righteous - Enhanced Edition</text:p>
          </table:table-cell>
          <table:table-cell table:style-name="ce12" office:value-type="string" calcext:value-type="string">
            <text:p>346</text:p>
          </table:table-cell>
        </table:table-row>
        <table:table-row table:style-name="ro1">
          <table:table-cell office:value-type="string" calcext:value-type="string">
            <text:p>Pathologic 2</text:p>
          </table:table-cell>
          <table:table-cell table:style-name="ce12" office:value-type="string" calcext:value-type="string">
            <text:p>347</text:p>
          </table:table-cell>
        </table:table-row>
        <table:table-row table:style-name="ro1">
          <table:table-cell table:style-name="ce12" office:value-type="string" calcext:value-type="string">
            <text:p>Paunch</text:p>
          </table:table-cell>
          <table:table-cell table:style-name="ce12" office:value-type="string" calcext:value-type="string">
            <text:p>348</text:p>
          </table:table-cell>
        </table:table-row>
        <table:table-row table:style-name="ro1">
          <table:table-cell office:value-type="string" calcext:value-type="string">
            <text:p>PAYDAY 2</text:p>
          </table:table-cell>
          <table:table-cell table:style-name="ce12" office:value-type="string" calcext:value-type="string">
            <text:p>349</text:p>
          </table:table-cell>
        </table:table-row>
        <table:table-row table:style-name="ro1">
          <table:table-cell office:value-type="string" calcext:value-type="string">
            <text:p>Peaky Blinders: Mastermind</text:p>
          </table:table-cell>
          <table:table-cell table:style-name="ce12" office:value-type="string" calcext:value-type="string">
            <text:p>350</text:p>
          </table:table-cell>
        </table:table-row>
        <table:table-row table:style-name="ro1">
          <table:table-cell office:value-type="string" calcext:value-type="string">
            <text:p>Persona 5 Royal</text:p>
          </table:table-cell>
          <table:table-cell table:style-name="ce12" office:value-type="string" calcext:value-type="string">
            <text:p>351</text:p>
          </table:table-cell>
        </table:table-row>
        <table:table-row table:style-name="ro1">
          <table:table-cell office:value-type="string" calcext:value-type="string">
            <text:p>PewDiePie: Legend of the Brofist</text:p>
          </table:table-cell>
          <table:table-cell table:style-name="ce12" office:value-type="string" calcext:value-type="string">
            <text:p>352</text:p>
          </table:table-cell>
        </table:table-row>
        <table:table-row table:style-name="ro1">
          <table:table-cell table:style-name="ce12" office:value-type="string" calcext:value-type="string">
            <text:p>Phasmophobia</text:p>
          </table:table-cell>
          <table:table-cell table:style-name="ce12" office:value-type="string" calcext:value-type="string">
            <text:p>353</text:p>
          </table:table-cell>
        </table:table-row>
        <table:table-row table:style-name="ro1">
          <table:table-cell office:value-type="string" calcext:value-type="string">
            <text:p>PLANET ALPHA</text:p>
          </table:table-cell>
          <table:table-cell table:style-name="ce12" office:value-type="string" calcext:value-type="string">
            <text:p>354</text:p>
          </table:table-cell>
        </table:table-row>
        <table:table-row table:style-name="ro1">
          <table:table-cell table:style-name="ce12" office:value-type="string" calcext:value-type="string">
            <text:p>Planets Under Attack</text:p>
          </table:table-cell>
          <table:table-cell table:style-name="ce12" office:value-type="string" calcext:value-type="string">
            <text:p>355</text:p>
          </table:table-cell>
        </table:table-row>
        <table:table-row table:style-name="ro1">
          <table:table-cell office:value-type="string" calcext:value-type="string">
            <text:p>PlanetSide 2</text:p>
          </table:table-cell>
          <table:table-cell table:style-name="ce12" office:value-type="string" calcext:value-type="string">
            <text:p>356</text:p>
          </table:table-cell>
        </table:table-row>
        <table:table-row table:style-name="ro1">
          <table:table-cell office:value-type="string" calcext:value-type="string">
            <text:p>PlanetSide 2 - Test</text:p>
          </table:table-cell>
          <table:table-cell table:style-name="ce12" office:value-type="string" calcext:value-type="string">
            <text:p>357</text:p>
          </table:table-cell>
        </table:table-row>
        <table:table-row table:style-name="ro1">
          <table:table-cell office:value-type="string" calcext:value-type="string">
            <text:p>PlanetSide Arena</text:p>
          </table:table-cell>
          <table:table-cell table:style-name="ce12" office:value-type="string" calcext:value-type="string">
            <text:p>358</text:p>
          </table:table-cell>
        </table:table-row>
        <table:table-row table:style-name="ro1">
          <table:table-cell table:style-name="ce12" office:value-type="string" calcext:value-type="string">
            <text:p>Portal</text:p>
          </table:table-cell>
          <table:table-cell table:style-name="ce12" office:value-type="string" calcext:value-type="string">
            <text:p>359</text:p>
          </table:table-cell>
        </table:table-row>
        <table:table-row table:style-name="ro1">
          <table:table-cell table:style-name="ce12" office:value-type="string" calcext:value-type="string">
            <text:p>Portal 2</text:p>
          </table:table-cell>
          <table:table-cell table:style-name="ce12" office:value-type="string" calcext:value-type="string">
            <text:p>360</text:p>
          </table:table-cell>
        </table:table-row>
        <table:table-row table:style-name="ro1">
          <table:table-cell office:value-type="string" calcext:value-type="string">
            <text:p>Post Void</text:p>
          </table:table-cell>
          <table:table-cell table:style-name="ce12" office:value-type="string" calcext:value-type="string">
            <text:p>361</text:p>
          </table:table-cell>
        </table:table-row>
        <table:table-row table:style-name="ro1">
          <table:table-cell table:style-name="ce12" office:value-type="string" calcext:value-type="string">
            <text:p>POSTAL 2</text:p>
          </table:table-cell>
          <table:table-cell table:style-name="ce12" office:value-type="string" calcext:value-type="string">
            <text:p>362</text:p>
          </table:table-cell>
        </table:table-row>
        <table:table-row table:style-name="ro1">
          <table:table-cell office:value-type="string" calcext:value-type="string">
            <text:p>Project Remedium</text:p>
          </table:table-cell>
          <table:table-cell table:style-name="ce12" office:value-type="string" calcext:value-type="string">
            <text:p>363</text:p>
          </table:table-cell>
        </table:table-row>
        <table:table-row table:style-name="ro1">
          <table:table-cell office:value-type="string" calcext:value-type="string">
            <text:p>Project Zomboid</text:p>
          </table:table-cell>
          <table:table-cell table:style-name="ce12" office:value-type="string" calcext:value-type="string">
            <text:p>364</text:p>
          </table:table-cell>
        </table:table-row>
        <table:table-row table:style-name="ro1">
          <table:table-cell table:style-name="ce12" office:value-type="string" calcext:value-type="string">
            <text:p>Prominence Poker</text:p>
          </table:table-cell>
          <table:table-cell table:style-name="ce12" office:value-type="string" calcext:value-type="string">
            <text:p>365</text:p>
          </table:table-cell>
        </table:table-row>
        <table:table-row table:style-name="ro1">
          <table:table-cell office:value-type="string" calcext:value-type="string">
            <text:p>PUBG: BATTLEGROUNDS</text:p>
          </table:table-cell>
          <table:table-cell table:style-name="ce12" office:value-type="string" calcext:value-type="string">
            <text:p>366</text:p>
          </table:table-cell>
        </table:table-row>
        <table:table-row table:style-name="ro1">
          <table:table-cell office:value-type="string" calcext:value-type="string">
            <text:p>Quasimorph</text:p>
          </table:table-cell>
          <table:table-cell table:style-name="ce12" office:value-type="string" calcext:value-type="string">
            <text:p>367</text:p>
          </table:table-cell>
        </table:table-row>
        <table:table-row table:style-name="ro1">
          <table:table-cell table:style-name="ce12" office:value-type="string" calcext:value-type="string">
            <text:p>Raft</text:p>
          </table:table-cell>
          <table:table-cell table:style-name="ce12" office:value-type="string" calcext:value-type="string">
            <text:p>368</text:p>
          </table:table-cell>
        </table:table-row>
        <table:table-row table:style-name="ro1">
          <table:table-cell office:value-type="string" calcext:value-type="string">
            <text:p>RAGE 2</text:p>
          </table:table-cell>
          <table:table-cell table:style-name="ce12" office:value-type="string" calcext:value-type="string">
            <text:p>369</text:p>
          </table:table-cell>
        </table:table-row>
        <table:table-row table:style-name="ro1">
          <table:table-cell office:value-type="string" calcext:value-type="string">
            <text:p>Railroad Corporation</text:p>
          </table:table-cell>
          <table:table-cell table:style-name="ce12" office:value-type="string" calcext:value-type="string">
            <text:p>370</text:p>
          </table:table-cell>
        </table:table-row>
        <table:table-row table:style-name="ro1">
          <table:table-cell office:value-type="string" calcext:value-type="string">
            <text:p>Raji: An Ancient Epic</text:p>
          </table:table-cell>
          <table:table-cell table:style-name="ce12" office:value-type="string" calcext:value-type="string">
            <text:p>371</text:p>
          </table:table-cell>
        </table:table-row>
        <table:table-row table:style-name="ro1">
          <table:table-cell office:value-type="string" calcext:value-type="string">
            <text:p>Rapture Rejects</text:p>
          </table:table-cell>
          <table:table-cell table:style-name="ce12" office:value-type="string" calcext:value-type="string">
            <text:p>372</text:p>
          </table:table-cell>
        </table:table-row>
        <table:table-row table:style-name="ro1">
          <table:table-cell office:value-type="string" calcext:value-type="string">
            <text:p>Raw Data</text:p>
          </table:table-cell>
          <table:table-cell table:style-name="ce12" office:value-type="string" calcext:value-type="string">
            <text:p>373</text:p>
          </table:table-cell>
        </table:table-row>
        <table:table-row table:style-name="ro1">
          <table:table-cell table:style-name="ce12" office:value-type="string" calcext:value-type="string">
            <text:p>Rebel Galaxy</text:p>
          </table:table-cell>
          <table:table-cell table:style-name="ce12" office:value-type="string" calcext:value-type="string">
            <text:p>374</text:p>
          </table:table-cell>
        </table:table-row>
        <table:table-row table:style-name="ro1">
          <table:table-cell office:value-type="string" calcext:value-type="string">
            <text:p>Rebel Galaxy Outlaw</text:p>
          </table:table-cell>
          <table:table-cell table:style-name="ce12" office:value-type="string" calcext:value-type="string">
            <text:p>375</text:p>
          </table:table-cell>
        </table:table-row>
        <table:table-row table:style-name="ro1">
          <table:table-cell office:value-type="string" calcext:value-type="string">
            <text:p>Red Dead Online</text:p>
          </table:table-cell>
          <table:table-cell table:style-name="ce12" office:value-type="string" calcext:value-type="string">
            <text:p>376</text:p>
          </table:table-cell>
        </table:table-row>
        <table:table-row table:style-name="ro1">
          <table:table-cell office:value-type="string" calcext:value-type="string">
            <text:p>Red Dead Redemption 2</text:p>
          </table:table-cell>
          <table:table-cell table:style-name="ce12" office:value-type="string" calcext:value-type="string">
            <text:p>377</text:p>
          </table:table-cell>
        </table:table-row>
        <table:table-row table:style-name="ro1">
          <table:table-cell office:value-type="string" calcext:value-type="string">
            <text:p>Reign Of Kings</text:p>
          </table:table-cell>
          <table:table-cell table:style-name="ce12" office:value-type="string" calcext:value-type="string">
            <text:p>378</text:p>
          </table:table-cell>
        </table:table-row>
        <table:table-row table:style-name="ro1">
          <table:table-cell table:style-name="ce12" office:value-type="string" calcext:value-type="string">
            <text:p>Relicta</text:p>
          </table:table-cell>
          <table:table-cell table:style-name="ce12" office:value-type="string" calcext:value-type="string">
            <text:p>379</text:p>
          </table:table-cell>
        </table:table-row>
        <table:table-row table:style-name="ro1">
          <table:table-cell office:value-type="string" calcext:value-type="string">
            <text:p>Remnant II</text:p>
          </table:table-cell>
          <table:table-cell table:style-name="ce12" office:value-type="string" calcext:value-type="string">
            <text:p>380</text:p>
          </table:table-cell>
        </table:table-row>
        <table:table-row table:style-name="ro1">
          <table:table-cell table:style-name="ce12" office:value-type="string" calcext:value-type="string">
            <text:p>Resident Evil 2</text:p>
          </table:table-cell>
          <table:table-cell table:style-name="ce12" office:value-type="string" calcext:value-type="string">
            <text:p>381</text:p>
          </table:table-cell>
        </table:table-row>
        <table:table-row table:style-name="ro1">
          <table:table-cell table:style-name="ce12" office:value-type="string" calcext:value-type="string">
            <text:p>Resident Evil 3</text:p>
          </table:table-cell>
          <table:table-cell table:style-name="ce12" office:value-type="string" calcext:value-type="string">
            <text:p>382</text:p>
          </table:table-cell>
        </table:table-row>
        <table:table-row table:style-name="ro1">
          <table:table-cell office:value-type="string" calcext:value-type="string">
            <text:p>Resident Evil 7 Biohazard</text:p>
          </table:table-cell>
          <table:table-cell table:style-name="ce12" office:value-type="string" calcext:value-type="string">
            <text:p>383</text:p>
          </table:table-cell>
        </table:table-row>
        <table:table-row table:style-name="ro1">
          <table:table-cell office:value-type="string" calcext:value-type="string">
            <text:p>Resident Evil Re:Verse</text:p>
          </table:table-cell>
          <table:table-cell table:style-name="ce12" office:value-type="string" calcext:value-type="string">
            <text:p>384</text:p>
          </table:table-cell>
        </table:table-row>
        <table:table-row table:style-name="ro1">
          <table:table-cell table:style-name="ce12" office:value-type="string" calcext:value-type="string">
            <text:p>RESIDENT EVIL RESISTANCE</text:p>
          </table:table-cell>
          <table:table-cell table:style-name="ce12" office:value-type="string" calcext:value-type="string">
            <text:p>385</text:p>
          </table:table-cell>
        </table:table-row>
        <table:table-row table:style-name="ro1">
          <table:table-cell office:value-type="string" calcext:value-type="string">
            <text:p>Resident Evil Village</text:p>
          </table:table-cell>
          <table:table-cell table:style-name="ce12" office:value-type="string" calcext:value-type="string">
            <text:p>386</text:p>
          </table:table-cell>
        </table:table-row>
        <table:table-row table:style-name="ro1">
          <table:table-cell table:style-name="ce12" office:value-type="string" calcext:value-type="string">
            <text:p>RimWorld</text:p>
          </table:table-cell>
          <table:table-cell table:style-name="ce12" office:value-type="string" calcext:value-type="string">
            <text:p>387</text:p>
          </table:table-cell>
        </table:table-row>
        <table:table-row table:style-name="ro1">
          <table:table-cell table:style-name="ce12" office:value-type="string" calcext:value-type="string">
            <text:p>Ring of Elysium</text:p>
          </table:table-cell>
          <table:table-cell table:style-name="ce12" office:value-type="string" calcext:value-type="string">
            <text:p>388</text:p>
          </table:table-cell>
        </table:table-row>
        <table:table-row table:style-name="ro1">
          <table:table-cell office:value-type="string" calcext:value-type="string">
            <text:p>RIOT: Civil Unrest</text:p>
          </table:table-cell>
          <table:table-cell table:style-name="ce12" office:value-type="string" calcext:value-type="string">
            <text:p>389</text:p>
          </table:table-cell>
        </table:table-row>
        <table:table-row table:style-name="ro1">
          <table:table-cell office:value-type="string" calcext:value-type="string">
            <text:p>Rising Storm 2: Vietnam</text:p>
          </table:table-cell>
          <table:table-cell table:style-name="ce12" office:value-type="string" calcext:value-type="string">
            <text:p>390</text:p>
          </table:table-cell>
        </table:table-row>
        <table:table-row table:style-name="ro1">
          <table:table-cell table:style-name="ce12" office:value-type="string" calcext:value-type="string">
            <text:p>Risk of Rain 2</text:p>
          </table:table-cell>
          <table:table-cell table:style-name="ce12" office:value-type="string" calcext:value-type="string">
            <text:p>391</text:p>
          </table:table-cell>
        </table:table-row>
        <table:table-row table:style-name="ro1">
          <table:table-cell office:value-type="string" calcext:value-type="string">
            <text:p>Robocraft</text:p>
          </table:table-cell>
          <table:table-cell table:style-name="ce12" office:value-type="string" calcext:value-type="string">
            <text:p>392</text:p>
          </table:table-cell>
        </table:table-row>
        <table:table-row table:style-name="ro1">
          <table:table-cell office:value-type="string" calcext:value-type="string">
            <text:p>Roboquest</text:p>
          </table:table-cell>
          <table:table-cell table:style-name="ce12" office:value-type="string" calcext:value-type="string">
            <text:p>393</text:p>
          </table:table-cell>
        </table:table-row>
        <table:table-row table:style-name="ro1">
          <table:table-cell office:value-type="string" calcext:value-type="string">
            <text:p>Rock of Ages 2: Bigger &amp; Boulder™</text:p>
          </table:table-cell>
          <table:table-cell table:style-name="ce12" office:value-type="string" calcext:value-type="string">
            <text:p>394</text:p>
          </table:table-cell>
        </table:table-row>
        <table:table-row table:style-name="ro1">
          <table:table-cell table:style-name="ce12" office:value-type="string" calcext:value-type="string">
            <text:p>Rocket League®</text:p>
          </table:table-cell>
          <table:table-cell table:style-name="ce12" office:value-type="string" calcext:value-type="string">
            <text:p>395</text:p>
          </table:table-cell>
        </table:table-row>
        <table:table-row table:style-name="ro1">
          <table:table-cell office:value-type="string" calcext:value-type="string">
            <text:p>Rover Mechanic Simulator</text:p>
          </table:table-cell>
          <table:table-cell table:style-name="ce12" office:value-type="string" calcext:value-type="string">
            <text:p>396</text:p>
          </table:table-cell>
        </table:table-row>
        <table:table-row table:style-name="ro1">
          <table:table-cell table:style-name="ce12" office:value-type="string" calcext:value-type="string">
            <text:p>Rust</text:p>
          </table:table-cell>
          <table:table-cell table:style-name="ce12" office:value-type="string" calcext:value-type="string">
            <text:p>397</text:p>
          </table:table-cell>
        </table:table-row>
        <table:table-row table:style-name="ro1">
          <table:table-cell office:value-type="string" calcext:value-type="string">
            <text:p>Ryse: Son of Rome</text:p>
          </table:table-cell>
          <table:table-cell table:style-name="ce12" office:value-type="string" calcext:value-type="string">
            <text:p>398</text:p>
          </table:table-cell>
        </table:table-row>
        <table:table-row table:style-name="ro1">
          <table:table-cell table:style-name="ce12" office:value-type="string" calcext:value-type="string">
            <text:p>S.T.A.L.K.E.R.: Call of Pripyat</text:p>
          </table:table-cell>
          <table:table-cell table:style-name="ce12" office:value-type="string" calcext:value-type="string">
            <text:p>399</text:p>
          </table:table-cell>
        </table:table-row>
        <table:table-row table:style-name="ro1">
          <table:table-cell table:style-name="ce12" office:value-type="string" calcext:value-type="string">
            <text:p>S.T.A.L.K.E.R.: Clear Sky</text:p>
          </table:table-cell>
          <table:table-cell table:style-name="ce12" office:value-type="string" calcext:value-type="string">
            <text:p>400</text:p>
          </table:table-cell>
        </table:table-row>
        <table:table-row table:style-name="ro1">
          <table:table-cell table:style-name="ce12" office:value-type="string" calcext:value-type="string">
            <text:p>S.T.A.L.K.E.R.: Shadow of Chernobyl</text:p>
          </table:table-cell>
          <table:table-cell table:style-name="ce12" office:value-type="string" calcext:value-type="string">
            <text:p>401</text:p>
          </table:table-cell>
        </table:table-row>
        <table:table-row table:style-name="ro1">
          <table:table-cell office:value-type="string" calcext:value-type="string">
            <text:p>Sackboy™: A Big Adventure</text:p>
          </table:table-cell>
          <table:table-cell table:style-name="ce12" office:value-type="string" calcext:value-type="string">
            <text:p>402</text:p>
          </table:table-cell>
        </table:table-row>
        <table:table-row table:style-name="ro1">
          <table:table-cell office:value-type="string" calcext:value-type="string">
            <text:p>Saints Row 2</text:p>
          </table:table-cell>
          <table:table-cell table:style-name="ce12" office:value-type="string" calcext:value-type="string">
            <text:p>403</text:p>
          </table:table-cell>
        </table:table-row>
        <table:table-row table:style-name="ro1">
          <table:table-cell table:style-name="ce12" office:value-type="string" calcext:value-type="string">
            <text:p>Saints Row IV: Re-Elected</text:p>
          </table:table-cell>
          <table:table-cell table:style-name="ce12" office:value-type="string" calcext:value-type="string">
            <text:p>404</text:p>
          </table:table-cell>
        </table:table-row>
        <table:table-row table:style-name="ro1">
          <table:table-cell office:value-type="string" calcext:value-type="string">
            <text:p>Saints Row: The Third</text:p>
          </table:table-cell>
          <table:table-cell table:style-name="ce12" office:value-type="string" calcext:value-type="string">
            <text:p>405</text:p>
          </table:table-cell>
        </table:table-row>
        <table:table-row table:style-name="ro1">
          <table:table-cell office:value-type="string" calcext:value-type="string">
            <text:p>Samurai Bringer</text:p>
          </table:table-cell>
          <table:table-cell table:style-name="ce12" office:value-type="string" calcext:value-type="string">
            <text:p>406</text:p>
          </table:table-cell>
        </table:table-row>
        <table:table-row table:style-name="ro1">
          <table:table-cell office:value-type="string" calcext:value-type="string">
            <text:p>Savage Lands</text:p>
          </table:table-cell>
          <table:table-cell table:style-name="ce12" office:value-type="string" calcext:value-type="string">
            <text:p>407</text:p>
          </table:table-cell>
        </table:table-row>
        <table:table-row table:style-name="ro1">
          <table:table-cell table:style-name="ce12" office:value-type="string" calcext:value-type="string">
            <text:p>Scanner Sombre</text:p>
          </table:table-cell>
          <table:table-cell table:style-name="ce12" office:value-type="string" calcext:value-type="string">
            <text:p>408</text:p>
          </table:table-cell>
        </table:table-row>
        <table:table-row table:style-name="ro1">
          <table:table-cell office:value-type="string" calcext:value-type="string">
            <text:p>ScourgeBringer</text:p>
          </table:table-cell>
          <table:table-cell table:style-name="ce12" office:value-type="string" calcext:value-type="string">
            <text:p>409</text:p>
          </table:table-cell>
        </table:table-row>
        <table:table-row table:style-name="ro1">
          <table:table-cell table:style-name="ce12" office:value-type="string" calcext:value-type="string">
            <text:p>SCP: Secret Laboratory</text:p>
          </table:table-cell>
          <table:table-cell table:style-name="ce12" office:value-type="string" calcext:value-type="string">
            <text:p>410</text:p>
          </table:table-cell>
        </table:table-row>
        <table:table-row table:style-name="ro1">
          <table:table-cell office:value-type="string" calcext:value-type="string">
            <text:p>SCUM</text:p>
          </table:table-cell>
          <table:table-cell table:style-name="ce12" office:value-type="string" calcext:value-type="string">
            <text:p>411</text:p>
          </table:table-cell>
        </table:table-row>
        <table:table-row table:style-name="ro1">
          <table:table-cell table:style-name="ce12" office:value-type="string" calcext:value-type="string">
            <text:p>Sea of Thieves 2023 Edition</text:p>
          </table:table-cell>
          <table:table-cell table:style-name="ce12" office:value-type="string" calcext:value-type="string">
            <text:p>412</text:p>
          </table:table-cell>
        </table:table-row>
        <table:table-row table:style-name="ro1">
          <table:table-cell office:value-type="string" calcext:value-type="string">
            <text:p>Second Extinction™</text:p>
          </table:table-cell>
          <table:table-cell table:style-name="ce12" office:value-type="string" calcext:value-type="string">
            <text:p>413</text:p>
          </table:table-cell>
        </table:table-row>
        <table:table-row table:style-name="ro1">
          <table:table-cell office:value-type="string" calcext:value-type="string">
            <text:p>Secret Of Magia</text:p>
          </table:table-cell>
          <table:table-cell table:style-name="ce12" office:value-type="string" calcext:value-type="string">
            <text:p>414</text:p>
          </table:table-cell>
        </table:table-row>
        <table:table-row table:style-name="ro1">
          <table:table-cell table:style-name="ce12" office:value-type="string" calcext:value-type="string">
            <text:p>Seek Or Die</text:p>
          </table:table-cell>
          <table:table-cell table:style-name="ce12" office:value-type="string" calcext:value-type="string">
            <text:p>415</text:p>
          </table:table-cell>
        </table:table-row>
        <table:table-row table:style-name="ro1">
          <table:table-cell office:value-type="string" calcext:value-type="string">
            <text:p>SEGA Mega Drive and Genesis Classics</text:p>
          </table:table-cell>
          <table:table-cell table:style-name="ce12" office:value-type="string" calcext:value-type="string">
            <text:p>416</text:p>
          </table:table-cell>
        </table:table-row>
        <table:table-row table:style-name="ro1">
          <table:table-cell table:style-name="ce12" office:value-type="string" calcext:value-type="string">
            <text:p>Sekiro™: Shadows Die Twice - GOTY Edition</text:p>
          </table:table-cell>
          <table:table-cell table:style-name="ce12" office:value-type="string" calcext:value-type="string">
            <text:p>417</text:p>
          </table:table-cell>
        </table:table-row>
        <table:table-row table:style-name="ro1">
          <table:table-cell table:style-name="ce12" office:value-type="string" calcext:value-type="string">
            <text:p>Septerra Core</text:p>
          </table:table-cell>
          <table:table-cell table:style-name="ce12" office:value-type="string" calcext:value-type="string">
            <text:p>418</text:p>
          </table:table-cell>
        </table:table-row>
        <table:table-row table:style-name="ro1">
          <table:table-cell office:value-type="string" calcext:value-type="string">
            <text:p>Serial Cleaner</text:p>
          </table:table-cell>
          <table:table-cell table:style-name="ce12" office:value-type="string" calcext:value-type="string">
            <text:p>419</text:p>
          </table:table-cell>
        </table:table-row>
        <table:table-row table:style-name="ro1">
          <table:table-cell table:style-name="ce12" office:value-type="string" calcext:value-type="string">
            <text:p>SEUM: Speedrunners from Hell</text:p>
          </table:table-cell>
          <table:table-cell table:style-name="ce12" office:value-type="string" calcext:value-type="string">
            <text:p>420</text:p>
          </table:table-cell>
        </table:table-row>
        <table:table-row table:style-name="ro1">
          <table:table-cell office:value-type="string" calcext:value-type="string">
            <text:p>Shadow Tactics: Aiko's Choice</text:p>
          </table:table-cell>
          <table:table-cell table:style-name="ce12" office:value-type="string" calcext:value-type="string">
            <text:p>421</text:p>
          </table:table-cell>
        </table:table-row>
        <table:table-row table:style-name="ro1">
          <table:table-cell office:value-type="string" calcext:value-type="string">
            <text:p>Shadow Tactics: Blades of the Shogun</text:p>
          </table:table-cell>
          <table:table-cell table:style-name="ce12" office:value-type="string" calcext:value-type="string">
            <text:p>422</text:p>
          </table:table-cell>
        </table:table-row>
        <table:table-row table:style-name="ro1">
          <table:table-cell office:value-type="string" calcext:value-type="string">
            <text:p>Shadowrun: Hong Kong - Extended Edition</text:p>
          </table:table-cell>
          <table:table-cell table:style-name="ce12" office:value-type="string" calcext:value-type="string">
            <text:p>423</text:p>
          </table:table-cell>
        </table:table-row>
        <table:table-row table:style-name="ro1">
          <table:table-cell table:style-name="ce12" office:value-type="string" calcext:value-type="string">
            <text:p>Shadows of Doubt</text:p>
          </table:table-cell>
          <table:table-cell table:style-name="ce12" office:value-type="string" calcext:value-type="string">
            <text:p>424</text:p>
          </table:table-cell>
        </table:table-row>
        <table:table-row table:style-name="ro1">
          <table:table-cell office:value-type="string" calcext:value-type="string">
            <text:p>Shady Part of Me</text:p>
          </table:table-cell>
          <table:table-cell table:style-name="ce12" office:value-type="string" calcext:value-type="string">
            <text:p>425</text:p>
          </table:table-cell>
        </table:table-row>
        <table:table-row table:style-name="ro1">
          <table:table-cell office:value-type="string" calcext:value-type="string">
            <text:p>shapez</text:p>
          </table:table-cell>
          <table:table-cell table:style-name="ce12" office:value-type="string" calcext:value-type="string">
            <text:p>426</text:p>
          </table:table-cell>
        </table:table-row>
        <table:table-row table:style-name="ro1">
          <table:table-cell office:value-type="string" calcext:value-type="string">
            <text:p>She Remembered Caterpillars</text:p>
          </table:table-cell>
          <table:table-cell table:style-name="ce12" office:value-type="string" calcext:value-type="string">
            <text:p>427</text:p>
          </table:table-cell>
        </table:table-row>
        <table:table-row table:style-name="ro1">
          <table:table-cell office:value-type="string" calcext:value-type="string">
            <text:p>Shiny The Firefly</text:p>
          </table:table-cell>
          <table:table-cell table:style-name="ce12" office:value-type="string" calcext:value-type="string">
            <text:p>428</text:p>
          </table:table-cell>
        </table:table-row>
        <table:table-row table:style-name="ro1">
          <table:table-cell table:style-name="ce12" office:value-type="string" calcext:value-type="string">
            <text:p>Sid Meier’s Civilization® VI</text:p>
          </table:table-cell>
          <table:table-cell table:style-name="ce12" office:value-type="string" calcext:value-type="string">
            <text:p>429</text:p>
          </table:table-cell>
        </table:table-row>
        <table:table-row table:style-name="ro1">
          <table:table-cell office:value-type="string" calcext:value-type="string">
            <text:p>Sifu</text:p>
          </table:table-cell>
          <table:table-cell table:style-name="ce12" office:value-type="string" calcext:value-type="string">
            <text:p>430</text:p>
          </table:table-cell>
        </table:table-row>
        <table:table-row table:style-name="ro1">
          <table:table-cell office:value-type="string" calcext:value-type="string">
            <text:p>Silver Chains</text:p>
          </table:table-cell>
          <table:table-cell table:style-name="ce12" office:value-type="string" calcext:value-type="string">
            <text:p>431</text:p>
          </table:table-cell>
        </table:table-row>
        <table:table-row table:style-name="ro1">
          <table:table-cell office:value-type="string" calcext:value-type="string">
            <text:p>SimCity™ 4 Deluxe Edition</text:p>
          </table:table-cell>
          <table:table-cell table:style-name="ce12" office:value-type="string" calcext:value-type="string">
            <text:p>432</text:p>
          </table:table-cell>
        </table:table-row>
        <table:table-row table:style-name="ro1">
          <table:table-cell office:value-type="string" calcext:value-type="string">
            <text:p>Six Days in Fallujah</text:p>
          </table:table-cell>
          <table:table-cell table:style-name="ce12" office:value-type="string" calcext:value-type="string">
            <text:p>433</text:p>
          </table:table-cell>
        </table:table-row>
        <table:table-row table:style-name="ro1">
          <table:table-cell table:style-name="ce12" office:value-type="string" calcext:value-type="string">
            <text:p>Skullgirls 2nd Encore</text:p>
          </table:table-cell>
          <table:table-cell table:style-name="ce12" office:value-type="string" calcext:value-type="string">
            <text:p>434</text:p>
          </table:table-cell>
        </table:table-row>
        <table:table-row table:style-name="ro1">
          <table:table-cell office:value-type="string" calcext:value-type="string">
            <text:p>Sky Break</text:p>
          </table:table-cell>
          <table:table-cell table:style-name="ce12" office:value-type="string" calcext:value-type="string">
            <text:p>435</text:p>
          </table:table-cell>
        </table:table-row>
        <table:table-row table:style-name="ro1">
          <table:table-cell office:value-type="string" calcext:value-type="string">
            <text:p>SKYHILL</text:p>
          </table:table-cell>
          <table:table-cell table:style-name="ce12" office:value-type="string" calcext:value-type="string">
            <text:p>436</text:p>
          </table:table-cell>
        </table:table-row>
        <table:table-row table:style-name="ro1">
          <table:table-cell office:value-type="string" calcext:value-type="string">
            <text:p>Skyrim Script Extender (SKSE)</text:p>
          </table:table-cell>
          <table:table-cell table:style-name="ce12" office:value-type="string" calcext:value-type="string">
            <text:p>437</text:p>
          </table:table-cell>
        </table:table-row>
        <table:table-row table:style-name="ro1">
          <table:table-cell office:value-type="string" calcext:value-type="string">
            <text:p>Slain: Back from Hell</text:p>
          </table:table-cell>
          <table:table-cell table:style-name="ce12" office:value-type="string" calcext:value-type="string">
            <text:p>438</text:p>
          </table:table-cell>
        </table:table-row>
        <table:table-row table:style-name="ro1">
          <table:table-cell office:value-type="string" calcext:value-type="string">
            <text:p>Slay the Spire</text:p>
          </table:table-cell>
          <table:table-cell table:style-name="ce12" office:value-type="string" calcext:value-type="string">
            <text:p>439</text:p>
          </table:table-cell>
        </table:table-row>
        <table:table-row table:style-name="ro1">
          <table:table-cell office:value-type="string" calcext:value-type="string">
            <text:p>Slice, Dice &amp; Rice</text:p>
          </table:table-cell>
          <table:table-cell table:style-name="ce12" office:value-type="string" calcext:value-type="string">
            <text:p>440</text:p>
          </table:table-cell>
        </table:table-row>
        <table:table-row table:style-name="ro1">
          <table:table-cell office:value-type="string" calcext:value-type="string">
            <text:p>SLUDGE LIFE</text:p>
          </table:table-cell>
          <table:table-cell table:style-name="ce12" office:value-type="string" calcext:value-type="string">
            <text:p>441</text:p>
          </table:table-cell>
        </table:table-row>
        <table:table-row table:style-name="ro1">
          <table:table-cell office:value-type="string" calcext:value-type="string">
            <text:p>SMITE®</text:p>
          </table:table-cell>
          <table:table-cell table:style-name="ce12" office:value-type="string" calcext:value-type="string">
            <text:p>442</text:p>
          </table:table-cell>
        </table:table-row>
        <table:table-row table:style-name="ro1">
          <table:table-cell table:style-name="ce12" office:value-type="string" calcext:value-type="string">
            <text:p>Smoke and Sacrifice</text:p>
          </table:table-cell>
          <table:table-cell table:style-name="ce12" office:value-type="string" calcext:value-type="string">
            <text:p>443</text:p>
          </table:table-cell>
        </table:table-row>
        <table:table-row table:style-name="ro1">
          <table:table-cell table:style-name="ce12" office:value-type="string" calcext:value-type="string">
            <text:p>Snake Pass</text:p>
          </table:table-cell>
          <table:table-cell table:style-name="ce12" office:value-type="string" calcext:value-type="string">
            <text:p>444</text:p>
          </table:table-cell>
        </table:table-row>
        <table:table-row table:style-name="ro1">
          <table:table-cell table:style-name="ce12" office:value-type="string" calcext:value-type="string">
            <text:p>Sniper Elite</text:p>
          </table:table-cell>
          <table:table-cell table:style-name="ce12" office:value-type="string" calcext:value-type="string">
            <text:p>445</text:p>
          </table:table-cell>
        </table:table-row>
        <table:table-row table:style-name="ro1">
          <table:table-cell table:style-name="ce12" office:value-type="string" calcext:value-type="string">
            <text:p>Sniper Elite 3</text:p>
          </table:table-cell>
          <table:table-cell table:style-name="ce12" office:value-type="string" calcext:value-type="string">
            <text:p>446</text:p>
          </table:table-cell>
        </table:table-row>
        <table:table-row table:style-name="ro1">
          <table:table-cell table:style-name="ce12" office:value-type="string" calcext:value-type="string">
            <text:p>Sniper Elite 4</text:p>
          </table:table-cell>
          <table:table-cell table:style-name="ce12" office:value-type="string" calcext:value-type="string">
            <text:p>447</text:p>
          </table:table-cell>
        </table:table-row>
        <table:table-row table:style-name="ro1">
          <table:table-cell office:value-type="string" calcext:value-type="string">
            <text:p>Sniper Ghost Warrior Contracts 2</text:p>
          </table:table-cell>
          <table:table-cell table:style-name="ce12" office:value-type="string" calcext:value-type="string">
            <text:p>448</text:p>
          </table:table-cell>
        </table:table-row>
        <table:table-row table:style-name="ro1">
          <table:table-cell office:value-type="string" calcext:value-type="string">
            <text:p>Songbringer</text:p>
          </table:table-cell>
          <table:table-cell table:style-name="ce12" office:value-type="string" calcext:value-type="string">
            <text:p>449</text:p>
          </table:table-cell>
        </table:table-row>
        <table:table-row table:style-name="ro1">
          <table:table-cell office:value-type="string" calcext:value-type="string">
            <text:p>Songs of Conquest</text:p>
          </table:table-cell>
          <table:table-cell table:style-name="ce12" office:value-type="string" calcext:value-type="string">
            <text:p>450</text:p>
          </table:table-cell>
        </table:table-row>
        <table:table-row table:style-name="ro1">
          <table:table-cell office:value-type="string" calcext:value-type="string">
            <text:p>Sonic Frontiers</text:p>
          </table:table-cell>
          <table:table-cell table:style-name="ce12" office:value-type="string" calcext:value-type="string">
            <text:p>451</text:p>
          </table:table-cell>
        </table:table-row>
        <table:table-row table:style-name="ro1">
          <table:table-cell office:value-type="string" calcext:value-type="string">
            <text:p>Sonic Mania</text:p>
          </table:table-cell>
          <table:table-cell table:style-name="ce12" office:value-type="string" calcext:value-type="string">
            <text:p>452</text:p>
          </table:table-cell>
        </table:table-row>
        <table:table-row table:style-name="ro1">
          <table:table-cell office:value-type="string" calcext:value-type="string">
            <text:p>SONIC SUPERSTARS</text:p>
          </table:table-cell>
          <table:table-cell table:style-name="ce12" office:value-type="string" calcext:value-type="string">
            <text:p>453</text:p>
          </table:table-cell>
        </table:table-row>
        <table:table-row table:style-name="ro1">
          <table:table-cell office:value-type="string" calcext:value-type="string">
            <text:p>Soulblight</text:p>
          </table:table-cell>
          <table:table-cell table:style-name="ce12" office:value-type="string" calcext:value-type="string">
            <text:p>454</text:p>
          </table:table-cell>
        </table:table-row>
        <table:table-row table:style-name="ro1">
          <table:table-cell table:style-name="ce12" office:value-type="string" calcext:value-type="string">
            <text:p>SOULCALIBUR VI</text:p>
          </table:table-cell>
          <table:table-cell table:style-name="ce12" office:value-type="string" calcext:value-type="string">
            <text:p>455</text:p>
          </table:table-cell>
        </table:table-row>
        <table:table-row table:style-name="ro1">
          <table:table-cell office:value-type="string" calcext:value-type="string">
            <text:p>Soundpad</text:p>
          </table:table-cell>
          <table:table-cell table:style-name="ce12" office:value-type="string" calcext:value-type="string">
            <text:p>456</text:p>
          </table:table-cell>
        </table:table-row>
        <table:table-row table:style-name="ro1">
          <table:table-cell office:value-type="string" calcext:value-type="string">
            <text:p>South Park™: The Fractured But Whole™</text:p>
          </table:table-cell>
          <table:table-cell table:style-name="ce12" office:value-type="string" calcext:value-type="string">
            <text:p>457</text:p>
          </table:table-cell>
        </table:table-row>
        <table:table-row table:style-name="ro1">
          <table:table-cell office:value-type="string" calcext:value-type="string">
            <text:p>South Park™: The Stick of Truth™</text:p>
          </table:table-cell>
          <table:table-cell table:style-name="ce12" office:value-type="string" calcext:value-type="string">
            <text:p>458</text:p>
          </table:table-cell>
        </table:table-row>
        <table:table-row table:style-name="ro1">
          <table:table-cell office:value-type="string" calcext:value-type="string">
            <text:p>Space Engineers</text:p>
          </table:table-cell>
          <table:table-cell table:style-name="ce12" office:value-type="string" calcext:value-type="string">
            <text:p>459</text:p>
          </table:table-cell>
        </table:table-row>
        <table:table-row table:style-name="ro1">
          <table:table-cell table:style-name="ce12" office:value-type="string" calcext:value-type="string">
            <text:p>Space Warlord Organ Trading Simulator</text:p>
          </table:table-cell>
          <table:table-cell table:style-name="ce12" office:value-type="string" calcext:value-type="string">
            <text:p>460</text:p>
          </table:table-cell>
        </table:table-row>
        <table:table-row table:style-name="ro1">
          <table:table-cell office:value-type="string" calcext:value-type="string">
            <text:p>SPACECOM</text:p>
          </table:table-cell>
          <table:table-cell table:style-name="ce12" office:value-type="string" calcext:value-type="string">
            <text:p>461</text:p>
          </table:table-cell>
        </table:table-row>
        <table:table-row table:style-name="ro1">
          <table:table-cell office:value-type="string" calcext:value-type="string">
            <text:p>Splitgate</text:p>
          </table:table-cell>
          <table:table-cell table:style-name="ce12" office:value-type="string" calcext:value-type="string">
            <text:p>462</text:p>
          </table:table-cell>
        </table:table-row>
        <table:table-row table:style-name="ro1">
          <table:table-cell table:style-name="ce12" office:value-type="string" calcext:value-type="string">
            <text:p>SPORE™</text:p>
          </table:table-cell>
          <table:table-cell table:style-name="ce12" office:value-type="string" calcext:value-type="string">
            <text:p>463</text:p>
          </table:table-cell>
        </table:table-row>
        <table:table-row table:style-name="ro1">
          <table:table-cell office:value-type="string" calcext:value-type="string">
            <text:p>SPORE™ Creepy &amp; Cute Parts Pack</text:p>
          </table:table-cell>
          <table:table-cell table:style-name="ce12" office:value-type="string" calcext:value-type="string">
            <text:p>464</text:p>
          </table:table-cell>
        </table:table-row>
        <table:table-row table:style-name="ro1">
          <table:table-cell office:value-type="string" calcext:value-type="string">
            <text:p>SPORE™ Galactic Adventures</text:p>
          </table:table-cell>
          <table:table-cell table:style-name="ce12"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Sprint Vector</text:p>
          </table:table-cell>
          <table:table-cell table:style-name="ce12" office:value-type="string" calcext:value-type="string">
            <text:p>466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table:style-name="ce12" office:value-type="string" calcext:value-type="string">
            <text:p>467</text:p>
          </table:table-cell>
        </table:table-row>
        <table:table-row table:style-name="ro1">
          <table:table-cell office:value-type="string" calcext:value-type="string">
            <text:p>STAR WARS™ - The Force Unleashed™ Ultimate Sith Edition</text:p>
          </table:table-cell>
          <table:table-cell table:style-name="ce12" office:value-type="string" calcext:value-type="string">
            <text:p>468</text:p>
          </table:table-cell>
        </table:table-row>
        <table:table-row table:style-name="ro1">
          <table:table-cell office:value-type="string" calcext:value-type="string">
            <text:p>STAR WARS™ Knights of the Old Republic™</text:p>
          </table:table-cell>
          <table:table-cell table:style-name="ce12" office:value-type="string" calcext:value-type="string">
            <text:p>469</text:p>
          </table:table-cell>
        </table:table-row>
        <table:table-row table:style-name="ro1">
          <table:table-cell office:value-type="string" calcext:value-type="string">
            <text:p>STAR WARS™ Knights of the Old Republic™ II - The Sith Lords™</text:p>
          </table:table-cell>
          <table:table-cell table:style-name="ce12" office:value-type="string" calcext:value-type="string">
            <text:p>470</text:p>
          </table:table-cell>
        </table:table-row>
        <table:table-row table:style-name="ro1">
          <table:table-cell table:style-name="ce12" office:value-type="string" calcext:value-type="string">
            <text:p>STAR WARS™: The Old Republic™</text:p>
          </table:table-cell>
          <table:table-cell table:style-name="ce12" office:value-type="string" calcext:value-type="string">
            <text:p>471</text:p>
          </table:table-cell>
        </table:table-row>
        <table:table-row table:style-name="ro1">
          <table:table-cell office:value-type="string" calcext:value-type="string">
            <text:p>Starbound</text:p>
          </table:table-cell>
          <table:table-cell table:style-name="ce12" office:value-type="string" calcext:value-type="string">
            <text:p>472</text:p>
          </table:table-cell>
        </table:table-row>
        <table:table-row table:style-name="ro1">
          <table:table-cell office:value-type="string" calcext:value-type="string">
            <text:p>State of Mind</text:p>
          </table:table-cell>
          <table:table-cell table:style-name="ce12" office:value-type="string" calcext:value-type="string">
            <text:p>473</text:p>
          </table:table-cell>
        </table:table-row>
        <table:table-row table:style-name="ro1">
          <table:table-cell table:style-name="ce12" office:value-type="string" calcext:value-type="string">
            <text:p>Stay Out</text:p>
          </table:table-cell>
          <table:table-cell table:style-name="ce12" office:value-type="string" calcext:value-type="string">
            <text:p>474</text:p>
          </table:table-cell>
        </table:table-row>
        <table:table-row table:style-name="ro1">
          <table:table-cell office:value-type="string" calcext:value-type="string">
            <text:p>Steel Rats™</text:p>
          </table:table-cell>
          <table:table-cell table:style-name="ce12" office:value-type="string" calcext:value-type="string">
            <text:p>475</text:p>
          </table:table-cell>
        </table:table-row>
        <table:table-row table:style-name="ro1">
          <table:table-cell office:value-type="string" calcext:value-type="string">
            <text:p>Stellaris</text:p>
          </table:table-cell>
          <table:table-cell table:style-name="ce12" office:value-type="string" calcext:value-type="string">
            <text:p>476</text:p>
          </table:table-cell>
        </table:table-row>
        <table:table-row table:style-name="ro1">
          <table:table-cell table:style-name="ce12" office:value-type="string" calcext:value-type="string">
            <text:p>Stick Fight: The Game</text:p>
          </table:table-cell>
          <table:table-cell table:style-name="ce12" office:value-type="string" calcext:value-type="string">
            <text:p>477</text:p>
          </table:table-cell>
        </table:table-row>
        <table:table-row table:style-name="ro1">
          <table:table-cell office:value-type="string" calcext:value-type="string">
            <text:p>Still Life</text:p>
          </table:table-cell>
          <table:table-cell table:style-name="ce12" office:value-type="string" calcext:value-type="string">
            <text:p>478</text:p>
          </table:table-cell>
        </table:table-row>
        <table:table-row table:style-name="ro1">
          <table:table-cell office:value-type="string" calcext:value-type="string">
            <text:p>Storm Of Spears RPG</text:p>
          </table:table-cell>
          <table:table-cell table:style-name="ce12" office:value-type="string" calcext:value-type="string">
            <text:p>479</text:p>
          </table:table-cell>
        </table:table-row>
        <table:table-row table:style-name="ro1">
          <table:table-cell table:style-name="ce12" office:value-type="string" calcext:value-type="string">
            <text:p>Street Fighter V</text:p>
          </table:table-cell>
          <table:table-cell table:style-name="ce12" office:value-type="string" calcext:value-type="string">
            <text:p>480</text:p>
          </table:table-cell>
        </table:table-row>
        <table:table-row table:style-name="ro1">
          <table:table-cell table:style-name="ce12" office:value-type="string" calcext:value-type="string">
            <text:p>Street Fighter™ 6</text:p>
          </table:table-cell>
          <table:table-cell table:style-name="ce12" office:value-type="string" calcext:value-type="string">
            <text:p>481</text:p>
          </table:table-cell>
        </table:table-row>
        <table:table-row table:style-name="ro1">
          <table:table-cell office:value-type="string" calcext:value-type="string">
            <text:p>Styx: Master of Shadows</text:p>
          </table:table-cell>
          <table:table-cell table:style-name="ce12" office:value-type="string" calcext:value-type="string">
            <text:p>482</text:p>
          </table:table-cell>
        </table:table-row>
        <table:table-row table:style-name="ro1">
          <table:table-cell office:value-type="string" calcext:value-type="string">
            <text:p>Styx: Shards of Darkness</text:p>
          </table:table-cell>
          <table:table-cell table:style-name="ce12" office:value-type="string" calcext:value-type="string">
            <text:p>483</text:p>
          </table:table-cell>
        </table:table-row>
        <table:table-row table:style-name="ro1">
          <table:table-cell table:style-name="ce12" office:value-type="string" calcext:value-type="string">
            <text:p>Subnautica</text:p>
          </table:table-cell>
          <table:table-cell table:style-name="ce12" office:value-type="string" calcext:value-type="string">
            <text:p>484</text:p>
          </table:table-cell>
        </table:table-row>
        <table:table-row table:style-name="ro1">
          <table:table-cell office:value-type="string" calcext:value-type="string">
            <text:p>Sun Blast: Star Fighter</text:p>
          </table:table-cell>
          <table:table-cell table:style-name="ce12" office:value-type="string" calcext:value-type="string">
            <text:p>485</text:p>
          </table:table-cell>
        </table:table-row>
        <table:table-row table:style-name="ro1">
          <table:table-cell table:style-name="ce12" office:value-type="string" calcext:value-type="string">
            <text:p>Super Animal Royale</text:p>
          </table:table-cell>
          <table:table-cell table:style-name="ce12" office:value-type="string" calcext:value-type="string">
            <text:p>486</text:p>
          </table:table-cell>
        </table:table-row>
        <table:table-row table:style-name="ro1">
          <table:table-cell office:value-type="string" calcext:value-type="string">
            <text:p>Super Cloudbuilt</text:p>
          </table:table-cell>
          <table:table-cell table:style-name="ce12" office:value-type="string" calcext:value-type="string">
            <text:p>487</text:p>
          </table:table-cell>
        </table:table-row>
        <table:table-row table:style-name="ro1">
          <table:table-cell office:value-type="string" calcext:value-type="string">
            <text:p>Super Daryl Deluxe</text:p>
          </table:table-cell>
          <table:table-cell table:style-name="ce12" office:value-type="string" calcext:value-type="string">
            <text:p>488</text:p>
          </table:table-cell>
        </table:table-row>
        <table:table-row table:style-name="ro1">
          <table:table-cell office:value-type="string" calcext:value-type="string">
            <text:p>Surgeon Simulator</text:p>
          </table:table-cell>
          <table:table-cell table:style-name="ce12" office:value-type="string" calcext:value-type="string">
            <text:p>489</text:p>
          </table:table-cell>
        </table:table-row>
        <table:table-row table:style-name="ro1">
          <table:table-cell office:value-type="string" calcext:value-type="string">
            <text:p>Surviving Mars</text:p>
          </table:table-cell>
          <table:table-cell table:style-name="ce12" office:value-type="string" calcext:value-type="string">
            <text:p>490</text:p>
          </table:table-cell>
        </table:table-row>
        <table:table-row table:style-name="ro1">
          <table:table-cell office:value-type="string" calcext:value-type="string">
            <text:p>Swords and Soldiers 2 Shawarmageddon</text:p>
          </table:table-cell>
          <table:table-cell table:style-name="ce12" office:value-type="string" calcext:value-type="string">
            <text:p>491</text:p>
          </table:table-cell>
        </table:table-row>
        <table:table-row table:style-name="ro1">
          <table:table-cell table:style-name="ce12" office:value-type="string" calcext:value-type="string">
            <text:p>SYNTHETIK: Arena</text:p>
          </table:table-cell>
          <table:table-cell table:style-name="ce12" office:value-type="string" calcext:value-type="string">
            <text:p>492</text:p>
          </table:table-cell>
        </table:table-row>
        <table:table-row table:style-name="ro1">
          <table:table-cell table:style-name="ce12" office:value-type="string" calcext:value-type="string">
            <text:p>SYNTHETIK: Legion Rising</text:p>
          </table:table-cell>
          <table:table-cell table:style-name="ce12" office:value-type="string" calcext:value-type="string">
            <text:p>493</text:p>
          </table:table-cell>
        </table:table-row>
        <table:table-row table:style-name="ro1">
          <table:table-cell office:value-type="string" calcext:value-type="string">
            <text:p>Tabletop Simulator</text:p>
          </table:table-cell>
          <table:table-cell table:style-name="ce12" office:value-type="string" calcext:value-type="string">
            <text:p>494</text:p>
          </table:table-cell>
        </table:table-row>
        <table:table-row table:style-name="ro1">
          <table:table-cell office:value-type="string" calcext:value-type="string">
            <text:p>Taimumari: Definitive Edition</text:p>
          </table:table-cell>
          <table:table-cell table:style-name="ce12" office:value-type="string" calcext:value-type="string">
            <text:p>495</text:p>
          </table:table-cell>
        </table:table-row>
        <table:table-row table:style-name="ro1">
          <table:table-cell office:value-type="string" calcext:value-type="string">
            <text:p>Tannenberg</text:p>
          </table:table-cell>
          <table:table-cell table:style-name="ce12" office:value-type="string" calcext:value-type="string">
            <text:p>496</text:p>
          </table:table-cell>
        </table:table-row>
        <table:table-row table:style-name="ro1">
          <table:table-cell table:style-name="ce12" office:value-type="string" calcext:value-type="string">
            <text:p>Team Fortress Classic</text:p>
          </table:table-cell>
          <table:table-cell table:style-name="ce12" office:value-type="string" calcext:value-type="string">
            <text:p>497</text:p>
          </table:table-cell>
        </table:table-row>
        <table:table-row table:style-name="ro1">
          <table:table-cell table:style-name="ce12" office:value-type="string" calcext:value-type="string">
            <text:p>TEKKEN 7</text:p>
          </table:table-cell>
          <table:table-cell table:style-name="ce12" office:value-type="string" calcext:value-type="string">
            <text:p>498</text:p>
          </table:table-cell>
        </table:table-row>
        <table:table-row table:style-name="ro1">
          <table:table-cell table:style-name="ce12" office:value-type="string" calcext:value-type="string">
            <text:p>Terraria</text:p>
          </table:table-cell>
          <table:table-cell table:style-name="ce12" office:value-type="string" calcext:value-type="string">
            <text:p>499</text:p>
          </table:table-cell>
        </table:table-row>
        <table:table-row table:style-name="ro1">
          <table:table-cell office:value-type="string" calcext:value-type="string">
            <text:p>The Adventure Pals</text:p>
          </table:table-cell>
          <table:table-cell table:style-name="ce12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The Age of Decadence</text:p>
          </table:table-cell>
          <table:table-cell table:style-name="ce12" office:value-type="string" calcext:value-type="string">
            <text:p>501</text:p>
          </table:table-cell>
        </table:table-row>
        <table:table-row table:style-name="ro1">
          <table:table-cell table:style-name="ce12" office:value-type="string" calcext:value-type="string">
            <text:p>The Ascent</text:p>
          </table:table-cell>
          <table:table-cell table:style-name="ce12" office:value-type="string" calcext:value-type="string">
            <text:p>502</text:p>
          </table:table-cell>
        </table:table-row>
        <table:table-row table:style-name="ro1">
          <table:table-cell office:value-type="string" calcext:value-type="string">
            <text:p>The Dark Pictures Anthology: Little Hope</text:p>
          </table:table-cell>
          <table:table-cell table:style-name="ce12" office:value-type="string" calcext:value-type="string">
            <text:p>503</text:p>
          </table:table-cell>
        </table:table-row>
        <table:table-row table:style-name="ro1">
          <table:table-cell office:value-type="string" calcext:value-type="string">
            <text:p>The Dungeon Of Naheulbeuk: The Amulet Of Chaos</text:p>
          </table:table-cell>
          <table:table-cell table:style-name="ce12" office:value-type="string" calcext:value-type="string">
            <text:p>504</text:p>
          </table:table-cell>
        </table:table-row>
        <table:table-row table:style-name="ro1">
          <table:table-cell table:style-name="ce12" office:value-type="string" calcext:value-type="string">
            <text:p>The Elder Scrolls III: Morrowind® Game of the Year Edition</text:p>
          </table:table-cell>
          <table:table-cell table:style-name="ce12" office:value-type="string" calcext:value-type="string">
            <text:p>505</text:p>
          </table:table-cell>
        </table:table-row>
        <table:table-row table:style-name="ro1">
          <table:table-cell office:value-type="string" calcext:value-type="string">
            <text:p>The Elder Scrolls IV: Oblivion® Game of the Year Edition</text:p>
          </table:table-cell>
          <table:table-cell table:style-name="ce12" office:value-type="string" calcext:value-type="string">
            <text:p>506</text:p>
          </table:table-cell>
        </table:table-row>
        <table:table-row table:style-name="ro1">
          <table:table-cell office:value-type="string" calcext:value-type="string">
            <text:p>The Elder Scrolls V: Skyrim</text:p>
          </table:table-cell>
          <table:table-cell table:style-name="ce12" office:value-type="string" calcext:value-type="string">
            <text:p>507</text:p>
          </table:table-cell>
        </table:table-row>
        <table:table-row table:style-name="ro1">
          <table:table-cell table:style-name="ce12" office:value-type="string" calcext:value-type="string">
            <text:p>The Elder Scrolls V: Skyrim Special Edition</text:p>
          </table:table-cell>
          <table:table-cell table:style-name="ce12" office:value-type="string" calcext:value-type="string">
            <text:p>508</text:p>
          </table:table-cell>
        </table:table-row>
        <table:table-row table:style-name="ro1">
          <table:table-cell office:value-type="string" calcext:value-type="string">
            <text:p>The Elder Scrolls V: Skyrim VR</text:p>
          </table:table-cell>
          <table:table-cell table:style-name="ce12" office:value-type="string" calcext:value-type="string">
            <text:p>509</text:p>
          </table:table-cell>
        </table:table-row>
        <table:table-row table:style-name="ro1">
          <table:table-cell table:style-name="ce12" office:value-type="string" calcext:value-type="string">
            <text:p>The Elder Scrolls® Online</text:p>
          </table:table-cell>
          <table:table-cell table:style-name="ce12" office:value-type="string" calcext:value-type="string">
            <text:p>510</text:p>
          </table:table-cell>
        </table:table-row>
        <table:table-row table:style-name="ro1">
          <table:table-cell office:value-type="string" calcext:value-type="string">
            <text:p>The Escapists 2</text:p>
          </table:table-cell>
          <table:table-cell table:style-name="ce12" office:value-type="string" calcext:value-type="string">
            <text:p>511</text:p>
          </table:table-cell>
        </table:table-row>
        <table:table-row table:style-name="ro1">
          <table:table-cell table:style-name="ce12" office:value-type="string" calcext:value-type="string">
            <text:p>THE FINALS</text:p>
          </table:table-cell>
          <table:table-cell table:style-name="ce12" office:value-type="string" calcext:value-type="string">
            <text:p>512</text:p>
          </table:table-cell>
        </table:table-row>
        <table:table-row table:style-name="ro1">
          <table:table-cell table:style-name="ce12" office:value-type="string" calcext:value-type="string">
            <text:p>The Forest</text:p>
          </table:table-cell>
          <table:table-cell table:style-name="ce12" office:value-type="string" calcext:value-type="string">
            <text:p>513</text:p>
          </table:table-cell>
        </table:table-row>
        <table:table-row table:style-name="ro1">
          <table:table-cell table:style-name="ce12" office:value-type="string" calcext:value-type="string">
            <text:p>The I of the Dragon</text:p>
          </table:table-cell>
          <table:table-cell table:style-name="ce12" office:value-type="string" calcext:value-type="string">
            <text:p>514</text:p>
          </table:table-cell>
        </table:table-row>
        <table:table-row table:style-name="ro1">
          <table:table-cell office:value-type="string" calcext:value-type="string">
            <text:p>The Indie Mixtape</text:p>
          </table:table-cell>
          <table:table-cell table:style-name="ce12" office:value-type="string" calcext:value-type="string">
            <text:p>515</text:p>
          </table:table-cell>
        </table:table-row>
        <table:table-row table:style-name="ro1">
          <table:table-cell table:style-name="ce12" office:value-type="string" calcext:value-type="string">
            <text:p>The Inner World</text:p>
          </table:table-cell>
          <table:table-cell table:style-name="ce12" office:value-type="string" calcext:value-type="string">
            <text:p>516</text:p>
          </table:table-cell>
        </table:table-row>
        <table:table-row table:style-name="ro1">
          <table:table-cell office:value-type="string" calcext:value-type="string">
            <text:p>The Isle</text:p>
          </table:table-cell>
          <table:table-cell table:style-name="ce12" office:value-type="string" calcext:value-type="string">
            <text:p>517</text:p>
          </table:table-cell>
        </table:table-row>
        <table:table-row table:style-name="ro1">
          <table:table-cell office:value-type="string" calcext:value-type="string">
            <text:p>The Journey Down: Chapter Three</text:p>
          </table:table-cell>
          <table:table-cell table:style-name="ce12" office:value-type="string" calcext:value-type="string">
            <text:p>518</text:p>
          </table:table-cell>
        </table:table-row>
        <table:table-row table:style-name="ro1">
          <table:table-cell office:value-type="string" calcext:value-type="string">
            <text:p>THE KING OF FIGHTERS XIII STEAM EDITION</text:p>
          </table:table-cell>
          <table:table-cell table:style-name="ce12" office:value-type="string" calcext:value-type="string">
            <text:p>519</text:p>
          </table:table-cell>
        </table:table-row>
        <table:table-row table:style-name="ro1">
          <table:table-cell office:value-type="string" calcext:value-type="string">
            <text:p>The Last of Us™ Part I</text:p>
          </table:table-cell>
          <table:table-cell table:style-name="ce12" office:value-type="string" calcext:value-type="string">
            <text:p>520</text:p>
          </table:table-cell>
        </table:table-row>
        <table:table-row table:style-name="ro1">
          <table:table-cell office:value-type="string" calcext:value-type="string">
            <text:p>The Lion's Song: Episode 1 - Silence</text:p>
          </table:table-cell>
          <table:table-cell table:style-name="ce12" office:value-type="string" calcext:value-type="string">
            <text:p>521</text:p>
          </table:table-cell>
        </table:table-row>
        <table:table-row table:style-name="ro1">
          <table:table-cell office:value-type="string" calcext:value-type="string">
            <text:p>The Lost Crown</text:p>
          </table:table-cell>
          <table:table-cell table:style-name="ce12" office:value-type="string" calcext:value-type="string">
            <text:p>522</text:p>
          </table:table-cell>
        </table:table-row>
        <table:table-row table:style-name="ro1">
          <table:table-cell office:value-type="string" calcext:value-type="string">
            <text:p>The Mooseman</text:p>
          </table:table-cell>
          <table:table-cell table:style-name="ce12" office:value-type="string" calcext:value-type="string">
            <text:p>523</text:p>
          </table:table-cell>
        </table:table-row>
        <table:table-row table:style-name="ro1">
          <table:table-cell office:value-type="string" calcext:value-type="string">
            <text:p>The Mysterious Cities of Gold</text:p>
          </table:table-cell>
          <table:table-cell table:style-name="ce12" office:value-type="string" calcext:value-type="string">
            <text:p>524</text:p>
          </table:table-cell>
        </table:table-row>
        <table:table-row table:style-name="ro1">
          <table:table-cell office:value-type="string" calcext:value-type="string">
            <text:p>The Painscreek Killings</text:p>
          </table:table-cell>
          <table:table-cell table:style-name="ce12" office:value-type="string" calcext:value-type="string">
            <text:p>525</text:p>
          </table:table-cell>
        </table:table-row>
        <table:table-row table:style-name="ro1">
          <table:table-cell office:value-type="string" calcext:value-type="string">
            <text:p>The Serpent Rogue</text:p>
          </table:table-cell>
          <table:table-cell table:style-name="ce12" office:value-type="string" calcext:value-type="string">
            <text:p>526</text:p>
          </table:table-cell>
        </table:table-row>
        <table:table-row table:style-name="ro1">
          <table:table-cell table:style-name="ce12" office:value-type="string" calcext:value-type="string">
            <text:p>The Shore</text:p>
          </table:table-cell>
          <table:table-cell table:style-name="ce12" office:value-type="string" calcext:value-type="string">
            <text:p>527</text:p>
          </table:table-cell>
        </table:table-row>
        <table:table-row table:style-name="ro1">
          <table:table-cell office:value-type="string" calcext:value-type="string">
            <text:p>The Signal From Tölva</text:p>
          </table:table-cell>
          <table:table-cell table:style-name="ce12" office:value-type="string" calcext:value-type="string">
            <text:p>528</text:p>
          </table:table-cell>
        </table:table-row>
        <table:table-row table:style-name="ro1">
          <table:table-cell office:value-type="string" calcext:value-type="string">
            <text:p>The Sims™ 3</text:p>
          </table:table-cell>
          <table:table-cell table:style-name="ce12" office:value-type="string" calcext:value-type="string">
            <text:p>529</text:p>
          </table:table-cell>
        </table:table-row>
        <table:table-row table:style-name="ro1">
          <table:table-cell table:style-name="ce12" office:value-type="string" calcext:value-type="string">
            <text:p>The Sims™ 4</text:p>
          </table:table-cell>
          <table:table-cell table:style-name="ce12" office:value-type="string" calcext:value-type="string">
            <text:p>530</text:p>
          </table:table-cell>
        </table:table-row>
        <table:table-row table:style-name="ro1">
          <table:table-cell office:value-type="string" calcext:value-type="string">
            <text:p>The Spiral Scouts</text:p>
          </table:table-cell>
          <table:table-cell table:style-name="ce12" office:value-type="string" calcext:value-type="string">
            <text:p>531</text:p>
          </table:table-cell>
        </table:table-row>
        <table:table-row table:style-name="ro1">
          <table:table-cell office:value-type="string" calcext:value-type="string">
            <text:p>The Swindle</text:p>
          </table:table-cell>
          <table:table-cell table:style-name="ce12" office:value-type="string" calcext:value-type="string">
            <text:p>532</text:p>
          </table:table-cell>
        </table:table-row>
        <table:table-row table:style-name="ro1">
          <table:table-cell office:value-type="string" calcext:value-type="string">
            <text:p>The Technomancer</text:p>
          </table:table-cell>
          <table:table-cell table:style-name="ce12" office:value-type="string" calcext:value-type="string">
            <text:p>533</text:p>
          </table:table-cell>
        </table:table-row>
        <table:table-row table:style-name="ro1">
          <table:table-cell office:value-type="string" calcext:value-type="string">
            <text:p>The Witcher 2: Assassins of Kings Enhanced Edition</text:p>
          </table:table-cell>
          <table:table-cell table:style-name="ce12" office:value-type="string" calcext:value-type="string">
            <text:p>534</text:p>
          </table:table-cell>
        </table:table-row>
        <table:table-row table:style-name="ro1">
          <table:table-cell office:value-type="string" calcext:value-type="string">
            <text:p>The Witcher: Enhanced Edition Director's Cut</text:p>
          </table:table-cell>
          <table:table-cell table:style-name="ce12" office:value-type="string" calcext:value-type="string">
            <text:p>535</text:p>
          </table:table-cell>
        </table:table-row>
        <table:table-row table:style-name="ro1">
          <table:table-cell table:style-name="ce12" office:value-type="string" calcext:value-type="string">
            <text:p>The Witcher® 3: Wild Hunt</text:p>
          </table:table-cell>
          <table:table-cell table:style-name="ce12" office:value-type="string" calcext:value-type="string">
            <text:p>536</text:p>
          </table:table-cell>
        </table:table-row>
        <table:table-row table:style-name="ro1">
          <table:table-cell table:style-name="ce12" office:value-type="string" calcext:value-type="string">
            <text:p>theHunter: Call of the Wild™</text:p>
          </table:table-cell>
          <table:table-cell table:style-name="ce12" office:value-type="string" calcext:value-type="string">
            <text:p>537</text:p>
          </table:table-cell>
        </table:table-row>
        <table:table-row table:style-name="ro1">
          <table:table-cell office:value-type="string" calcext:value-type="string">
            <text:p>They Bleed Pixels</text:p>
          </table:table-cell>
          <table:table-cell table:style-name="ce12" office:value-type="string" calcext:value-type="string">
            <text:p>538</text:p>
          </table:table-cell>
        </table:table-row>
        <table:table-row table:style-name="ro1">
          <table:table-cell table:style-name="ce12" office:value-type="string" calcext:value-type="string">
            <text:p>Thief</text:p>
          </table:table-cell>
          <table:table-cell table:style-name="ce12" office:value-type="string" calcext:value-type="string">
            <text:p>539</text:p>
          </table:table-cell>
        </table:table-row>
        <table:table-row table:style-name="ro1">
          <table:table-cell table:style-name="ce12" office:value-type="string" calcext:value-type="string">
            <text:p>Thief: Deadly Shadows</text:p>
          </table:table-cell>
          <table:table-cell table:style-name="ce12" office:value-type="string" calcext:value-type="string">
            <text:p>540</text:p>
          </table:table-cell>
        </table:table-row>
        <table:table-row table:style-name="ro1">
          <table:table-cell table:style-name="ce12" office:value-type="string" calcext:value-type="string">
            <text:p>Thief™ Gold</text:p>
          </table:table-cell>
          <table:table-cell table:style-name="ce12" office:value-type="string" calcext:value-type="string">
            <text:p>541</text:p>
          </table:table-cell>
        </table:table-row>
        <table:table-row table:style-name="ro1">
          <table:table-cell table:style-name="ce12" office:value-type="string" calcext:value-type="string">
            <text:p>Thief™ II: The Metal Age</text:p>
          </table:table-cell>
          <table:table-cell table:style-name="ce12" office:value-type="string" calcext:value-type="string">
            <text:p>542</text:p>
          </table:table-cell>
        </table:table-row>
        <table:table-row table:style-name="ro1">
          <table:table-cell office:value-type="string" calcext:value-type="string">
            <text:p>Thronebreaker: The Witcher Tales</text:p>
          </table:table-cell>
          <table:table-cell table:style-name="ce12" office:value-type="string" calcext:value-type="string">
            <text:p>543</text:p>
          </table:table-cell>
        </table:table-row>
        <table:table-row table:style-name="ro1">
          <table:table-cell table:style-name="ce12" office:value-type="string" calcext:value-type="string">
            <text:p>Thumper</text:p>
          </table:table-cell>
          <table:table-cell table:style-name="ce12" office:value-type="string" calcext:value-type="string">
            <text:p>544</text:p>
          </table:table-cell>
        </table:table-row>
        <table:table-row table:style-name="ro1">
          <table:table-cell office:value-type="string" calcext:value-type="string">
            <text:p>Tiny Tina's Assault on Dragon Keep: A Wonderlands One-shot Adventure</text:p>
          </table:table-cell>
          <table:table-cell table:style-name="ce12" office:value-type="string" calcext:value-type="string">
            <text:p>545</text:p>
          </table:table-cell>
        </table:table-row>
        <table:table-row table:style-name="ro1">
          <table:table-cell office:value-type="string" calcext:value-type="string">
            <text:p>Titan Chaser</text:p>
          </table:table-cell>
          <table:table-cell table:style-name="ce12" office:value-type="string" calcext:value-type="string">
            <text:p>546</text:p>
          </table:table-cell>
        </table:table-row>
        <table:table-row table:style-name="ro1">
          <table:table-cell table:style-name="ce12" office:value-type="string" calcext:value-type="string">
            <text:p>Titan Quest Anniversary Edition</text:p>
          </table:table-cell>
          <table:table-cell table:style-name="ce12" office:value-type="string" calcext:value-type="string">
            <text:p>547</text:p>
          </table:table-cell>
        </table:table-row>
        <table:table-row table:style-name="ro1">
          <table:table-cell table:style-name="ce12" office:value-type="string" calcext:value-type="string">
            <text:p>Titanfall® 2</text:p>
          </table:table-cell>
          <table:table-cell table:style-name="ce12" office:value-type="string" calcext:value-type="string">
            <text:p>548</text:p>
          </table:table-cell>
        </table:table-row>
        <table:table-row table:style-name="ro1">
          <table:table-cell office:value-type="string" calcext:value-type="string">
            <text:p>tModLoader</text:p>
          </table:table-cell>
          <table:table-cell table:style-name="ce12" office:value-type="string" calcext:value-type="string">
            <text:p>549</text:p>
          </table:table-cell>
        </table:table-row>
        <table:table-row table:style-name="ro1">
          <table:table-cell office:value-type="string" calcext:value-type="string">
            <text:p>To the Moon</text:p>
          </table:table-cell>
          <table:table-cell table:style-name="ce12" office:value-type="string" calcext:value-type="string">
            <text:p>550</text:p>
          </table:table-cell>
        </table:table-row>
        <table:table-row table:style-name="ro1">
          <table:table-cell office:value-type="string" calcext:value-type="string">
            <text:p>Tom Clancy's Ghost Recon® Wildlands</text:p>
          </table:table-cell>
          <table:table-cell table:style-name="ce12" office:value-type="string" calcext:value-type="string">
            <text:p>551</text:p>
          </table:table-cell>
        </table:table-row>
        <table:table-row table:style-name="ro1">
          <table:table-cell table:style-name="ce12" office:value-type="string" calcext:value-type="string">
            <text:p>Tom Clancy's Rainbow Six® Siege</text:p>
          </table:table-cell>
          <table:table-cell table:style-name="ce12" office:value-type="string" calcext:value-type="string">
            <text:p>552</text:p>
          </table:table-cell>
        </table:table-row>
        <table:table-row table:style-name="ro1">
          <table:table-cell office:value-type="string" calcext:value-type="string">
            <text:p>Tomb Raider: Underworld</text:p>
          </table:table-cell>
          <table:table-cell table:style-name="ce12" office:value-type="string" calcext:value-type="string">
            <text:p>553</text:p>
          </table:table-cell>
        </table:table-row>
        <table:table-row table:style-name="ro1">
          <table:table-cell office:value-type="string" calcext:value-type="string">
            <text:p>Torchlight</text:p>
          </table:table-cell>
          <table:table-cell table:style-name="ce12" office:value-type="string" calcext:value-type="string">
            <text:p>554</text:p>
          </table:table-cell>
        </table:table-row>
        <table:table-row table:style-name="ro1">
          <table:table-cell office:value-type="string" calcext:value-type="string">
            <text:p>Torchlight II</text:p>
          </table:table-cell>
          <table:table-cell table:style-name="ce12" office:value-type="string" calcext:value-type="string">
            <text:p>555</text:p>
          </table:table-cell>
        </table:table-row>
        <table:table-row table:style-name="ro1">
          <table:table-cell office:value-type="string" calcext:value-type="string">
            <text:p>Total War: MEDIEVAL II – Definitive Edition</text:p>
          </table:table-cell>
          <table:table-cell table:style-name="ce12" office:value-type="string" calcext:value-type="string">
            <text:p>556</text:p>
          </table:table-cell>
        </table:table-row>
        <table:table-row table:style-name="ro1">
          <table:table-cell office:value-type="string" calcext:value-type="string">
            <text:p>Total War: THREE KINGDOMS</text:p>
          </table:table-cell>
          <table:table-cell table:style-name="ce12" office:value-type="string" calcext:value-type="string">
            <text:p>557</text:p>
          </table:table-cell>
        </table:table-row>
        <table:table-row table:style-name="ro1">
          <table:table-cell office:value-type="string" calcext:value-type="string">
            <text:p>Total War: WARHAMMER II</text:p>
          </table:table-cell>
          <table:table-cell table:style-name="ce12" office:value-type="string" calcext:value-type="string">
            <text:p>558</text:p>
          </table:table-cell>
        </table:table-row>
        <table:table-row table:style-name="ro1">
          <table:table-cell office:value-type="string" calcext:value-type="string">
            <text:p>Tower 57</text:p>
          </table:table-cell>
          <table:table-cell table:style-name="ce12" office:value-type="string" calcext:value-type="string">
            <text:p>559</text:p>
          </table:table-cell>
        </table:table-row>
        <table:table-row table:style-name="ro1">
          <table:table-cell office:value-type="string" calcext:value-type="string">
            <text:p>Traffic Jams</text:p>
          </table:table-cell>
          <table:table-cell table:style-name="ce12" office:value-type="string" calcext:value-type="string">
            <text:p>560</text:p>
          </table:table-cell>
        </table:table-row>
        <table:table-row table:style-name="ro1">
          <table:table-cell office:value-type="string" calcext:value-type="string">
            <text:p>Tribes of Midgard</text:p>
          </table:table-cell>
          <table:table-cell table:style-name="ce12" office:value-type="string" calcext:value-type="string">
            <text:p>561</text:p>
          </table:table-cell>
        </table:table-row>
        <table:table-row table:style-name="ro1">
          <table:table-cell office:value-type="string" calcext:value-type="string">
            <text:p>Tropico 5</text:p>
          </table:table-cell>
          <table:table-cell table:style-name="ce12" office:value-type="string" calcext:value-type="string">
            <text:p>562</text:p>
          </table:table-cell>
        </table:table-row>
        <table:table-row table:style-name="ro1">
          <table:table-cell office:value-type="string" calcext:value-type="string">
            <text:p>Turok 2: Seeds of Evil</text:p>
          </table:table-cell>
          <table:table-cell table:style-name="ce12" office:value-type="string" calcext:value-type="string">
            <text:p>563</text:p>
          </table:table-cell>
        </table:table-row>
        <table:table-row table:style-name="ro1">
          <table:table-cell table:style-name="ce12" office:value-type="string" calcext:value-type="string">
            <text:p>Two Worlds Epic Edition</text:p>
          </table:table-cell>
          <table:table-cell table:style-name="ce12" office:value-type="string" calcext:value-type="string">
            <text:p>564</text:p>
          </table:table-cell>
        </table:table-row>
        <table:table-row table:style-name="ro1">
          <table:table-cell office:value-type="string" calcext:value-type="string">
            <text:p>Ultimate Epic Battle Simulator</text:p>
          </table:table-cell>
          <table:table-cell table:style-name="ce12" office:value-type="string" calcext:value-type="string">
            <text:p>565</text:p>
          </table:table-cell>
        </table:table-row>
        <table:table-row table:style-name="ro1">
          <table:table-cell table:style-name="ce12" office:value-type="string" calcext:value-type="string">
            <text:p>ULTIMATE MARVEL VS. CAPCOM 3</text:p>
          </table:table-cell>
          <table:table-cell table:style-name="ce12" office:value-type="string" calcext:value-type="string">
            <text:p>566</text:p>
          </table:table-cell>
        </table:table-row>
        <table:table-row table:style-name="ro1">
          <table:table-cell table:style-name="ce12" office:value-type="string" calcext:value-type="string">
            <text:p>Unfortunate Spacemen</text:p>
          </table:table-cell>
          <table:table-cell table:style-name="ce12" office:value-type="string" calcext:value-type="string">
            <text:p>567</text:p>
          </table:table-cell>
        </table:table-row>
        <table:table-row table:style-name="ro1">
          <table:table-cell office:value-type="string" calcext:value-type="string">
            <text:p>Universe Sandbox</text:p>
          </table:table-cell>
          <table:table-cell table:style-name="ce12" office:value-type="string" calcext:value-type="string">
            <text:p>568</text:p>
          </table:table-cell>
        </table:table-row>
        <table:table-row table:style-name="ro1">
          <table:table-cell office:value-type="string" calcext:value-type="string">
            <text:p>UNLOVED</text:p>
          </table:table-cell>
          <table:table-cell table:style-name="ce12" office:value-type="string" calcext:value-type="string">
            <text:p>569</text:p>
          </table:table-cell>
        </table:table-row>
        <table:table-row table:style-name="ro1">
          <table:table-cell office:value-type="string" calcext:value-type="string">
            <text:p>UnMetal</text:p>
          </table:table-cell>
          <table:table-cell table:style-name="ce12" office:value-type="string" calcext:value-type="string">
            <text:p>570</text:p>
          </table:table-cell>
        </table:table-row>
        <table:table-row table:style-name="ro1">
          <table:table-cell table:style-name="ce12" office:value-type="string" calcext:value-type="string">
            <text:p>V Rising</text:p>
          </table:table-cell>
          <table:table-cell table:style-name="ce12" office:value-type="string" calcext:value-type="string">
            <text:p>571</text:p>
          </table:table-cell>
        </table:table-row>
        <table:table-row table:style-name="ro1">
          <table:table-cell office:value-type="string" calcext:value-type="string">
            <text:p>Valfaris</text:p>
          </table:table-cell>
          <table:table-cell table:style-name="ce12" office:value-type="string" calcext:value-type="string">
            <text:p>572</text:p>
          </table:table-cell>
        </table:table-row>
        <table:table-row table:style-name="ro1">
          <table:table-cell table:style-name="ce12" office:value-type="string" calcext:value-type="string">
            <text:p>Valheim</text:p>
          </table:table-cell>
          <table:table-cell table:style-name="ce12" office:value-type="string" calcext:value-type="string">
            <text:p>573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style-name="ce12" office:value-type="string" calcext:value-type="string">
            <text:p>574</text:p>
          </table:table-cell>
        </table:table-row>
        <table:table-row table:style-name="ro1">
          <table:table-cell table:style-name="ce12" office:value-type="string" calcext:value-type="string">
            <text:p>Vampire Survivors</text:p>
          </table:table-cell>
          <table:table-cell table:style-name="ce12" office:value-type="string" calcext:value-type="string">
            <text:p>575</text:p>
          </table:table-cell>
        </table:table-row>
        <table:table-row table:style-name="ro1">
          <table:table-cell table:style-name="ce12" office:value-type="string" calcext:value-type="string">
            <text:p>Vampire: The Masquerade - Bloodhunt</text:p>
          </table:table-cell>
          <table:table-cell table:style-name="ce12" office:value-type="string" calcext:value-type="string">
            <text:p>576</text:p>
          </table:table-cell>
        </table:table-row>
        <table:table-row table:style-name="ro1">
          <table:table-cell office:value-type="string" calcext:value-type="string">
            <text:p>VEGAS Pro 14 Edit Steam Edition</text:p>
          </table:table-cell>
          <table:table-cell table:style-name="ce12" office:value-type="string" calcext:value-type="string">
            <text:p>577</text:p>
          </table:table-cell>
        </table:table-row>
        <table:table-row table:style-name="ro1">
          <table:table-cell office:value-type="string" calcext:value-type="string">
            <text:p>Velocity®Ultra</text:p>
          </table:table-cell>
          <table:table-cell table:style-name="ce12" office:value-type="string" calcext:value-type="string">
            <text:p>578</text:p>
          </table:table-cell>
        </table:table-row>
        <table:table-row table:style-name="ro1">
          <table:table-cell table:style-name="ce12" office:value-type="string" calcext:value-type="string">
            <text:p>Video Horror Society</text:p>
          </table:table-cell>
          <table:table-cell table:style-name="ce12" office:value-type="string" calcext:value-type="string">
            <text:p>579</text:p>
          </table:table-cell>
        </table:table-row>
        <table:table-row table:style-name="ro1">
          <table:table-cell office:value-type="string" calcext:value-type="string">
            <text:p>Vikings - Wolves of Midgard</text:p>
          </table:table-cell>
          <table:table-cell table:style-name="ce12" office:value-type="string" calcext:value-type="string">
            <text:p>580</text:p>
          </table:table-cell>
        </table:table-row>
        <table:table-row table:style-name="ro1">
          <table:table-cell table:style-name="ce12" office:value-type="string" calcext:value-type="string">
            <text:p>Visage</text:p>
          </table:table-cell>
          <table:table-cell table:style-name="ce12" office:value-type="string" calcext:value-type="string">
            <text:p>581</text:p>
          </table:table-cell>
        </table:table-row>
        <table:table-row table:style-name="ro1">
          <table:table-cell table:style-name="ce12" office:value-type="string" calcext:value-type="string">
            <text:p>VRChat</text:p>
          </table:table-cell>
          <table:table-cell table:style-name="ce12" office:value-type="string" calcext:value-type="string">
            <text:p>582</text:p>
          </table:table-cell>
        </table:table-row>
        <table:table-row table:style-name="ro1">
          <table:table-cell table:style-name="ce12" office:value-type="string" calcext:value-type="string">
            <text:p>Wallpaper Engine</text:p>
          </table:table-cell>
          <table:table-cell table:style-name="ce12" office:value-type="string" calcext:value-type="string">
            <text:p>583</text:p>
          </table:table-cell>
        </table:table-row>
        <table:table-row table:style-name="ro1">
          <table:table-cell office:value-type="string" calcext:value-type="string">
            <text:p>Wandersong</text:p>
          </table:table-cell>
          <table:table-cell table:style-name="ce12" office:value-type="string" calcext:value-type="string">
            <text:p>584</text:p>
          </table:table-cell>
        </table:table-row>
        <table:table-row table:style-name="ro1">
          <table:table-cell office:value-type="string" calcext:value-type="string">
            <text:p>War Thunder</text:p>
          </table:table-cell>
          <table:table-cell table:style-name="ce12" office:value-type="string" calcext:value-type="string">
            <text:p>585</text:p>
          </table:table-cell>
        </table:table-row>
        <table:table-row table:style-name="ro1">
          <table:table-cell table:style-name="ce12" office:value-type="string" calcext:value-type="string">
            <text:p>Warframe</text:p>
          </table:table-cell>
          <table:table-cell table:style-name="ce12" office:value-type="string" calcext:value-type="string">
            <text:p>586</text:p>
          </table:table-cell>
        </table:table-row>
        <table:table-row table:style-name="ro1">
          <table:table-cell office:value-type="string" calcext:value-type="string">
            <text:p>Warhammer 40,000: Boltgun</text:p>
          </table:table-cell>
          <table:table-cell table:style-name="ce12" office:value-type="string" calcext:value-type="string">
            <text:p>587</text:p>
          </table:table-cell>
        </table:table-row>
        <table:table-row table:style-name="ro1">
          <table:table-cell office:value-type="string" calcext:value-type="string">
            <text:p>Warhammer 40,000: Chaos Gate - Daemonhunters</text:p>
          </table:table-cell>
          <table:table-cell table:style-name="ce12" office:value-type="string" calcext:value-type="string">
            <text:p>588</text:p>
          </table:table-cell>
        </table:table-row>
        <table:table-row table:style-name="ro1">
          <table:table-cell office:value-type="string" calcext:value-type="string">
            <text:p>Warhammer 40,000: Gladius - Relics of War</text:p>
          </table:table-cell>
          <table:table-cell table:style-name="ce12" office:value-type="string" calcext:value-type="string">
            <text:p>589</text:p>
          </table:table-cell>
        </table:table-row>
        <table:table-row table:style-name="ro1">
          <table:table-cell office:value-type="string" calcext:value-type="string">
            <text:p>Warhammer 40,000: Space Marine - Anniversary Edition</text:p>
          </table:table-cell>
          <table:table-cell table:style-name="ce12" office:value-type="string" calcext:value-type="string">
            <text:p>590</text:p>
          </table:table-cell>
        </table:table-row>
        <table:table-row table:style-name="ro1">
          <table:table-cell office:value-type="string" calcext:value-type="string">
            <text:p>Warhammer: End Times - Vermintide</text:p>
          </table:table-cell>
          <table:table-cell table:style-name="ce12" office:value-type="string" calcext:value-type="string">
            <text:p>591</text:p>
          </table:table-cell>
        </table:table-row>
        <table:table-row table:style-name="ro1">
          <table:table-cell table:style-name="ce12" office:value-type="string" calcext:value-type="string">
            <text:p>Warhammer: Vermintide 2</text:p>
          </table:table-cell>
          <table:table-cell table:style-name="ce12" office:value-type="string" calcext:value-type="string">
            <text:p>592</text:p>
          </table:table-cell>
        </table:table-row>
        <table:table-row table:style-name="ro1">
          <table:table-cell table:style-name="ce12" office:value-type="string" calcext:value-type="string">
            <text:p>WARMODE</text:p>
          </table:table-cell>
          <table:table-cell table:style-name="ce12" office:value-type="string" calcext:value-type="string">
            <text:p>593</text:p>
          </table:table-cell>
        </table:table-row>
        <table:table-row table:style-name="ro1">
          <table:table-cell office:value-type="string" calcext:value-type="string">
            <text:p>Watch_Dogs® 2</text:p>
          </table:table-cell>
          <table:table-cell table:style-name="ce12"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We Who Are About To Die</text:p>
          </table:table-cell>
          <table:table-cell table:style-name="ce12" office:value-type="string" calcext:value-type="string">
            <text:p>595</text:p>
          </table:table-cell>
        </table:table-row>
        <table:table-row table:style-name="ro1">
          <table:table-cell table:style-name="ce12" office:value-type="string" calcext:value-type="string">
            <text:p>Who's Your Daddy?!</text:p>
          </table:table-cell>
          <table:table-cell table:style-name="ce12" office:value-type="string" calcext:value-type="string">
            <text:p>596</text:p>
          </table:table-cell>
        </table:table-row>
        <table:table-row table:style-name="ro1">
          <table:table-cell office:value-type="string" calcext:value-type="string">
            <text:p>Wild Animal Racing</text:p>
          </table:table-cell>
          <table:table-cell table:style-name="ce12" office:value-type="string" calcext:value-type="string">
            <text:p>597</text:p>
          </table:table-cell>
        </table:table-row>
        <table:table-row table:style-name="ro1">
          <table:table-cell table:style-name="ce12" office:value-type="string" calcext:value-type="string">
            <text:p>Will To Live Online</text:p>
          </table:table-cell>
          <table:table-cell table:style-name="ce12" office:value-type="string" calcext:value-type="string">
            <text:p>598</text:p>
          </table:table-cell>
        </table:table-row>
        <table:table-row table:style-name="ro1">
          <table:table-cell table:style-name="ce12" office:value-type="string" calcext:value-type="string">
            <text:p>Wizard101</text:p>
          </table:table-cell>
          <table:table-cell table:style-name="ce12" office:value-type="string" calcext:value-type="string">
            <text:p>599</text:p>
          </table:table-cell>
        </table:table-row>
        <table:table-row table:style-name="ro1">
          <table:table-cell office:value-type="string" calcext:value-type="string">
            <text:p>World of Tanks</text:p>
          </table:table-cell>
          <table:table-cell table:style-name="ce12" office:value-type="string" calcext:value-type="string">
            <text:p>600</text:p>
          </table:table-cell>
        </table:table-row>
        <table:table-row table:style-name="ro1">
          <table:table-cell table:style-name="ce12" office:value-type="string" calcext:value-type="string">
            <text:p>World War II: Panzer Claws</text:p>
          </table:table-cell>
          <table:table-cell table:style-name="ce12" office:value-type="string" calcext:value-type="string">
            <text:p>601</text:p>
          </table:table-cell>
        </table:table-row>
        <table:table-row table:style-name="ro1">
          <table:table-cell table:style-name="ce12" office:value-type="string" calcext:value-type="string">
            <text:p>World War III: Black Gold</text:p>
          </table:table-cell>
          <table:table-cell table:style-name="ce12" office:value-type="string" calcext:value-type="string">
            <text:p>602</text:p>
          </table:table-cell>
        </table:table-row>
        <table:table-row table:style-name="ro1">
          <table:table-cell table:style-name="ce12" office:value-type="string" calcext:value-type="string">
            <text:p>Worms Armageddon</text:p>
          </table:table-cell>
          <table:table-cell table:style-name="ce12" office:value-type="string" calcext:value-type="string">
            <text:p>603</text:p>
          </table:table-cell>
        </table:table-row>
        <table:table-row table:style-name="ro1">
          <table:table-cell office:value-type="string" calcext:value-type="string">
            <text:p>Wreckfest</text:p>
          </table:table-cell>
          <table:table-cell table:style-name="ce12" office:value-type="string" calcext:value-type="string">
            <text:p>604</text:p>
          </table:table-cell>
        </table:table-row>
        <table:table-row table:style-name="ro1">
          <table:table-cell office:value-type="string" calcext:value-type="string">
            <text:p>Yakuza 0</text:p>
          </table:table-cell>
          <table:table-cell table:style-name="ce12" office:value-type="string" calcext:value-type="string">
            <text:p>605</text:p>
          </table:table-cell>
        </table:table-row>
        <table:table-row table:style-name="ro1">
          <table:table-cell office:value-type="string" calcext:value-type="string">
            <text:p>Yoku's Island Express</text:p>
          </table:table-cell>
          <table:table-cell table:style-name="ce12" office:value-type="string" calcext:value-type="string">
            <text:p>606</text:p>
          </table:table-cell>
        </table:table-row>
        <table:table-row table:style-name="ro1">
          <table:table-cell office:value-type="string" calcext:value-type="string">
            <text:p>Yooka-Laylee and the Impossible Lair</text:p>
          </table:table-cell>
          <table:table-cell table:style-name="ce12" office:value-type="string" calcext:value-type="string">
            <text:p>607</text:p>
          </table:table-cell>
        </table:table-row>
        <table:table-row table:style-name="ro1">
          <table:table-cell table:style-name="ce12" office:value-type="string" calcext:value-type="string">
            <text:p>Yu-Gi-Oh! Master Duel</text:p>
          </table:table-cell>
          <table:table-cell table:style-name="ce12" office:value-type="string" calcext:value-type="string">
            <text:p>608</text:p>
          </table:table-cell>
        </table:table-row>
        <table:table-row table:style-name="ro1">
          <table:table-cell office:value-type="string" calcext:value-type="string">
            <text:p>Zenith</text:p>
          </table:table-cell>
          <table:table-cell table:style-name="ce12" office:value-type="string" calcext:value-type="string">
            <text:p>609</text:p>
          </table:table-cell>
        </table:table-row>
        <table:table-row table:style-name="ro1" table:number-rows-repeated="17">
          <table:table-cell/>
          <table:table-cell table:style-name="ce12"/>
        </table:table-row>
        <table:table-row table:style-name="ro1" table:number-rows-repeated="1047948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games_index.A1:games_index.A1048576 games_index.B3:games_index.B627">
            <calcext:condition calcext:apply-style-name="Bad" calcext:value="duplicate" calcext:base-cell-address="games_index.A1"/>
          </calcext:conditional-format>
        </calcext:conditional-formats>
      </table:table>
      <table:table table:name="UserGames_index" table:style-name="ta1">
        <table:table-column table:style-name="co4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Game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4" calcext:value-type="float">
            <text:p>604</text:p>
          </table:table-cell>
        </table:table-row>
        <table:table-row table:style-name="ro1" table:number-rows-repeated="104780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owned_games.B1:owned_games.B1" table:contains-header="false"/>
        <table:database-range table:name="__Anonymous_Sheet_DB__1" table:target-range-address="games_index.A2:games_index.A6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20:23:46.7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7T21:52:37.642000000</dc:date>
    <meta:editing-duration>P4DT5M19S</meta:editing-duration>
    <meta:editing-cycles>8</meta:editing-cycles>
    <meta:generator>LibreOffice/7.5.9.2$Windows_X86_64 LibreOffice_project/cdeefe45c17511d326101eed8008ac4092f278a9</meta:generator>
    <meta:document-statistic meta:table-count="3" meta:cell-count="5059" meta:object-count="0"/>
  </office:meta>
</office:document-meta>
</file>